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/>
    <style:font-face style:name="FreeSans" svg:font-family="FreeSans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2" style:master-page-name="MP0" style:family="paragraph">
      <style:paragraph-properties fo:break-before="page"/>
      <style:text-properties style:font-name="Open Baskerville 0.0.75"/>
    </style:style>
    <style:style style:name="P2" style:parent-style-name="Standard" style:family="paragraph">
      <style:text-properties style:font-name="Open Baskerville 0.0.75"/>
    </style:style>
    <style:style style:name="P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5" style:parent-style-name="Standard" style:family="paragraph">
      <style:text-properties style:font-name="Open Baskerville 0.0.75"/>
    </style:style>
    <style:style style:name="P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0" style:parent-style-name="Standard" style:family="paragraph">
      <style:text-properties style:font-name="Open Baskerville 0.0.75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9" style:parent-style-name="Standard" style:family="paragraph">
      <style:text-properties style:font-name="Open Baskerville 0.0.75"/>
    </style:style>
    <style:style style:name="P2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7" style:parent-style-name="Standard" style:family="paragraph">
      <style:text-properties style:font-name="Open Baskerville 0.0.75"/>
    </style:style>
    <style:style style:name="P2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2" style:parent-style-name="Standard" style:family="paragraph">
      <style:text-properties style:font-name="Open Baskerville 0.0.75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1" style:parent-style-name="Standard" style:family="paragraph">
      <style:text-properties style:font-name="Open Baskerville 0.0.75"/>
    </style:style>
    <style:style style:name="P4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4" style:parent-style-name="Standard" style:family="paragraph">
      <style:text-properties style:font-name="Open Baskerville 0.0.75"/>
    </style:style>
    <style:style style:name="P45" style:parent-style-name="Standard" style:family="paragraph">
      <style:text-properties style:font-name="Open Baskerville 0.0.75"/>
    </style:style>
    <style:style style:name="P46" style:parent-style-name="Standard" style:family="paragraph">
      <style:text-properties style:font-name="Open Baskerville 0.0.75"/>
    </style:style>
    <style:style style:name="P47" style:parent-style-name="Standard" style:family="paragraph">
      <style:text-properties style:font-name="Open Baskerville 0.0.75"/>
    </style:style>
    <style:style style:name="P48" style:parent-style-name="Standard" style:family="paragraph">
      <style:text-properties style:font-name="Open Baskerville 0.0.75"/>
    </style:style>
    <style:style style:name="P49" style:parent-style-name="Kop2" style:family="paragraph">
      <style:paragraph-properties fo:break-before="page"/>
      <style:text-properties style:font-name="Open Baskerville 0.0.75"/>
    </style:style>
    <style:style style:name="TableColumn51" style:family="table-column">
      <style:table-column-properties style:column-width="0.9555in" style:use-optimal-column-width="false"/>
    </style:style>
    <style:style style:name="TableColumn52" style:family="table-column">
      <style:table-column-properties style:column-width="0.9562in" style:use-optimal-column-width="false"/>
    </style:style>
    <style:style style:name="TableColumn53" style:family="table-column">
      <style:table-column-properties style:column-width="0.9562in" style:use-optimal-column-width="false"/>
    </style:style>
    <style:style style:name="TableColumn54" style:family="table-column">
      <style:table-column-properties style:column-width="0.9562in" style:use-optimal-column-width="false"/>
    </style:style>
    <style:style style:name="TableColumn55" style:family="table-column">
      <style:table-column-properties style:column-width="0.9562in" style:use-optimal-column-width="false"/>
    </style:style>
    <style:style style:name="TableColumn56" style:family="table-column">
      <style:table-column-properties style:column-width="0.9562in" style:use-optimal-column-width="false"/>
    </style:style>
    <style:style style:name="TableColumn57" style:family="table-column">
      <style:table-column-properties style:column-width="0.9562in" style:use-optimal-column-width="false"/>
    </style:style>
    <style:style style:name="Table50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Open Baskerville 0.0.75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Open Baskerville 0.0.75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Open Baskerville 0.0.75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Open Baskerville 0.0.75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Open Baskerville 0.0.75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Open Baskerville 0.0.75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Open Baskerville 0.0.75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Open Baskerville 0.0.75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Open Baskerville 0.0.75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Open Baskerville 0.0.75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Open Baskerville 0.0.75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Open Baskerville 0.0.75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Open Baskerville 0.0.75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Open Baskerville 0.0.75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Open Baskerville 0.0.75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Open Baskerville 0.0.75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Open Baskerville 0.0.75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Open Baskerville 0.0.75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Open Baskerville 0.0.75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Open Baskerville 0.0.75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Open Baskerville 0.0.75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Open Baskerville 0.0.75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Open Baskerville 0.0.75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Open Baskerville 0.0.75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Open Baskerville 0.0.75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Open Baskerville 0.0.75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Open Baskerville 0.0.75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Open Baskerville 0.0.75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Open Baskerville 0.0.75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Open Baskerville 0.0.75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Open Baskerville 0.0.75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Open Baskerville 0.0.75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Open Baskerville 0.0.75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Open Baskerville 0.0.75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Open Baskerville 0.0.75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Open Baskerville 0.0.75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Open Baskerville 0.0.75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Open Baskerville 0.0.75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Open Baskerville 0.0.75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Open Baskerville 0.0.75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Open Baskerville 0.0.75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Open Baskerville 0.0.75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Open Baskerville 0.0.75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Open Baskerville 0.0.75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Open Baskerville 0.0.75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Open Baskerville 0.0.75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Open Baskerville 0.0.75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Open Baskerville 0.0.75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Open Baskerville 0.0.75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Open Baskerville 0.0.75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Open Baskerville 0.0.75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Open Baskerville 0.0.75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Open Baskerville 0.0.75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Open Baskerville 0.0.75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Open Baskerville 0.0.75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Open Baskerville 0.0.75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Open Baskerville 0.0.75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Open Baskerville 0.0.75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Open Baskerville 0.0.75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Open Baskerville 0.0.75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Open Baskerville 0.0.75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Open Baskerville 0.0.75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Open Baskerville 0.0.75"/>
    </style:style>
    <style:style style:name="P193" style:parent-style-name="Standard" style:family="paragraph">
      <style:text-properties style:font-name="Open Baskerville 0.0.75"/>
    </style:style>
    <style:style style:name="P194" style:parent-style-name="Standard" style:family="paragraph">
      <style:text-properties style:font-name="Open Baskerville 0.0.75"/>
    </style:style>
    <style:style style:name="P195" style:parent-style-name="Kop2" style:family="paragraph">
      <style:paragraph-properties fo:break-before="page"/>
      <style:text-properties style:font-name="Open Baskerville 0.0.75"/>
    </style:style>
    <style:style style:name="P196" style:parent-style-name="Textbody" style:family="paragraph">
      <style:text-properties style:font-name="Open Baskerville 0.0.75"/>
    </style:style>
    <style:style style:name="TableColumn198" style:family="table-column">
      <style:table-column-properties style:column-width="0.9555in" style:use-optimal-column-width="false"/>
    </style:style>
    <style:style style:name="TableColumn199" style:family="table-column">
      <style:table-column-properties style:column-width="0.9562in" style:use-optimal-column-width="false"/>
    </style:style>
    <style:style style:name="TableColumn200" style:family="table-column">
      <style:table-column-properties style:column-width="0.9562in" style:use-optimal-column-width="false"/>
    </style:style>
    <style:style style:name="TableColumn201" style:family="table-column">
      <style:table-column-properties style:column-width="0.9562in" style:use-optimal-column-width="false"/>
    </style:style>
    <style:style style:name="TableColumn202" style:family="table-column">
      <style:table-column-properties style:column-width="0.9562in" style:use-optimal-column-width="false"/>
    </style:style>
    <style:style style:name="TableColumn203" style:family="table-column">
      <style:table-column-properties style:column-width="0.9562in" style:use-optimal-column-width="false"/>
    </style:style>
    <style:style style:name="TableColumn204" style:family="table-column">
      <style:table-column-properties style:column-width="0.9562in" style:use-optimal-column-width="false"/>
    </style:style>
    <style:style style:name="Table197" style:family="table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Open Baskerville 0.0.75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Open Baskerville 0.0.75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Open Baskerville 0.0.75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Open Baskerville 0.0.75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Open Baskerville 0.0.75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Open Baskerville 0.0.75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Open Baskerville 0.0.75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Open Baskerville 0.0.75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Open Baskerville 0.0.75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Open Baskerville 0.0.75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Open Baskerville 0.0.75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Open Baskerville 0.0.75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Open Baskerville 0.0.75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Open Baskerville 0.0.75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Open Baskerville 0.0.75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9" style:parent-style-name="Standaardalinea-lettertype" style:family="text">
      <style:text-properties style:font-name="Open Baskerville 0.0.75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Open Baskerville 0.0.75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Open Baskerville 0.0.75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Open Baskerville 0.0.75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Open Baskerville 0.0.75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9" style:parent-style-name="Standaardalinea-lettertype" style:family="text">
      <style:text-properties style:font-name="Open Baskerville 0.0.75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Open Baskerville 0.0.75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Standaardalinea-lettertype" style:family="text">
      <style:text-properties style:font-name="Open Baskerville 0.0.75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Open Baskerville 0.0.75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Open Baskerville 0.0.75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Open Baskerville 0.0.75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Open Baskerville 0.0.75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4" style:parent-style-name="Standaardalinea-lettertype" style:family="text">
      <style:text-properties style:font-name="Open Baskerville 0.0.75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Open Baskerville 0.0.75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9" style:parent-style-name="Standaardalinea-lettertype" style:family="text">
      <style:text-properties style:font-name="Open Baskerville 0.0.75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Open Baskerville 0.0.75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Open Baskerville 0.0.75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Open Baskerville 0.0.75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Open Baskerville 0.0.75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9" style:parent-style-name="Standaardalinea-lettertype" style:family="text">
      <style:text-properties style:font-name="Open Baskerville 0.0.75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Open Baskerville 0.0.75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Open Baskerville 0.0.75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Open Baskerville 0.0.75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Open Baskerville 0.0.75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Open Baskerville 0.0.75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Open Baskerville 0.0.75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4" style:parent-style-name="Standaardalinea-lettertype" style:family="text">
      <style:text-properties style:font-name="Open Baskerville 0.0.75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Open Baskerville 0.0.75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Open Baskerville 0.0.75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Open Baskerville 0.0.75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Open Baskerville 0.0.75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Open Baskerville 0.0.75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Open Baskerville 0.0.75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Open Baskerville 0.0.75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Open Baskerville 0.0.75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Open Baskerville 0.0.75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Open Baskerville 0.0.75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Open Baskerville 0.0.75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Open Baskerville 0.0.75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Open Baskerville 0.0.75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Open Baskerville 0.0.75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Open Baskerville 0.0.75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Open Baskerville 0.0.75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Open Baskerville 0.0.75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Open Baskerville 0.0.75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Open Baskerville 0.0.75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Open Baskerville 0.0.75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Open Baskerville 0.0.75"/>
    </style:style>
    <style:style style:name="P340" style:parent-style-name="Standard" style:family="paragraph">
      <style:text-properties style:font-name="Open Baskerville 0.0.75"/>
    </style:style>
    <style:style style:name="P341" style:parent-style-name="Textbody" style:family="paragraph">
      <style:text-properties style:font-name="Open Baskerville 0.0.75"/>
    </style:style>
    <style:style style:name="TableColumn343" style:family="table-column">
      <style:table-column-properties style:column-width="0.9555in" style:use-optimal-column-width="false"/>
    </style:style>
    <style:style style:name="TableColumn344" style:family="table-column">
      <style:table-column-properties style:column-width="0.9562in" style:use-optimal-column-width="false"/>
    </style:style>
    <style:style style:name="TableColumn345" style:family="table-column">
      <style:table-column-properties style:column-width="0.9562in" style:use-optimal-column-width="false"/>
    </style:style>
    <style:style style:name="TableColumn346" style:family="table-column">
      <style:table-column-properties style:column-width="0.9562in" style:use-optimal-column-width="false"/>
    </style:style>
    <style:style style:name="TableColumn347" style:family="table-column">
      <style:table-column-properties style:column-width="0.9562in" style:use-optimal-column-width="false"/>
    </style:style>
    <style:style style:name="TableColumn348" style:family="table-column">
      <style:table-column-properties style:column-width="0.9562in" style:use-optimal-column-width="false"/>
    </style:style>
    <style:style style:name="TableColumn349" style:family="table-column">
      <style:table-column-properties style:column-width="0.9562in" style:use-optimal-column-width="false"/>
    </style:style>
    <style:style style:name="Table342" style:family="table">
      <style:table-properties style:width="6.693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Open Baskerville 0.0.75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Open Baskerville 0.0.75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Open Baskerville 0.0.75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Open Baskerville 0.0.75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Open Baskerville 0.0.75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Open Baskerville 0.0.75"/>
    </style:style>
    <style:style style:name="TableCell3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Open Baskerville 0.0.75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Open Baskerville 0.0.75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Open Baskerville 0.0.75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Open Baskerville 0.0.75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Open Baskerville 0.0.75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6" style:parent-style-name="Standaardalinea-lettertype" style:family="text">
      <style:text-properties style:font-name="Open Baskerville 0.0.75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Open Baskerville 0.0.75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Open Baskerville 0.0.75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Open Baskerville 0.0.75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Open Baskerville 0.0.75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7" style:parent-style-name="Standaardalinea-lettertype" style:family="text">
      <style:text-properties style:font-name="Open Baskerville 0.0.75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9" style:parent-style-name="Standaardalinea-lettertype" style:family="text">
      <style:text-properties style:font-name="Open Baskerville 0.0.75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1" style:parent-style-name="Standaardalinea-lettertype" style:family="text">
      <style:text-properties style:font-name="Open Baskerville 0.0.75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Open Baskerville 0.0.75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Open Baskerville 0.0.75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Open Baskerville 0.0.75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Open Baskerville 0.0.75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2" style:parent-style-name="Standaardalinea-lettertype" style:family="text">
      <style:text-properties style:font-name="Open Baskerville 0.0.75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4" style:parent-style-name="Standaardalinea-lettertype" style:family="text">
      <style:text-properties style:font-name="Open Baskerville 0.0.75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6" style:parent-style-name="Standaardalinea-lettertype" style:family="text">
      <style:text-properties style:font-name="Open Baskerville 0.0.75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8" style:parent-style-name="Standaardalinea-lettertype" style:family="text">
      <style:text-properties style:font-name="Open Baskerville 0.0.75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Open Baskerville 0.0.75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Open Baskerville 0.0.75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Open Baskerville 0.0.75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7" style:parent-style-name="Standaardalinea-lettertype" style:family="text">
      <style:text-properties style:font-name="Open Baskerville 0.0.75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9" style:parent-style-name="Standaardalinea-lettertype" style:family="text">
      <style:text-properties style:font-name="Open Baskerville 0.0.75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1" style:parent-style-name="Standaardalinea-lettertype" style:family="text">
      <style:text-properties style:font-name="Open Baskerville 0.0.75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3" style:parent-style-name="Standaardalinea-lettertype" style:family="text">
      <style:text-properties style:font-name="Open Baskerville 0.0.75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Open Baskerville 0.0.75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Open Baskerville 0.0.75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Open Baskerville 0.0.75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2" style:parent-style-name="Standaardalinea-lettertype" style:family="text">
      <style:text-properties style:font-name="Open Baskerville 0.0.75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4" style:parent-style-name="Standaardalinea-lettertype" style:family="text">
      <style:text-properties style:font-name="Open Baskerville 0.0.75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6" style:parent-style-name="Standaardalinea-lettertype" style:family="text">
      <style:text-properties style:font-name="Open Baskerville 0.0.75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8" style:parent-style-name="Standaardalinea-lettertype" style:family="text">
      <style:text-properties style:font-name="Open Baskerville 0.0.75"/>
    </style:style>
    <style:style style:name="P439" style:parent-style-name="Standard" style:family="paragraph">
      <style:text-properties style:font-name="Open Baskerville 0.0.75"/>
    </style:style>
    <style:style style:name="P440" style:parent-style-name="Textbody" style:family="paragraph">
      <style:text-properties style:font-name="Open Baskerville 0.0.75"/>
    </style:style>
    <style:style style:name="TableColumn442" style:family="table-column">
      <style:table-column-properties style:column-width="0.9555in" style:use-optimal-column-width="false"/>
    </style:style>
    <style:style style:name="TableColumn443" style:family="table-column">
      <style:table-column-properties style:column-width="0.9562in" style:use-optimal-column-width="false"/>
    </style:style>
    <style:style style:name="TableColumn444" style:family="table-column">
      <style:table-column-properties style:column-width="0.9562in" style:use-optimal-column-width="false"/>
    </style:style>
    <style:style style:name="TableColumn445" style:family="table-column">
      <style:table-column-properties style:column-width="0.9562in" style:use-optimal-column-width="false"/>
    </style:style>
    <style:style style:name="TableColumn446" style:family="table-column">
      <style:table-column-properties style:column-width="0.9562in" style:use-optimal-column-width="false"/>
    </style:style>
    <style:style style:name="TableColumn447" style:family="table-column">
      <style:table-column-properties style:column-width="0.9562in" style:use-optimal-column-width="false"/>
    </style:style>
    <style:style style:name="TableColumn448" style:family="table-column">
      <style:table-column-properties style:column-width="0.9562in" style:use-optimal-column-width="false"/>
    </style:style>
    <style:style style:name="Table441" style:family="table">
      <style:table-properties style:width="6.693in" fo:margin-left="0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Open Baskerville 0.0.75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Open Baskerville 0.0.75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Open Baskerville 0.0.75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Open Baskerville 0.0.75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Open Baskerville 0.0.75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Open Baskerville 0.0.75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Open Baskerville 0.0.75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Open Baskerville 0.0.75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Open Baskerville 0.0.75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Open Baskerville 0.0.75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Open Baskerville 0.0.75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Open Baskerville 0.0.75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Open Baskerville 0.0.75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Open Baskerville 0.0.75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Open Baskerville 0.0.75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Open Baskerville 0.0.75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Open Baskerville 0.0.75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Open Baskerville 0.0.75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Open Baskerville 0.0.75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Open Baskerville 0.0.75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Open Baskerville 0.0.75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Open Baskerville 0.0.75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Open Baskerville 0.0.75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Open Baskerville 0.0.75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Open Baskerville 0.0.75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Open Baskerville 0.0.75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Open Baskerville 0.0.75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Open Baskerville 0.0.75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Open Baskerville 0.0.75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Open Baskerville 0.0.75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Open Baskerville 0.0.75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Open Baskerville 0.0.75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Open Baskerville 0.0.75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Open Baskerville 0.0.75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Open Baskerville 0.0.75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Open Baskerville 0.0.75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Open Baskerville 0.0.75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Open Baskerville 0.0.75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Open Baskerville 0.0.75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4" style:parent-style-name="Standaardalinea-lettertype" style:family="text">
      <style:text-properties style:font-name="Open Baskerville 0.0.75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6" style:parent-style-name="Standaardalinea-lettertype" style:family="text">
      <style:text-properties style:font-name="Open Baskerville 0.0.75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Open Baskerville 0.0.75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Open Baskerville 0.0.75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Open Baskerville 0.0.75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Open Baskerville 0.0.75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Open Baskerville 0.0.75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9" style:parent-style-name="Standaardalinea-lettertype" style:family="text">
      <style:text-properties style:font-name="Open Baskerville 0.0.75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1" style:parent-style-name="Standaardalinea-lettertype" style:family="text">
      <style:text-properties style:font-name="Open Baskerville 0.0.75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Open Baskerville 0.0.75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Open Baskerville 0.0.75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Open Baskerville 0.0.75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Open Baskerville 0.0.75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Open Baskerville 0.0.75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Open Baskerville 0.0.75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Open Baskerville 0.0.75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Open Baskerville 0.0.75"/>
    </style:style>
    <style:style style:name="P569" style:parent-style-name="Kop2" style:family="paragraph">
      <style:paragraph-properties fo:break-before="page"/>
      <style:text-properties style:font-name="Open Baskerville 0.0.75"/>
    </style:style>
    <style:style style:name="P570" style:parent-style-name="Textbody" style:family="paragraph">
      <style:text-properties style:font-name="Open Baskerville 0.0.75"/>
    </style:style>
    <style:style style:name="TableColumn572" style:family="table-column">
      <style:table-column-properties style:column-width="0.9555in" style:use-optimal-column-width="false"/>
    </style:style>
    <style:style style:name="TableColumn573" style:family="table-column">
      <style:table-column-properties style:column-width="0.9562in" style:use-optimal-column-width="false"/>
    </style:style>
    <style:style style:name="TableColumn574" style:family="table-column">
      <style:table-column-properties style:column-width="0.9562in" style:use-optimal-column-width="false"/>
    </style:style>
    <style:style style:name="TableColumn575" style:family="table-column">
      <style:table-column-properties style:column-width="0.9562in" style:use-optimal-column-width="false"/>
    </style:style>
    <style:style style:name="TableColumn576" style:family="table-column">
      <style:table-column-properties style:column-width="0.9562in" style:use-optimal-column-width="false"/>
    </style:style>
    <style:style style:name="TableColumn577" style:family="table-column">
      <style:table-column-properties style:column-width="0.9562in" style:use-optimal-column-width="false"/>
    </style:style>
    <style:style style:name="TableColumn578" style:family="table-column">
      <style:table-column-properties style:column-width="0.9562in" style:use-optimal-column-width="false"/>
    </style:style>
    <style:style style:name="Table571" style:family="table">
      <style:table-properties style:width="6.693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Open Baskerville 0.0.75"/>
    </style:style>
    <style:style style:name="TableCell5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Open Baskerville 0.0.75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Open Baskerville 0.0.75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Open Baskerville 0.0.75"/>
    </style:style>
    <style:style style:name="TableCell5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Open Baskerville 0.0.75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Open Baskerville 0.0.75"/>
    </style:style>
    <style:style style:name="TableCell5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Open Baskerville 0.0.75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Open Baskerville 0.0.75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Open Baskerville 0.0.75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Open Baskerville 0.0.75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Open Baskerville 0.0.75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Open Baskerville 0.0.75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Open Baskerville 0.0.75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Open Baskerville 0.0.75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Open Baskerville 0.0.75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Open Baskerville 0.0.75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Open Baskerville 0.0.75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Open Baskerville 0.0.75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Open Baskerville 0.0.75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Open Baskerville 0.0.75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Open Baskerville 0.0.75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Open Baskerville 0.0.75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Open Baskerville 0.0.75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Open Baskerville 0.0.75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Open Baskerville 0.0.75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Open Baskerville 0.0.75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Open Baskerville 0.0.75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Open Baskerville 0.0.75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Open Baskerville 0.0.75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Open Baskerville 0.0.75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Open Baskerville 0.0.75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Open Baskerville 0.0.75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Open Baskerville 0.0.75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Open Baskerville 0.0.75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Open Baskerville 0.0.75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Open Baskerville 0.0.75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Open Baskerville 0.0.75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Open Baskerville 0.0.75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Open Baskerville 0.0.75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Open Baskerville 0.0.75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Open Baskerville 0.0.75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Open Baskerville 0.0.75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Open Baskerville 0.0.75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Open Baskerville 0.0.75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Open Baskerville 0.0.75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Open Baskerville 0.0.75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Open Baskerville 0.0.75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Open Baskerville 0.0.75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Open Baskerville 0.0.75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Open Baskerville 0.0.75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Open Baskerville 0.0.75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Open Baskerville 0.0.75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Open Baskerville 0.0.75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Open Baskerville 0.0.75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Open Baskerville 0.0.75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Open Baskerville 0.0.75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Open Baskerville 0.0.75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Open Baskerville 0.0.75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Open Baskerville 0.0.75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Open Baskerville 0.0.75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Open Baskerville 0.0.75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Open Baskerville 0.0.75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Open Baskerville 0.0.75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Open Baskerville 0.0.75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Open Baskerville 0.0.75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Open Baskerville 0.0.75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Open Baskerville 0.0.75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Open Baskerville 0.0.75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Open Baskerville 0.0.75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Open Baskerville 0.0.75"/>
    </style:style>
    <style:style style:name="P729" style:parent-style-name="Standard" style:family="paragraph">
      <style:text-properties style:font-name="Open Baskerville 0.0.75"/>
    </style:style>
    <style:style style:name="P730" style:parent-style-name="Textbody" style:family="paragraph">
      <style:text-properties style:font-name="Open Baskerville 0.0.75"/>
    </style:style>
    <style:style style:name="TableColumn732" style:family="table-column">
      <style:table-column-properties style:column-width="0.9555in" style:use-optimal-column-width="false"/>
    </style:style>
    <style:style style:name="TableColumn733" style:family="table-column">
      <style:table-column-properties style:column-width="0.9562in" style:use-optimal-column-width="false"/>
    </style:style>
    <style:style style:name="TableColumn734" style:family="table-column">
      <style:table-column-properties style:column-width="0.9562in" style:use-optimal-column-width="false"/>
    </style:style>
    <style:style style:name="TableColumn735" style:family="table-column">
      <style:table-column-properties style:column-width="0.9562in" style:use-optimal-column-width="false"/>
    </style:style>
    <style:style style:name="TableColumn736" style:family="table-column">
      <style:table-column-properties style:column-width="0.9562in" style:use-optimal-column-width="false"/>
    </style:style>
    <style:style style:name="TableColumn737" style:family="table-column">
      <style:table-column-properties style:column-width="0.9562in" style:use-optimal-column-width="false"/>
    </style:style>
    <style:style style:name="TableColumn738" style:family="table-column">
      <style:table-column-properties style:column-width="0.9562in" style:use-optimal-column-width="false"/>
    </style:style>
    <style:style style:name="Table731" style:family="table">
      <style:table-properties style:width="6.693in" fo:margin-left="0in" table:align="lef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Open Baskerville 0.0.75"/>
    </style:style>
    <style:style style:name="TableCell7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Open Baskerville 0.0.75"/>
    </style:style>
    <style:style style:name="TableCell7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Open Baskerville 0.0.75"/>
    </style:style>
    <style:style style:name="TableCell7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Open Baskerville 0.0.75"/>
    </style:style>
    <style:style style:name="TableCell7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Open Baskerville 0.0.75"/>
    </style:style>
    <style:style style:name="TableCell7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Open Baskerville 0.0.75"/>
    </style:style>
    <style:style style:name="TableCell7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Open Baskerville 0.0.75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Open Baskerville 0.0.75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Open Baskerville 0.0.75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Open Baskerville 0.0.75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Open Baskerville 0.0.75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Open Baskerville 0.0.75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Open Baskerville 0.0.75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Open Baskerville 0.0.75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Open Baskerville 0.0.75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Open Baskerville 0.0.75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Open Baskerville 0.0.75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Open Baskerville 0.0.75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Open Baskerville 0.0.75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Open Baskerville 0.0.75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Open Baskerville 0.0.75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Open Baskerville 0.0.75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Open Baskerville 0.0.75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Open Baskerville 0.0.75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Open Baskerville 0.0.75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Open Baskerville 0.0.75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Open Baskerville 0.0.75"/>
    </style:style>
    <style:style style:name="TableCell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Open Baskerville 0.0.75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Open Baskerville 0.0.75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Open Baskerville 0.0.75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Open Baskerville 0.0.75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Open Baskerville 0.0.75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Open Baskerville 0.0.75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Open Baskerville 0.0.75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Open Baskerville 0.0.75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Open Baskerville 0.0.75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Open Baskerville 0.0.75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Open Baskerville 0.0.75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Open Baskerville 0.0.75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Open Baskerville 0.0.75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Open Baskerville 0.0.75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Open Baskerville 0.0.75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Open Baskerville 0.0.75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Open Baskerville 0.0.75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Open Baskerville 0.0.75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Open Baskerville 0.0.75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Open Baskerville 0.0.75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Open Baskerville 0.0.75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Open Baskerville 0.0.75"/>
    </style:style>
    <style:style style:name="P844" style:parent-style-name="Standard" style:family="paragraph">
      <style:text-properties style:font-name="Open Baskerville 0.0.75"/>
    </style:style>
    <style:style style:name="P845" style:parent-style-name="Textbody" style:family="paragraph">
      <style:text-properties style:font-name="Open Baskerville 0.0.75"/>
    </style:style>
    <style:style style:name="TableColumn847" style:family="table-column">
      <style:table-column-properties style:column-width="0.9555in" style:use-optimal-column-width="false"/>
    </style:style>
    <style:style style:name="TableColumn848" style:family="table-column">
      <style:table-column-properties style:column-width="0.9562in" style:use-optimal-column-width="false"/>
    </style:style>
    <style:style style:name="TableColumn849" style:family="table-column">
      <style:table-column-properties style:column-width="0.9562in" style:use-optimal-column-width="false"/>
    </style:style>
    <style:style style:name="TableColumn850" style:family="table-column">
      <style:table-column-properties style:column-width="0.9562in" style:use-optimal-column-width="false"/>
    </style:style>
    <style:style style:name="TableColumn851" style:family="table-column">
      <style:table-column-properties style:column-width="0.9562in" style:use-optimal-column-width="false"/>
    </style:style>
    <style:style style:name="TableColumn852" style:family="table-column">
      <style:table-column-properties style:column-width="0.9562in" style:use-optimal-column-width="false"/>
    </style:style>
    <style:style style:name="TableColumn853" style:family="table-column">
      <style:table-column-properties style:column-width="0.9562in" style:use-optimal-column-width="false"/>
    </style:style>
    <style:style style:name="Table846" style:family="table">
      <style:table-properties style:width="6.693in" fo:margin-left="0in" table:align="lef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Open Baskerville 0.0.75"/>
    </style:style>
    <style:style style:name="TableCell8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Open Baskerville 0.0.75"/>
    </style:style>
    <style:style style:name="TableCell8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Open Baskerville 0.0.75"/>
    </style:style>
    <style:style style:name="TableCell8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Open Baskerville 0.0.75"/>
    </style:style>
    <style:style style:name="TableCell8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Open Baskerville 0.0.75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Open Baskerville 0.0.75"/>
    </style:style>
    <style:style style:name="TableCell8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Open Baskerville 0.0.75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Open Baskerville 0.0.75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Open Baskerville 0.0.75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Open Baskerville 0.0.75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Open Baskerville 0.0.75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style:font-name="Open Baskerville 0.0.75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Open Baskerville 0.0.75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Open Baskerville 0.0.75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style:font-name="Open Baskerville 0.0.75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style:font-name="Open Baskerville 0.0.75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style:font-name="Open Baskerville 0.0.75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Open Baskerville 0.0.75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Open Baskerville 0.0.75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Open Baskerville 0.0.75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Open Baskerville 0.0.75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Open Baskerville 0.0.75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Open Baskerville 0.0.75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Open Baskerville 0.0.75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Open Baskerville 0.0.75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Open Baskerville 0.0.75"/>
    </style:style>
    <style:style style:name="TableCell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Open Baskerville 0.0.75"/>
    </style:style>
    <style:style style:name="TableCell9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Open Baskerville 0.0.75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Open Baskerville 0.0.75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Open Baskerville 0.0.75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Open Baskerville 0.0.75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Open Baskerville 0.0.75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Open Baskerville 0.0.75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Open Baskerville 0.0.75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Open Baskerville 0.0.75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Open Baskerville 0.0.75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Open Baskerville 0.0.75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Open Baskerville 0.0.75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Open Baskerville 0.0.75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Open Baskerville 0.0.75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Open Baskerville 0.0.75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Open Baskerville 0.0.75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Open Baskerville 0.0.75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Open Baskerville 0.0.75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Open Baskerville 0.0.75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Open Baskerville 0.0.75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Open Baskerville 0.0.75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Open Baskerville 0.0.75"/>
    </style:style>
    <style:style style:name="TableCell9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8" style:parent-style-name="TableContents" style:family="paragraph">
      <style:text-properties style:font-name="Open Baskerville 0.0.75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Open Baskerville 0.0.75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Open Baskerville 0.0.75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Open Baskerville 0.0.75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style:font-name="Open Baskerville 0.0.75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Open Baskerville 0.0.75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Open Baskerville 0.0.75"/>
    </style:style>
    <style:style style:name="TableCell9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Open Baskerville 0.0.75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Open Baskerville 0.0.75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Open Baskerville 0.0.75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Open Baskerville 0.0.75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Open Baskerville 0.0.75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Open Baskerville 0.0.75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Open Baskerville 0.0.75"/>
    </style:style>
    <style:style style:name="TableCell9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Open Baskerville 0.0.75"/>
    </style:style>
    <style:style style:name="P989" style:parent-style-name="Standard" style:family="paragraph">
      <style:text-properties style:font-name="Open Baskerville 0.0.75"/>
    </style:style>
    <style:style style:name="P990" style:parent-style-name="Kop2" style:family="paragraph">
      <style:paragraph-properties fo:break-before="page"/>
      <style:text-properties style:font-name="Open Baskerville 0.0.75"/>
    </style:style>
    <style:style style:name="P991" style:parent-style-name="Textbody" style:family="paragraph">
      <style:text-properties style:font-name="Open Baskerville 0.0.75"/>
    </style:style>
    <style:style style:name="TableColumn993" style:family="table-column">
      <style:table-column-properties style:column-width="0.9555in" style:use-optimal-column-width="false"/>
    </style:style>
    <style:style style:name="TableColumn994" style:family="table-column">
      <style:table-column-properties style:column-width="0.9562in" style:use-optimal-column-width="false"/>
    </style:style>
    <style:style style:name="TableColumn995" style:family="table-column">
      <style:table-column-properties style:column-width="0.9562in" style:use-optimal-column-width="false"/>
    </style:style>
    <style:style style:name="TableColumn996" style:family="table-column">
      <style:table-column-properties style:column-width="0.9562in" style:use-optimal-column-width="false"/>
    </style:style>
    <style:style style:name="TableColumn997" style:family="table-column">
      <style:table-column-properties style:column-width="0.9562in" style:use-optimal-column-width="false"/>
    </style:style>
    <style:style style:name="TableColumn998" style:family="table-column">
      <style:table-column-properties style:column-width="0.9562in" style:use-optimal-column-width="false"/>
    </style:style>
    <style:style style:name="TableColumn999" style:family="table-column">
      <style:table-column-properties style:column-width="0.9562in" style:use-optimal-column-width="false"/>
    </style:style>
    <style:style style:name="Table992" style:family="table">
      <style:table-properties style:width="6.693in" fo:margin-left="0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Open Baskerville 0.0.75"/>
    </style:style>
    <style:style style:name="TableCell10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Open Baskerville 0.0.75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Open Baskerville 0.0.75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Open Baskerville 0.0.75"/>
    </style:style>
    <style:style style:name="TableCell1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Open Baskerville 0.0.75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Open Baskerville 0.0.75"/>
    </style:style>
    <style:style style:name="TableCell10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Open Baskerville 0.0.75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Open Baskerville 0.0.75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Open Baskerville 0.0.75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Open Baskerville 0.0.75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Open Baskerville 0.0.75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style:font-name="Open Baskerville 0.0.75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Open Baskerville 0.0.75"/>
    </style:style>
    <style:style style:name="TableCell1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Open Baskerville 0.0.75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Open Baskerville 0.0.75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Open Baskerville 0.0.75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style:font-name="Open Baskerville 0.0.75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style:font-name="Open Baskerville 0.0.75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Open Baskerville 0.0.75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Open Baskerville 0.0.75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Open Baskerville 0.0.75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Open Baskerville 0.0.75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Open Baskerville 0.0.75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Open Baskerville 0.0.75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Open Baskerville 0.0.75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Open Baskerville 0.0.75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style:font-name="Open Baskerville 0.0.75"/>
    </style:style>
    <style:style style:name="TableCell1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Open Baskerville 0.0.75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Open Baskerville 0.0.75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Open Baskerville 0.0.75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Open Baskerville 0.0.75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Open Baskerville 0.0.75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Open Baskerville 0.0.75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Open Baskerville 0.0.75"/>
    </style:style>
    <style:style style:name="TableCell10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Open Baskerville 0.0.75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Open Baskerville 0.0.75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Open Baskerville 0.0.75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Open Baskerville 0.0.75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Open Baskerville 0.0.75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Open Baskerville 0.0.75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Open Baskerville 0.0.75"/>
    </style:style>
    <style:style style:name="TableCell1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Open Baskerville 0.0.75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text-properties style:font-name="Open Baskerville 0.0.75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Open Baskerville 0.0.75"/>
    </style:style>
    <style:style style:name="TableCell1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style:font-name="Open Baskerville 0.0.75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style:font-name="Open Baskerville 0.0.75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text-properties style:font-name="Open Baskerville 0.0.75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text-properties style:font-name="Open Baskerville 0.0.75"/>
    </style:style>
    <style:style style:name="TableCell1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Open Baskerville 0.0.75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style:font-name="Open Baskerville 0.0.75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text-properties style:font-name="Open Baskerville 0.0.75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Open Baskerville 0.0.75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style:font-name="Open Baskerville 0.0.75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Open Baskerville 0.0.75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Open Baskerville 0.0.75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Open Baskerville 0.0.75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Open Baskerville 0.0.75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Open Baskerville 0.0.75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style:font-name="Open Baskerville 0.0.75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style:font-name="Open Baskerville 0.0.75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style:font-name="Open Baskerville 0.0.75"/>
    </style:style>
    <style:style style:name="TableCell1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style:font-name="Open Baskerville 0.0.75"/>
    </style:style>
    <style:style style:name="TableCell1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Open Baskerville 0.0.75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7" style:parent-style-name="TableContents" style:family="paragraph">
      <style:text-properties style:font-name="Open Baskerville 0.0.75"/>
    </style:style>
    <style:style style:name="TableCell1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Open Baskerville 0.0.75"/>
    </style:style>
    <style:style style:name="TableCell1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Open Baskerville 0.0.75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Open Baskerville 0.0.75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Open Baskerville 0.0.75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Open Baskerville 0.0.75"/>
    </style:style>
    <style:style style:name="TableCell1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Open Baskerville 0.0.75"/>
    </style:style>
    <style:style style:name="P1150" style:parent-style-name="Standard" style:family="paragraph">
      <style:text-properties style:font-name="Open Baskerville 0.0.75"/>
    </style:style>
    <style:style style:name="P1151" style:parent-style-name="Textbody" style:family="paragraph">
      <style:text-properties style:font-name="Open Baskerville 0.0.75"/>
    </style:style>
    <style:style style:name="TableColumn1153" style:family="table-column">
      <style:table-column-properties style:column-width="0.9555in" style:use-optimal-column-width="false"/>
    </style:style>
    <style:style style:name="TableColumn1154" style:family="table-column">
      <style:table-column-properties style:column-width="0.9562in" style:use-optimal-column-width="false"/>
    </style:style>
    <style:style style:name="TableColumn1155" style:family="table-column">
      <style:table-column-properties style:column-width="0.9562in" style:use-optimal-column-width="false"/>
    </style:style>
    <style:style style:name="TableColumn1156" style:family="table-column">
      <style:table-column-properties style:column-width="0.9562in" style:use-optimal-column-width="false"/>
    </style:style>
    <style:style style:name="TableColumn1157" style:family="table-column">
      <style:table-column-properties style:column-width="0.9562in" style:use-optimal-column-width="false"/>
    </style:style>
    <style:style style:name="TableColumn1158" style:family="table-column">
      <style:table-column-properties style:column-width="0.9562in" style:use-optimal-column-width="false"/>
    </style:style>
    <style:style style:name="TableColumn1159" style:family="table-column">
      <style:table-column-properties style:column-width="0.9562in" style:use-optimal-column-width="false"/>
    </style:style>
    <style:style style:name="Table1152" style:family="table">
      <style:table-properties style:width="6.693in" fo:margin-left="0in" table:align="left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Open Baskerville 0.0.75"/>
    </style:style>
    <style:style style:name="TableCell1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Open Baskerville 0.0.75"/>
    </style:style>
    <style:style style:name="TableCell1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Open Baskerville 0.0.75"/>
    </style:style>
    <style:style style:name="TableCell1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style:font-name="Open Baskerville 0.0.75"/>
    </style:style>
    <style:style style:name="TableCell1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text-properties style:font-name="Open Baskerville 0.0.75"/>
    </style:style>
    <style:style style:name="TableCell1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Open Baskerville 0.0.75"/>
    </style:style>
    <style:style style:name="TableCell1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Open Baskerville 0.0.75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Open Baskerville 0.0.75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Open Baskerville 0.0.75"/>
    </style:style>
    <style:style style:name="TableCell1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Open Baskerville 0.0.75"/>
    </style:style>
    <style:style style:name="TableCell1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text-properties style:font-name="Open Baskerville 0.0.75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Open Baskerville 0.0.75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text-properties style:font-name="Open Baskerville 0.0.75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9" style:parent-style-name="TableContents" style:family="paragraph">
      <style:text-properties style:font-name="Open Baskerville 0.0.75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Open Baskerville 0.0.75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Open Baskerville 0.0.75"/>
    </style:style>
    <style:style style:name="TableCell1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6" style:parent-style-name="TableContents" style:family="paragraph">
      <style:text-properties style:font-name="Open Baskerville 0.0.75"/>
    </style:style>
    <style:style style:name="TableCell1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style:font-name="Open Baskerville 0.0.75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Open Baskerville 0.0.75"/>
    </style:style>
    <style:style style:name="TableCell1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Open Baskerville 0.0.75"/>
    </style:style>
    <style:style style:name="TableCell1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4" style:parent-style-name="TableContents" style:family="paragraph">
      <style:text-properties style:font-name="Open Baskerville 0.0.75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Open Baskerville 0.0.75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style:font-name="Open Baskerville 0.0.75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style:font-name="Open Baskerville 0.0.75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text-properties style:font-name="Open Baskerville 0.0.75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style:font-name="Open Baskerville 0.0.75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Open Baskerville 0.0.75"/>
    </style:style>
    <style:style style:name="TableCell1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Open Baskerville 0.0.75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Open Baskerville 0.0.75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Open Baskerville 0.0.75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Open Baskerville 0.0.75"/>
    </style:style>
    <style:style style:name="TableCell1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8" style:parent-style-name="TableContents" style:family="paragraph">
      <style:text-properties style:font-name="Open Baskerville 0.0.75"/>
    </style:style>
    <style:style style:name="TableCell1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0" style:parent-style-name="TableContents" style:family="paragraph">
      <style:text-properties style:font-name="Open Baskerville 0.0.75"/>
    </style:style>
    <style:style style:name="TableCell1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2" style:parent-style-name="TableContents" style:family="paragraph">
      <style:text-properties style:font-name="Open Baskerville 0.0.75"/>
    </style:style>
    <style:style style:name="TableCell1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4" style:parent-style-name="TableContents" style:family="paragraph">
      <style:text-properties style:font-name="Open Baskerville 0.0.75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Open Baskerville 0.0.75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Open Baskerville 0.0.75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Open Baskerville 0.0.75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style:font-name="Open Baskerville 0.0.75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style:font-name="Open Baskerville 0.0.75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Open Baskerville 0.0.75"/>
    </style:style>
    <style:style style:name="TableCell1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Open Baskerville 0.0.75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2" style:parent-style-name="TableContents" style:family="paragraph">
      <style:text-properties style:font-name="Open Baskerville 0.0.75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text-properties style:font-name="Open Baskerville 0.0.75"/>
    </style:style>
    <style:style style:name="TableCell1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Open Baskerville 0.0.75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Open Baskerville 0.0.75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text-properties style:font-name="Open Baskerville 0.0.75"/>
    </style:style>
    <style:style style:name="TableCell1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2" style:parent-style-name="TableContents" style:family="paragraph">
      <style:text-properties style:font-name="Open Baskerville 0.0.75"/>
    </style:style>
    <style:style style:name="TableCell1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4" style:parent-style-name="TableContents" style:family="paragraph">
      <style:text-properties style:font-name="Open Baskerville 0.0.75"/>
    </style:style>
    <style:style style:name="P1265" style:parent-style-name="Standard" style:family="paragraph">
      <style:text-properties style:font-name="Open Baskerville 0.0.75"/>
    </style:style>
    <style:style style:name="P1266" style:parent-style-name="Textbody" style:family="paragraph">
      <style:text-properties style:font-name="Open Baskerville 0.0.75"/>
    </style:style>
    <style:style style:name="TableColumn1268" style:family="table-column">
      <style:table-column-properties style:column-width="0.9555in" style:use-optimal-column-width="false"/>
    </style:style>
    <style:style style:name="TableColumn1269" style:family="table-column">
      <style:table-column-properties style:column-width="0.9562in" style:use-optimal-column-width="false"/>
    </style:style>
    <style:style style:name="TableColumn1270" style:family="table-column">
      <style:table-column-properties style:column-width="0.9562in" style:use-optimal-column-width="false"/>
    </style:style>
    <style:style style:name="TableColumn1271" style:family="table-column">
      <style:table-column-properties style:column-width="0.9562in" style:use-optimal-column-width="false"/>
    </style:style>
    <style:style style:name="TableColumn1272" style:family="table-column">
      <style:table-column-properties style:column-width="0.9562in" style:use-optimal-column-width="false"/>
    </style:style>
    <style:style style:name="TableColumn1273" style:family="table-column">
      <style:table-column-properties style:column-width="0.9562in" style:use-optimal-column-width="false"/>
    </style:style>
    <style:style style:name="TableColumn1274" style:family="table-column">
      <style:table-column-properties style:column-width="0.9562in" style:use-optimal-column-width="false"/>
    </style:style>
    <style:style style:name="Table1267" style:family="table">
      <style:table-properties style:width="6.693in" fo:margin-left="0in" table:align="left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text-properties style:font-name="Open Baskerville 0.0.75"/>
    </style:style>
    <style:style style:name="TableCell1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Open Baskerville 0.0.75"/>
    </style:style>
    <style:style style:name="TableCell1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Open Baskerville 0.0.75"/>
    </style:style>
    <style:style style:name="TableCell12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Open Baskerville 0.0.75"/>
    </style:style>
    <style:style style:name="TableCell1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text-properties style:font-name="Open Baskerville 0.0.75"/>
    </style:style>
    <style:style style:name="TableCell1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Open Baskerville 0.0.75"/>
    </style:style>
    <style:style style:name="TableCell12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9" style:parent-style-name="TableContents" style:family="paragraph">
      <style:text-properties style:font-name="Open Baskerville 0.0.75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Open Baskerville 0.0.75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Open Baskerville 0.0.75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Open Baskerville 0.0.75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Open Baskerville 0.0.75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Open Baskerville 0.0.75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Open Baskerville 0.0.75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Open Baskerville 0.0.75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Open Baskerville 0.0.75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Open Baskerville 0.0.75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Open Baskerville 0.0.75"/>
    </style:style>
    <style:style style:name="TableCell1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3" style:parent-style-name="TableContents" style:family="paragraph">
      <style:text-properties style:font-name="Open Baskerville 0.0.75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5" style:parent-style-name="TableContents" style:family="paragraph">
      <style:text-properties style:font-name="Open Baskerville 0.0.75"/>
    </style:style>
    <style:style style:name="TableCell1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7" style:parent-style-name="TableContents" style:family="paragraph">
      <style:text-properties style:font-name="Open Baskerville 0.0.75"/>
    </style:style>
    <style:style style:name="TableCell1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9" style:parent-style-name="TableContents" style:family="paragraph">
      <style:text-properties style:font-name="Open Baskerville 0.0.75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Open Baskerville 0.0.75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style:font-name="Open Baskerville 0.0.75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style:font-name="Open Baskerville 0.0.75"/>
    </style:style>
    <style:style style:name="TableCell1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8" style:parent-style-name="TableContents" style:family="paragraph">
      <style:text-properties style:font-name="Open Baskerville 0.0.75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0" style:parent-style-name="TableContents" style:family="paragraph">
      <style:text-properties style:font-name="Open Baskerville 0.0.75"/>
    </style:style>
    <style:style style:name="TableCell1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2" style:parent-style-name="TableContents" style:family="paragraph">
      <style:text-properties style:font-name="Open Baskerville 0.0.75"/>
    </style:style>
    <style:style style:name="TableCell1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4" style:parent-style-name="TableContents" style:family="paragraph">
      <style:text-properties style:font-name="Open Baskerville 0.0.75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text-properties style:font-name="Open Baskerville 0.0.75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style:font-name="Open Baskerville 0.0.75"/>
    </style:style>
    <style:style style:name="TableCell1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1" style:parent-style-name="TableContents" style:family="paragraph">
      <style:text-properties style:font-name="Open Baskerville 0.0.75"/>
    </style:style>
    <style:style style:name="TableCell1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3" style:parent-style-name="TableContents" style:family="paragraph">
      <style:text-properties style:font-name="Open Baskerville 0.0.75"/>
    </style:style>
    <style:style style:name="TableCell1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5" style:parent-style-name="TableContents" style:family="paragraph">
      <style:text-properties style:font-name="Open Baskerville 0.0.75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style:font-name="Open Baskerville 0.0.75"/>
    </style:style>
    <style:style style:name="TableCell1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9" style:parent-style-name="TableContents" style:family="paragraph">
      <style:text-properties style:font-name="Open Baskerville 0.0.75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style:font-name="Open Baskerville 0.0.75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style:font-name="Open Baskerville 0.0.75"/>
    </style:style>
    <style:style style:name="TableCell1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6" style:parent-style-name="TableContents" style:family="paragraph">
      <style:text-properties style:font-name="Open Baskerville 0.0.75"/>
    </style:style>
    <style:style style:name="TableCell1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8" style:parent-style-name="TableContents" style:family="paragraph">
      <style:text-properties style:font-name="Open Baskerville 0.0.75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0" style:parent-style-name="TableContents" style:family="paragraph">
      <style:text-properties style:font-name="Open Baskerville 0.0.75"/>
    </style:style>
    <style:style style:name="TableCell1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2" style:parent-style-name="TableContents" style:family="paragraph">
      <style:text-properties style:font-name="Open Baskerville 0.0.75"/>
    </style:style>
    <style:style style:name="TableCell1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4" style:parent-style-name="TableContents" style:family="paragraph">
      <style:text-properties style:font-name="Open Baskerville 0.0.75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style:font-name="Open Baskerville 0.0.75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style:font-name="Open Baskerville 0.0.75"/>
    </style:style>
    <style:style style:name="TableCell1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text-properties style:font-name="Open Baskerville 0.0.75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text-properties style:font-name="Open Baskerville 0.0.75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text-properties style:font-name="Open Baskerville 0.0.75"/>
    </style:style>
    <style:style style:name="TableCell1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7" style:parent-style-name="TableContents" style:family="paragraph">
      <style:text-properties style:font-name="Open Baskerville 0.0.75"/>
    </style:style>
    <style:style style:name="TableCell1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9" style:parent-style-name="TableContents" style:family="paragraph">
      <style:text-properties style:font-name="Open Baskerville 0.0.75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2" style:parent-style-name="TableContents" style:family="paragraph">
      <style:text-properties style:font-name="Open Baskerville 0.0.75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4" style:parent-style-name="TableContents" style:family="paragraph">
      <style:text-properties style:font-name="Open Baskerville 0.0.75"/>
    </style:style>
    <style:style style:name="TableCell1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6" style:parent-style-name="TableContents" style:family="paragraph">
      <style:text-properties style:font-name="Open Baskerville 0.0.75"/>
    </style:style>
    <style:style style:name="TableCell1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8" style:parent-style-name="TableContents" style:family="paragraph">
      <style:text-properties style:font-name="Open Baskerville 0.0.75"/>
    </style:style>
    <style:style style:name="TableCell1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0" style:parent-style-name="TableContents" style:family="paragraph">
      <style:text-properties style:font-name="Open Baskerville 0.0.75"/>
    </style:style>
    <style:style style:name="TableCell1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2" style:parent-style-name="TableContents" style:family="paragraph">
      <style:text-properties style:font-name="Open Baskerville 0.0.75"/>
    </style:style>
    <style:style style:name="TableCell1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4" style:parent-style-name="TableContents" style:family="paragraph">
      <style:text-properties style:font-name="Open Baskerville 0.0.75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text-properties style:font-name="Open Baskerville 0.0.75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text-properties style:font-name="Open Baskerville 0.0.75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1" style:parent-style-name="TableContents" style:family="paragraph">
      <style:text-properties style:font-name="Open Baskerville 0.0.75"/>
    </style:style>
    <style:style style:name="TableCell1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3" style:parent-style-name="TableContents" style:family="paragraph">
      <style:text-properties style:font-name="Open Baskerville 0.0.75"/>
    </style:style>
    <style:style style:name="TableCell1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5" style:parent-style-name="TableContents" style:family="paragraph">
      <style:text-properties style:font-name="Open Baskerville 0.0.75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style:font-name="Open Baskerville 0.0.75"/>
    </style:style>
    <style:style style:name="TableCell1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style:font-name="Open Baskerville 0.0.75"/>
    </style:style>
    <style:style style:name="P1410" style:parent-style-name="Kop2" style:family="paragraph">
      <style:paragraph-properties fo:break-before="page"/>
      <style:text-properties style:font-name="Open Baskerville 0.0.75"/>
    </style:style>
    <style:style style:name="P1411" style:parent-style-name="Textbody" style:family="paragraph">
      <style:text-properties style:font-name="Open Baskerville 0.0.75"/>
    </style:style>
    <style:style style:name="TableColumn1413" style:family="table-column">
      <style:table-column-properties style:column-width="0.9555in" style:use-optimal-column-width="false"/>
    </style:style>
    <style:style style:name="TableColumn1414" style:family="table-column">
      <style:table-column-properties style:column-width="0.9562in" style:use-optimal-column-width="false"/>
    </style:style>
    <style:style style:name="TableColumn1415" style:family="table-column">
      <style:table-column-properties style:column-width="0.9562in" style:use-optimal-column-width="false"/>
    </style:style>
    <style:style style:name="TableColumn1416" style:family="table-column">
      <style:table-column-properties style:column-width="0.9562in" style:use-optimal-column-width="false"/>
    </style:style>
    <style:style style:name="TableColumn1417" style:family="table-column">
      <style:table-column-properties style:column-width="0.9562in" style:use-optimal-column-width="false"/>
    </style:style>
    <style:style style:name="TableColumn1418" style:family="table-column">
      <style:table-column-properties style:column-width="0.9562in" style:use-optimal-column-width="false"/>
    </style:style>
    <style:style style:name="TableColumn1419" style:family="table-column">
      <style:table-column-properties style:column-width="0.9562in" style:use-optimal-column-width="false"/>
    </style:style>
    <style:style style:name="Table1412" style:family="table">
      <style:table-properties style:width="6.693in" fo:margin-left="0in" table:align="lef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style:font-name="Open Baskerville 0.0.75"/>
    </style:style>
    <style:style style:name="TableCell14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Open Baskerville 0.0.75"/>
    </style:style>
    <style:style style:name="TableCell1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style:font-name="Open Baskerville 0.0.75"/>
    </style:style>
    <style:style style:name="TableCell14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style:font-name="Open Baskerville 0.0.75"/>
    </style:style>
    <style:style style:name="TableCell14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style:font-name="Open Baskerville 0.0.75"/>
    </style:style>
    <style:style style:name="TableCell14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style:font-name="Open Baskerville 0.0.75"/>
    </style:style>
    <style:style style:name="TableCell14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style:font-name="Open Baskerville 0.0.75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7" style:parent-style-name="TableContents" style:family="paragraph">
      <style:text-properties style:font-name="Open Baskerville 0.0.75"/>
    </style:style>
    <style:style style:name="TableCell1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9" style:parent-style-name="TableContents" style:family="paragraph">
      <style:text-properties style:font-name="Open Baskerville 0.0.75"/>
    </style:style>
    <style:style style:name="TableCell1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1" style:parent-style-name="TableContents" style:family="paragraph">
      <style:text-properties style:font-name="Open Baskerville 0.0.75"/>
    </style:style>
    <style:style style:name="TableCell1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text-properties style:font-name="Open Baskerville 0.0.75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Open Baskerville 0.0.75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text-properties style:font-name="Open Baskerville 0.0.75"/>
    </style:style>
    <style:style style:name="TableCell1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Open Baskerville 0.0.75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text-properties style:font-name="Open Baskerville 0.0.75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style:font-name="Open Baskerville 0.0.75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Open Baskerville 0.0.75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text-properties style:font-name="Open Baskerville 0.0.75"/>
    </style:style>
    <style:style style:name="TableCell1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style:font-name="Open Baskerville 0.0.75"/>
    </style:style>
    <style:style style:name="TableCell1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text-properties style:font-name="Open Baskerville 0.0.75"/>
    </style:style>
    <style:style style:name="TableCell1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4" style:parent-style-name="TableContents" style:family="paragraph">
      <style:text-properties style:font-name="Open Baskerville 0.0.75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7" style:parent-style-name="TableContents" style:family="paragraph">
      <style:text-properties style:font-name="Open Baskerville 0.0.75"/>
    </style:style>
    <style:style style:name="TableCell1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9" style:parent-style-name="TableContents" style:family="paragraph">
      <style:text-properties style:font-name="Open Baskerville 0.0.75"/>
    </style:style>
    <style:style style:name="TableCell1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1" style:parent-style-name="TableContents" style:family="paragraph">
      <style:text-properties style:font-name="Open Baskerville 0.0.75"/>
    </style:style>
    <style:style style:name="TableCell1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3" style:parent-style-name="TableContents" style:family="paragraph">
      <style:text-properties style:font-name="Open Baskerville 0.0.75"/>
    </style:style>
    <style:style style:name="TableCell1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5" style:parent-style-name="TableContents" style:family="paragraph">
      <style:text-properties style:font-name="Open Baskerville 0.0.75"/>
    </style:style>
    <style:style style:name="TableCell1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7" style:parent-style-name="TableContents" style:family="paragraph">
      <style:text-properties style:font-name="Open Baskerville 0.0.75"/>
    </style:style>
    <style:style style:name="TableCell1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9" style:parent-style-name="TableContents" style:family="paragraph">
      <style:text-properties style:font-name="Open Baskerville 0.0.75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2" style:parent-style-name="TableContents" style:family="paragraph">
      <style:text-properties style:font-name="Open Baskerville 0.0.75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text-properties style:font-name="Open Baskerville 0.0.75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text-properties style:font-name="Open Baskerville 0.0.75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text-properties style:font-name="Open Baskerville 0.0.75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text-properties style:font-name="Open Baskerville 0.0.75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text-properties style:font-name="Open Baskerville 0.0.75"/>
    </style:style>
    <style:style style:name="TableCell1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4" style:parent-style-name="TableContents" style:family="paragraph">
      <style:text-properties style:font-name="Open Baskerville 0.0.75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text-properties style:font-name="Open Baskerville 0.0.75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text-properties style:font-name="Open Baskerville 0.0.75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style:font-name="Open Baskerville 0.0.75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style:font-name="Open Baskerville 0.0.75"/>
    </style:style>
    <style:style style:name="TableCell1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5" style:parent-style-name="TableContents" style:family="paragraph">
      <style:text-properties style:font-name="Open Baskerville 0.0.75"/>
    </style:style>
    <style:style style:name="TableCell1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style:font-name="Open Baskerville 0.0.75"/>
    </style:style>
    <style:style style:name="TableCell1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style:font-name="Open Baskerville 0.0.75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2" style:parent-style-name="TableContents" style:family="paragraph">
      <style:text-properties style:font-name="Open Baskerville 0.0.75"/>
    </style:style>
    <style:style style:name="TableCell1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4" style:parent-style-name="TableContents" style:family="paragraph">
      <style:text-properties style:font-name="Open Baskerville 0.0.75"/>
    </style:style>
    <style:style style:name="TableCell1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6" style:parent-style-name="TableContents" style:family="paragraph">
      <style:text-properties style:font-name="Open Baskerville 0.0.75"/>
    </style:style>
    <style:style style:name="TableCell1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8" style:parent-style-name="TableContents" style:family="paragraph">
      <style:text-properties style:font-name="Open Baskerville 0.0.75"/>
    </style:style>
    <style:style style:name="TableCell1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0" style:parent-style-name="TableContents" style:family="paragraph">
      <style:text-properties style:font-name="Open Baskerville 0.0.75"/>
    </style:style>
    <style:style style:name="TableCell1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2" style:parent-style-name="TableContents" style:family="paragraph">
      <style:text-properties style:font-name="Open Baskerville 0.0.75"/>
    </style:style>
    <style:style style:name="TableCell1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4" style:parent-style-name="TableContents" style:family="paragraph">
      <style:text-properties style:font-name="Open Baskerville 0.0.75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7" style:parent-style-name="TableContents" style:family="paragraph">
      <style:text-properties style:font-name="Open Baskerville 0.0.75"/>
    </style:style>
    <style:style style:name="TableCell1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style:font-name="Open Baskerville 0.0.75"/>
    </style:style>
    <style:style style:name="TableCell1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style:font-name="Open Baskerville 0.0.75"/>
    </style:style>
    <style:style style:name="TableCell1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style:font-name="Open Baskerville 0.0.75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style:font-name="Open Baskerville 0.0.75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style:font-name="Open Baskerville 0.0.75"/>
    </style:style>
    <style:style style:name="TableCell1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style:font-name="Open Baskerville 0.0.75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2" style:parent-style-name="TableContents" style:family="paragraph">
      <style:text-properties style:font-name="Open Baskerville 0.0.75"/>
    </style:style>
    <style:style style:name="TableCell1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text-properties style:font-name="Open Baskerville 0.0.75"/>
    </style:style>
    <style:style style:name="TableCell1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text-properties style:font-name="Open Baskerville 0.0.75"/>
    </style:style>
    <style:style style:name="TableCell1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text-properties style:font-name="Open Baskerville 0.0.75"/>
    </style:style>
    <style:style style:name="TableCell1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0" style:parent-style-name="TableContents" style:family="paragraph">
      <style:text-properties style:font-name="Open Baskerville 0.0.75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style:font-name="Open Baskerville 0.0.75"/>
    </style:style>
    <style:style style:name="TableCell1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4" style:parent-style-name="TableContents" style:family="paragraph">
      <style:text-properties style:font-name="Open Baskerville 0.0.75"/>
    </style:style>
    <style:style style:name="TableRow1555" style:family="table-row">
      <style:table-row-properties style:use-optimal-row-height="false"/>
    </style:style>
    <style:style style:name="TableCell1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style:font-name="Open Baskerville 0.0.75"/>
    </style:style>
    <style:style style:name="TableCell1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style:font-name="Open Baskerville 0.0.75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style:font-name="Open Baskerville 0.0.75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text-properties style:font-name="Open Baskerville 0.0.75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5" style:parent-style-name="TableContents" style:family="paragraph">
      <style:text-properties style:font-name="Open Baskerville 0.0.75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text-properties style:font-name="Open Baskerville 0.0.75"/>
    </style:style>
    <style:style style:name="TableCell1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9" style:parent-style-name="TableContents" style:family="paragraph">
      <style:text-properties style:font-name="Open Baskerville 0.0.75"/>
    </style:style>
    <style:style style:name="P1570" style:parent-style-name="Standard" style:family="paragraph">
      <style:text-properties style:font-name="Open Baskerville 0.0.75"/>
    </style:style>
    <style:style style:name="P1571" style:parent-style-name="Textbody" style:family="paragraph">
      <style:text-properties style:font-name="Open Baskerville 0.0.75"/>
    </style:style>
    <style:style style:name="TableColumn1573" style:family="table-column">
      <style:table-column-properties style:column-width="0.9555in" style:use-optimal-column-width="false"/>
    </style:style>
    <style:style style:name="TableColumn1574" style:family="table-column">
      <style:table-column-properties style:column-width="0.9562in" style:use-optimal-column-width="false"/>
    </style:style>
    <style:style style:name="TableColumn1575" style:family="table-column">
      <style:table-column-properties style:column-width="0.9562in" style:use-optimal-column-width="false"/>
    </style:style>
    <style:style style:name="TableColumn1576" style:family="table-column">
      <style:table-column-properties style:column-width="0.9562in" style:use-optimal-column-width="false"/>
    </style:style>
    <style:style style:name="TableColumn1577" style:family="table-column">
      <style:table-column-properties style:column-width="0.9562in" style:use-optimal-column-width="false"/>
    </style:style>
    <style:style style:name="TableColumn1578" style:family="table-column">
      <style:table-column-properties style:column-width="0.9562in" style:use-optimal-column-width="false"/>
    </style:style>
    <style:style style:name="TableColumn1579" style:family="table-column">
      <style:table-column-properties style:column-width="0.9562in" style:use-optimal-column-width="false"/>
    </style:style>
    <style:style style:name="Table1572" style:family="table">
      <style:table-properties style:width="6.693in" fo:margin-left="0in" table:align="left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style:font-name="Open Baskerville 0.0.75"/>
    </style:style>
    <style:style style:name="TableCell1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4" style:parent-style-name="TableContents" style:family="paragraph">
      <style:text-properties style:font-name="Open Baskerville 0.0.75"/>
    </style:style>
    <style:style style:name="TableCell1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6" style:parent-style-name="TableContents" style:family="paragraph">
      <style:text-properties style:font-name="Open Baskerville 0.0.75"/>
    </style:style>
    <style:style style:name="TableCell1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8" style:parent-style-name="TableContents" style:family="paragraph">
      <style:text-properties style:font-name="Open Baskerville 0.0.75"/>
    </style:style>
    <style:style style:name="TableCell1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style:font-name="Open Baskerville 0.0.75"/>
    </style:style>
    <style:style style:name="TableCell15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style:font-name="Open Baskerville 0.0.75"/>
    </style:style>
    <style:style style:name="TableCell15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Open Baskerville 0.0.75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7" style:parent-style-name="TableContents" style:family="paragraph">
      <style:text-properties style:font-name="Open Baskerville 0.0.75"/>
    </style:style>
    <style:style style:name="TableCell1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9" style:parent-style-name="TableContents" style:family="paragraph">
      <style:text-properties style:font-name="Open Baskerville 0.0.75"/>
    </style:style>
    <style:style style:name="TableCell1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1" style:parent-style-name="TableContents" style:family="paragraph">
      <style:text-properties style:font-name="Open Baskerville 0.0.75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style:font-name="Open Baskerville 0.0.75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Open Baskerville 0.0.75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style:font-name="Open Baskerville 0.0.75"/>
    </style:style>
    <style:style style:name="TableCell1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9" style:parent-style-name="TableContents" style:family="paragraph">
      <style:text-properties style:font-name="Open Baskerville 0.0.75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2" style:parent-style-name="TableContents" style:family="paragraph">
      <style:text-properties style:font-name="Open Baskerville 0.0.75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text-properties style:font-name="Open Baskerville 0.0.75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style:font-name="Open Baskerville 0.0.75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text-properties style:font-name="Open Baskerville 0.0.75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style:font-name="Open Baskerville 0.0.75"/>
    </style:style>
    <style:style style:name="TableCell1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style:font-name="Open Baskerville 0.0.75"/>
    </style:style>
    <style:style style:name="TableCell1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4" style:parent-style-name="TableContents" style:family="paragraph">
      <style:text-properties style:font-name="Open Baskerville 0.0.75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7" style:parent-style-name="TableContents" style:family="paragraph">
      <style:text-properties style:font-name="Open Baskerville 0.0.75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9" style:parent-style-name="TableContents" style:family="paragraph">
      <style:text-properties style:font-name="Open Baskerville 0.0.75"/>
    </style:style>
    <style:style style:name="TableCell1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1" style:parent-style-name="TableContents" style:family="paragraph">
      <style:text-properties style:font-name="Open Baskerville 0.0.75"/>
    </style:style>
    <style:style style:name="TableCell1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3" style:parent-style-name="TableContents" style:family="paragraph">
      <style:text-properties style:font-name="Open Baskerville 0.0.75"/>
    </style:style>
    <style:style style:name="TableCell1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5" style:parent-style-name="TableContents" style:family="paragraph">
      <style:text-properties style:font-name="Open Baskerville 0.0.75"/>
    </style:style>
    <style:style style:name="TableCell1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7" style:parent-style-name="TableContents" style:family="paragraph">
      <style:text-properties style:font-name="Open Baskerville 0.0.75"/>
    </style:style>
    <style:style style:name="TableCell1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9" style:parent-style-name="TableContents" style:family="paragraph">
      <style:text-properties style:font-name="Open Baskerville 0.0.75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2" style:parent-style-name="TableContents" style:family="paragraph">
      <style:text-properties style:font-name="Open Baskerville 0.0.75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4" style:parent-style-name="TableContents" style:family="paragraph">
      <style:text-properties style:font-name="Open Baskerville 0.0.75"/>
    </style:style>
    <style:style style:name="TableCell1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6" style:parent-style-name="TableContents" style:family="paragraph">
      <style:text-properties style:font-name="Open Baskerville 0.0.75"/>
    </style:style>
    <style:style style:name="TableCell1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8" style:parent-style-name="TableContents" style:family="paragraph">
      <style:text-properties style:font-name="Open Baskerville 0.0.75"/>
    </style:style>
    <style:style style:name="TableCell1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0" style:parent-style-name="TableContents" style:family="paragraph">
      <style:text-properties style:font-name="Open Baskerville 0.0.75"/>
    </style:style>
    <style:style style:name="TableCell1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2" style:parent-style-name="TableContents" style:family="paragraph">
      <style:text-properties style:font-name="Open Baskerville 0.0.75"/>
    </style:style>
    <style:style style:name="TableCell1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4" style:parent-style-name="TableContents" style:family="paragraph">
      <style:text-properties style:font-name="Open Baskerville 0.0.75"/>
    </style:style>
    <style:style style:name="TableRow1655" style:family="table-row">
      <style:table-row-properties style:use-optimal-row-height="false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style:font-name="Open Baskerville 0.0.75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text-properties style:font-name="Open Baskerville 0.0.75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text-properties style:font-name="Open Baskerville 0.0.75"/>
    </style:style>
    <style:style style:name="TableCell1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text-properties style:font-name="Open Baskerville 0.0.75"/>
    </style:style>
    <style:style style:name="TableCell1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style:font-name="Open Baskerville 0.0.75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style:font-name="Open Baskerville 0.0.75"/>
    </style:style>
    <style:style style:name="TableCell1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9" style:parent-style-name="TableContents" style:family="paragraph">
      <style:text-properties style:font-name="Open Baskerville 0.0.75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2" style:parent-style-name="TableContents" style:family="paragraph">
      <style:text-properties style:font-name="Open Baskerville 0.0.75"/>
    </style:style>
    <style:style style:name="TableCell1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4" style:parent-style-name="TableContents" style:family="paragraph">
      <style:text-properties style:font-name="Open Baskerville 0.0.75"/>
    </style:style>
    <style:style style:name="TableCell1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6" style:parent-style-name="TableContents" style:family="paragraph">
      <style:text-properties style:font-name="Open Baskerville 0.0.75"/>
    </style:style>
    <style:style style:name="TableCell1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8" style:parent-style-name="TableContents" style:family="paragraph">
      <style:text-properties style:font-name="Open Baskerville 0.0.75"/>
    </style:style>
    <style:style style:name="TableCell1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0" style:parent-style-name="TableContents" style:family="paragraph">
      <style:text-properties style:font-name="Open Baskerville 0.0.75"/>
    </style:style>
    <style:style style:name="TableCell1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2" style:parent-style-name="TableContents" style:family="paragraph">
      <style:text-properties style:font-name="Open Baskerville 0.0.75"/>
    </style:style>
    <style:style style:name="TableCell1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4" style:parent-style-name="TableContents" style:family="paragraph">
      <style:text-properties style:font-name="Open Baskerville 0.0.75"/>
    </style:style>
    <style:style style:name="P1685" style:parent-style-name="Standard" style:family="paragraph">
      <style:text-properties style:font-name="Open Baskerville 0.0.75"/>
    </style:style>
    <style:style style:name="P1686" style:parent-style-name="Textbody" style:family="paragraph">
      <style:text-properties style:font-name="Open Baskerville 0.0.75"/>
    </style:style>
    <style:style style:name="TableColumn1688" style:family="table-column">
      <style:table-column-properties style:column-width="0.9555in" style:use-optimal-column-width="false"/>
    </style:style>
    <style:style style:name="TableColumn1689" style:family="table-column">
      <style:table-column-properties style:column-width="0.9562in" style:use-optimal-column-width="false"/>
    </style:style>
    <style:style style:name="TableColumn1690" style:family="table-column">
      <style:table-column-properties style:column-width="0.9562in" style:use-optimal-column-width="false"/>
    </style:style>
    <style:style style:name="TableColumn1691" style:family="table-column">
      <style:table-column-properties style:column-width="0.9562in" style:use-optimal-column-width="false"/>
    </style:style>
    <style:style style:name="TableColumn1692" style:family="table-column">
      <style:table-column-properties style:column-width="0.9562in" style:use-optimal-column-width="false"/>
    </style:style>
    <style:style style:name="TableColumn1693" style:family="table-column">
      <style:table-column-properties style:column-width="0.9562in" style:use-optimal-column-width="false"/>
    </style:style>
    <style:style style:name="TableColumn1694" style:family="table-column">
      <style:table-column-properties style:column-width="0.9562in" style:use-optimal-column-width="false"/>
    </style:style>
    <style:style style:name="Table1687" style:family="table">
      <style:table-properties style:width="6.693in" fo:margin-left="0in" table:align="left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text-properties style:font-name="Open Baskerville 0.0.75"/>
    </style:style>
    <style:style style:name="TableCell16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style:font-name="Open Baskerville 0.0.75"/>
    </style:style>
    <style:style style:name="TableCell17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style:font-name="Open Baskerville 0.0.75"/>
    </style:style>
    <style:style style:name="TableCell17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style:font-name="Open Baskerville 0.0.75"/>
    </style:style>
    <style:style style:name="TableCell17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style:font-name="Open Baskerville 0.0.75"/>
    </style:style>
    <style:style style:name="TableCell17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style:font-name="Open Baskerville 0.0.75"/>
    </style:style>
    <style:style style:name="TableCell17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style:font-name="Open Baskerville 0.0.75"/>
    </style:style>
    <style:style style:name="TableRow1710" style:family="table-row">
      <style:table-row-properties style:use-optimal-row-height="false"/>
    </style:style>
    <style:style style:name="TableCell1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2" style:parent-style-name="TableContents" style:family="paragraph">
      <style:text-properties style:font-name="Open Baskerville 0.0.75"/>
    </style:style>
    <style:style style:name="TableCell1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4" style:parent-style-name="TableContents" style:family="paragraph">
      <style:text-properties style:font-name="Open Baskerville 0.0.75"/>
    </style:style>
    <style:style style:name="TableCell1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6" style:parent-style-name="TableContents" style:family="paragraph">
      <style:text-properties style:font-name="Open Baskerville 0.0.75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style:font-name="Open Baskerville 0.0.75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style:font-name="Open Baskerville 0.0.75"/>
    </style:style>
    <style:style style:name="TableCell1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style:font-name="Open Baskerville 0.0.75"/>
    </style:style>
    <style:style style:name="TableCell1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style:font-name="Open Baskerville 0.0.75"/>
    </style:style>
    <style:style style:name="TableRow1725" style:family="table-row">
      <style:table-row-properties style:use-optimal-row-height="false"/>
    </style:style>
    <style:style style:name="TableCell1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7" style:parent-style-name="TableContents" style:family="paragraph">
      <style:text-properties style:font-name="Open Baskerville 0.0.75"/>
    </style:style>
    <style:style style:name="TableCell1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9" style:parent-style-name="TableContents" style:family="paragraph">
      <style:text-properties style:font-name="Open Baskerville 0.0.75"/>
    </style:style>
    <style:style style:name="TableCell1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1" style:parent-style-name="TableContents" style:family="paragraph">
      <style:text-properties style:font-name="Open Baskerville 0.0.75"/>
    </style:style>
    <style:style style:name="TableCell1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3" style:parent-style-name="TableContents" style:family="paragraph">
      <style:text-properties style:font-name="Open Baskerville 0.0.75"/>
    </style:style>
    <style:style style:name="TableCell1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5" style:parent-style-name="TableContents" style:family="paragraph">
      <style:text-properties style:font-name="Open Baskerville 0.0.75"/>
    </style:style>
    <style:style style:name="TableCell1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7" style:parent-style-name="TableContents" style:family="paragraph">
      <style:text-properties style:font-name="Open Baskerville 0.0.75"/>
    </style:style>
    <style:style style:name="TableCell1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9" style:parent-style-name="TableContents" style:family="paragraph">
      <style:text-properties style:font-name="Open Baskerville 0.0.75"/>
    </style:style>
    <style:style style:name="TableRow1740" style:family="table-row">
      <style:table-row-properties style:use-optimal-row-height="false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2" style:parent-style-name="TableContents" style:family="paragraph">
      <style:text-properties style:font-name="Open Baskerville 0.0.75"/>
    </style:style>
    <style:style style:name="TableCell1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4" style:parent-style-name="TableContents" style:family="paragraph">
      <style:text-properties style:font-name="Open Baskerville 0.0.75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6" style:parent-style-name="TableContents" style:family="paragraph">
      <style:text-properties style:font-name="Open Baskerville 0.0.75"/>
    </style:style>
    <style:style style:name="TableCell1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8" style:parent-style-name="TableContents" style:family="paragraph">
      <style:text-properties style:font-name="Open Baskerville 0.0.75"/>
    </style:style>
    <style:style style:name="TableCell1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0" style:parent-style-name="TableContents" style:family="paragraph">
      <style:text-properties style:font-name="Open Baskerville 0.0.75"/>
    </style:style>
    <style:style style:name="TableCell1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style:font-name="Open Baskerville 0.0.75"/>
    </style:style>
    <style:style style:name="TableCell1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4" style:parent-style-name="TableContents" style:family="paragraph">
      <style:text-properties style:font-name="Open Baskerville 0.0.75"/>
    </style:style>
    <style:style style:name="TableRow1755" style:family="table-row">
      <style:table-row-properties style:use-optimal-row-height="false"/>
    </style:style>
    <style:style style:name="TableCell1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7" style:parent-style-name="TableContents" style:family="paragraph">
      <style:text-properties style:font-name="Open Baskerville 0.0.75"/>
    </style:style>
    <style:style style:name="TableCell1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9" style:parent-style-name="TableContents" style:family="paragraph">
      <style:text-properties style:font-name="Open Baskerville 0.0.75"/>
    </style:style>
    <style:style style:name="TableCell1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1" style:parent-style-name="TableContents" style:family="paragraph">
      <style:text-properties style:font-name="Open Baskerville 0.0.75"/>
    </style:style>
    <style:style style:name="TableCell1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3" style:parent-style-name="TableContents" style:family="paragraph">
      <style:text-properties style:font-name="Open Baskerville 0.0.75"/>
    </style:style>
    <style:style style:name="TableCell1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5" style:parent-style-name="TableContents" style:family="paragraph">
      <style:text-properties style:font-name="Open Baskerville 0.0.75"/>
    </style:style>
    <style:style style:name="TableCell1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7" style:parent-style-name="TableContents" style:family="paragraph">
      <style:text-properties style:font-name="Open Baskerville 0.0.75"/>
    </style:style>
    <style:style style:name="TableCell1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9" style:parent-style-name="TableContents" style:family="paragraph">
      <style:text-properties style:font-name="Open Baskerville 0.0.75"/>
    </style:style>
    <style:style style:name="TableRow1770" style:family="table-row">
      <style:table-row-properties style:use-optimal-row-height="false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2" style:parent-style-name="TableContents" style:family="paragraph">
      <style:text-properties style:font-name="Open Baskerville 0.0.75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style:font-name="Open Baskerville 0.0.75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6" style:parent-style-name="TableContents" style:family="paragraph">
      <style:text-properties style:font-name="Open Baskerville 0.0.75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8" style:parent-style-name="TableContents" style:family="paragraph">
      <style:text-properties style:font-name="Open Baskerville 0.0.75"/>
    </style:style>
    <style:style style:name="TableCell1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0" style:parent-style-name="TableContents" style:family="paragraph">
      <style:text-properties style:font-name="Open Baskerville 0.0.75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style:font-name="Open Baskerville 0.0.75"/>
    </style:style>
    <style:style style:name="TableCell1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style:font-name="Open Baskerville 0.0.75"/>
    </style:style>
    <style:style style:name="TableRow1785" style:family="table-row">
      <style:table-row-properties style:use-optimal-row-height="false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7" style:parent-style-name="TableContents" style:family="paragraph">
      <style:text-properties style:font-name="Open Baskerville 0.0.75"/>
    </style:style>
    <style:style style:name="TableCell1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9" style:parent-style-name="TableContents" style:family="paragraph">
      <style:text-properties style:font-name="Open Baskerville 0.0.75"/>
    </style:style>
    <style:style style:name="TableCell1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1" style:parent-style-name="TableContents" style:family="paragraph">
      <style:text-properties style:font-name="Open Baskerville 0.0.75"/>
    </style:style>
    <style:style style:name="TableCell1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3" style:parent-style-name="TableContents" style:family="paragraph">
      <style:text-properties style:font-name="Open Baskerville 0.0.75"/>
    </style:style>
    <style:style style:name="TableCell1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5" style:parent-style-name="TableContents" style:family="paragraph">
      <style:text-properties style:font-name="Open Baskerville 0.0.75"/>
    </style:style>
    <style:style style:name="TableCell1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7" style:parent-style-name="TableContents" style:family="paragraph">
      <style:text-properties style:font-name="Open Baskerville 0.0.75"/>
    </style:style>
    <style:style style:name="TableCell1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9" style:parent-style-name="TableContents" style:family="paragraph">
      <style:text-properties style:font-name="Open Baskerville 0.0.75"/>
    </style:style>
    <style:style style:name="TableRow1800" style:family="table-row">
      <style:table-row-properties style:use-optimal-row-height="false"/>
    </style:style>
    <style:style style:name="TableCell1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2" style:parent-style-name="TableContents" style:family="paragraph">
      <style:text-properties style:font-name="Open Baskerville 0.0.75"/>
    </style:style>
    <style:style style:name="TableCell1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4" style:parent-style-name="TableContents" style:family="paragraph">
      <style:text-properties style:font-name="Open Baskerville 0.0.75"/>
    </style:style>
    <style:style style:name="TableCell1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6" style:parent-style-name="TableContents" style:family="paragraph">
      <style:text-properties style:font-name="Open Baskerville 0.0.75"/>
    </style:style>
    <style:style style:name="TableCell1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8" style:parent-style-name="TableContents" style:family="paragraph">
      <style:text-properties style:font-name="Open Baskerville 0.0.75"/>
    </style:style>
    <style:style style:name="TableCell1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0" style:parent-style-name="TableContents" style:family="paragraph">
      <style:text-properties style:font-name="Open Baskerville 0.0.75"/>
    </style:style>
    <style:style style:name="TableCell1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text-properties style:font-name="Open Baskerville 0.0.75"/>
    </style:style>
    <style:style style:name="TableCell1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4" style:parent-style-name="TableContents" style:family="paragraph">
      <style:text-properties style:font-name="Open Baskerville 0.0.75"/>
    </style:style>
    <style:style style:name="TableRow1815" style:family="table-row">
      <style:table-row-properties style:use-optimal-row-height="false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7" style:parent-style-name="TableContents" style:family="paragraph">
      <style:text-properties style:font-name="Open Baskerville 0.0.75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9" style:parent-style-name="TableContents" style:family="paragraph">
      <style:text-properties style:font-name="Open Baskerville 0.0.75"/>
    </style:style>
    <style:style style:name="TableCell1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1" style:parent-style-name="TableContents" style:family="paragraph">
      <style:text-properties style:font-name="Open Baskerville 0.0.75"/>
    </style:style>
    <style:style style:name="TableCell1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3" style:parent-style-name="TableContents" style:family="paragraph">
      <style:text-properties style:font-name="Open Baskerville 0.0.75"/>
    </style:style>
    <style:style style:name="TableCell1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5" style:parent-style-name="TableContents" style:family="paragraph">
      <style:text-properties style:font-name="Open Baskerville 0.0.75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style:font-name="Open Baskerville 0.0.75"/>
    </style:style>
    <style:style style:name="TableCell1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style:font-name="Open Baskerville 0.0.75"/>
    </style:style>
    <style:style style:name="P1830" style:parent-style-name="Kop2" style:family="paragraph">
      <style:paragraph-properties fo:break-before="page"/>
      <style:text-properties style:font-name="Open Baskerville 0.0.75"/>
    </style:style>
    <style:style style:name="P1831" style:parent-style-name="Textbody" style:family="paragraph">
      <style:text-properties style:font-name="Open Baskerville 0.0.75"/>
    </style:style>
    <style:style style:name="TableColumn1833" style:family="table-column">
      <style:table-column-properties style:column-width="0.9555in" style:use-optimal-column-width="false"/>
    </style:style>
    <style:style style:name="TableColumn1834" style:family="table-column">
      <style:table-column-properties style:column-width="0.9562in" style:use-optimal-column-width="false"/>
    </style:style>
    <style:style style:name="TableColumn1835" style:family="table-column">
      <style:table-column-properties style:column-width="0.9562in" style:use-optimal-column-width="false"/>
    </style:style>
    <style:style style:name="TableColumn1836" style:family="table-column">
      <style:table-column-properties style:column-width="0.9562in" style:use-optimal-column-width="false"/>
    </style:style>
    <style:style style:name="TableColumn1837" style:family="table-column">
      <style:table-column-properties style:column-width="0.9562in" style:use-optimal-column-width="false"/>
    </style:style>
    <style:style style:name="TableColumn1838" style:family="table-column">
      <style:table-column-properties style:column-width="0.9562in" style:use-optimal-column-width="false"/>
    </style:style>
    <style:style style:name="TableColumn1839" style:family="table-column">
      <style:table-column-properties style:column-width="0.9562in" style:use-optimal-column-width="false"/>
    </style:style>
    <style:style style:name="Table1832" style:family="table">
      <style:table-properties style:width="6.693in" fo:margin-left="0in" table:align="left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2" style:parent-style-name="TableContents" style:family="paragraph">
      <style:text-properties style:font-name="Open Baskerville 0.0.75"/>
    </style:style>
    <style:style style:name="TableCell18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4" style:parent-style-name="TableContents" style:family="paragraph">
      <style:text-properties style:font-name="Open Baskerville 0.0.75"/>
    </style:style>
    <style:style style:name="TableCell18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6" style:parent-style-name="TableContents" style:family="paragraph">
      <style:text-properties style:font-name="Open Baskerville 0.0.75"/>
    </style:style>
    <style:style style:name="TableCell18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8" style:parent-style-name="TableContents" style:family="paragraph">
      <style:text-properties style:font-name="Open Baskerville 0.0.75"/>
    </style:style>
    <style:style style:name="TableCell18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0" style:parent-style-name="TableContents" style:family="paragraph">
      <style:text-properties style:font-name="Open Baskerville 0.0.75"/>
    </style:style>
    <style:style style:name="TableCell18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style:font-name="Open Baskerville 0.0.75"/>
    </style:style>
    <style:style style:name="TableCell18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4" style:parent-style-name="TableContents" style:family="paragraph">
      <style:text-properties style:font-name="Open Baskerville 0.0.75"/>
    </style:style>
    <style:style style:name="TableRow1855" style:family="table-row">
      <style:table-row-properties style:use-optimal-row-height="false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style:font-name="Open Baskerville 0.0.75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style:font-name="Open Baskerville 0.0.75"/>
    </style:style>
    <style:style style:name="TableCell1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1" style:parent-style-name="TableContents" style:family="paragraph">
      <style:text-properties style:font-name="Open Baskerville 0.0.75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text-properties style:font-name="Open Baskerville 0.0.75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style:font-name="Open Baskerville 0.0.75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7" style:parent-style-name="TableContents" style:family="paragraph">
      <style:text-properties style:font-name="Open Baskerville 0.0.75"/>
    </style:style>
    <style:style style:name="TableCell1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9" style:parent-style-name="TableContents" style:family="paragraph">
      <style:text-properties style:font-name="Open Baskerville 0.0.75"/>
    </style:style>
    <style:style style:name="TableRow1870" style:family="table-row">
      <style:table-row-properties style:use-optimal-row-height="false"/>
    </style:style>
    <style:style style:name="TableCell1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2" style:parent-style-name="TableContents" style:family="paragraph">
      <style:text-properties style:font-name="Open Baskerville 0.0.75"/>
    </style:style>
    <style:style style:name="TableCell1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4" style:parent-style-name="TableContents" style:family="paragraph">
      <style:text-properties style:font-name="Open Baskerville 0.0.75"/>
    </style:style>
    <style:style style:name="TableCell1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style:font-name="Open Baskerville 0.0.75"/>
    </style:style>
    <style:style style:name="TableCell1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8" style:parent-style-name="TableContents" style:family="paragraph">
      <style:text-properties style:font-name="Open Baskerville 0.0.75"/>
    </style:style>
    <style:style style:name="TableCell1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0" style:parent-style-name="TableContents" style:family="paragraph">
      <style:text-properties style:font-name="Open Baskerville 0.0.75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style:font-name="Open Baskerville 0.0.75"/>
    </style:style>
    <style:style style:name="TableCell1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4" style:parent-style-name="TableContents" style:family="paragraph">
      <style:text-properties style:font-name="Open Baskerville 0.0.75"/>
    </style:style>
    <style:style style:name="TableRow1885" style:family="table-row">
      <style:table-row-properties style:use-optimal-row-height="false"/>
    </style:style>
    <style:style style:name="TableCell1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7" style:parent-style-name="TableContents" style:family="paragraph">
      <style:text-properties style:font-name="Open Baskerville 0.0.75"/>
    </style:style>
    <style:style style:name="TableCell1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9" style:parent-style-name="TableContents" style:family="paragraph">
      <style:text-properties style:font-name="Open Baskerville 0.0.75"/>
    </style:style>
    <style:style style:name="TableCell1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1" style:parent-style-name="TableContents" style:family="paragraph">
      <style:text-properties style:font-name="Open Baskerville 0.0.75"/>
    </style:style>
    <style:style style:name="TableCell1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3" style:parent-style-name="TableContents" style:family="paragraph">
      <style:text-properties style:font-name="Open Baskerville 0.0.75"/>
    </style:style>
    <style:style style:name="TableCell1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5" style:parent-style-name="TableContents" style:family="paragraph">
      <style:text-properties style:font-name="Open Baskerville 0.0.75"/>
    </style:style>
    <style:style style:name="TableCell1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7" style:parent-style-name="TableContents" style:family="paragraph">
      <style:text-properties style:font-name="Open Baskerville 0.0.75"/>
    </style:style>
    <style:style style:name="TableCell18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9" style:parent-style-name="TableContents" style:family="paragraph">
      <style:text-properties style:font-name="Open Baskerville 0.0.75"/>
    </style:style>
    <style:style style:name="TableRow1900" style:family="table-row">
      <style:table-row-properties style:use-optimal-row-height="false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2" style:parent-style-name="TableContents" style:family="paragraph">
      <style:text-properties style:font-name="Open Baskerville 0.0.75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style:font-name="Open Baskerville 0.0.75"/>
    </style:style>
    <style:style style:name="TableCell1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6" style:parent-style-name="TableContents" style:family="paragraph">
      <style:text-properties style:font-name="Open Baskerville 0.0.75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text-properties style:font-name="Open Baskerville 0.0.75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0" style:parent-style-name="TableContents" style:family="paragraph">
      <style:text-properties style:font-name="Open Baskerville 0.0.75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2" style:parent-style-name="TableContents" style:family="paragraph">
      <style:text-properties style:font-name="Open Baskerville 0.0.75"/>
    </style:style>
    <style:style style:name="TableCell1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4" style:parent-style-name="TableContents" style:family="paragraph">
      <style:text-properties style:font-name="Open Baskerville 0.0.75"/>
    </style:style>
    <style:style style:name="TableRow1915" style:family="table-row">
      <style:table-row-properties style:use-optimal-row-height="false"/>
    </style:style>
    <style:style style:name="TableCell1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7" style:parent-style-name="TableContents" style:family="paragraph">
      <style:text-properties style:font-name="Open Baskerville 0.0.75"/>
    </style:style>
    <style:style style:name="TableCell1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9" style:parent-style-name="TableContents" style:family="paragraph">
      <style:text-properties style:font-name="Open Baskerville 0.0.75"/>
    </style:style>
    <style:style style:name="TableCell1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1" style:parent-style-name="TableContents" style:family="paragraph">
      <style:text-properties style:font-name="Open Baskerville 0.0.75"/>
    </style:style>
    <style:style style:name="TableCell1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3" style:parent-style-name="TableContents" style:family="paragraph">
      <style:text-properties style:font-name="Open Baskerville 0.0.75"/>
    </style:style>
    <style:style style:name="TableCell1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5" style:parent-style-name="TableContents" style:family="paragraph">
      <style:text-properties style:font-name="Open Baskerville 0.0.75"/>
    </style:style>
    <style:style style:name="TableCell1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7" style:parent-style-name="TableContents" style:family="paragraph">
      <style:text-properties style:font-name="Open Baskerville 0.0.75"/>
    </style:style>
    <style:style style:name="TableCell1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9" style:parent-style-name="TableContents" style:family="paragraph">
      <style:text-properties style:font-name="Open Baskerville 0.0.75"/>
    </style:style>
    <style:style style:name="TableRow1930" style:family="table-row">
      <style:table-row-properties style:use-optimal-row-height="false"/>
    </style:style>
    <style:style style:name="TableCell1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style:font-name="Open Baskerville 0.0.75"/>
    </style:style>
    <style:style style:name="TableCell1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4" style:parent-style-name="TableContents" style:family="paragraph">
      <style:text-properties style:font-name="Open Baskerville 0.0.75"/>
    </style:style>
    <style:style style:name="TableCell1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style:font-name="Open Baskerville 0.0.75"/>
    </style:style>
    <style:style style:name="TableCell1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8" style:parent-style-name="TableContents" style:family="paragraph">
      <style:text-properties style:font-name="Open Baskerville 0.0.75"/>
    </style:style>
    <style:style style:name="TableCell1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0" style:parent-style-name="TableContents" style:family="paragraph">
      <style:text-properties style:font-name="Open Baskerville 0.0.75"/>
    </style:style>
    <style:style style:name="TableCell1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2" style:parent-style-name="TableContents" style:family="paragraph">
      <style:text-properties style:font-name="Open Baskerville 0.0.75"/>
    </style:style>
    <style:style style:name="TableCell19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4" style:parent-style-name="TableContents" style:family="paragraph">
      <style:text-properties style:font-name="Open Baskerville 0.0.75"/>
    </style:style>
    <style:style style:name="TableRow1945" style:family="table-row">
      <style:table-row-properties style:use-optimal-row-height="false"/>
    </style:style>
    <style:style style:name="TableCell1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7" style:parent-style-name="TableContents" style:family="paragraph">
      <style:text-properties style:font-name="Open Baskerville 0.0.75"/>
    </style:style>
    <style:style style:name="TableCell1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9" style:parent-style-name="TableContents" style:family="paragraph">
      <style:text-properties style:font-name="Open Baskerville 0.0.75"/>
    </style:style>
    <style:style style:name="TableCell1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1" style:parent-style-name="TableContents" style:family="paragraph">
      <style:text-properties style:font-name="Open Baskerville 0.0.75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TableContents" style:family="paragraph">
      <style:text-properties style:font-name="Open Baskerville 0.0.75"/>
    </style:style>
    <style:style style:name="TableCell1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TableContents" style:family="paragraph">
      <style:text-properties style:font-name="Open Baskerville 0.0.75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style:font-name="Open Baskerville 0.0.75"/>
    </style:style>
    <style:style style:name="TableCell1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style:font-name="Open Baskerville 0.0.75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2" style:parent-style-name="TableContents" style:family="paragraph">
      <style:text-properties style:font-name="Open Baskerville 0.0.75"/>
    </style:style>
    <style:style style:name="TableCell1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4" style:parent-style-name="TableContents" style:family="paragraph">
      <style:text-properties style:font-name="Open Baskerville 0.0.75"/>
    </style:style>
    <style:style style:name="TableCell1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6" style:parent-style-name="TableContents" style:family="paragraph">
      <style:text-properties style:font-name="Open Baskerville 0.0.75"/>
    </style:style>
    <style:style style:name="TableCell1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8" style:parent-style-name="TableContents" style:family="paragraph">
      <style:text-properties style:font-name="Open Baskerville 0.0.75"/>
    </style:style>
    <style:style style:name="TableCell1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0" style:parent-style-name="TableContents" style:family="paragraph">
      <style:text-properties style:font-name="Open Baskerville 0.0.75"/>
    </style:style>
    <style:style style:name="TableCell1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2" style:parent-style-name="TableContents" style:family="paragraph">
      <style:text-properties style:font-name="Open Baskerville 0.0.75"/>
    </style:style>
    <style:style style:name="TableCell1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4" style:parent-style-name="TableContents" style:family="paragraph">
      <style:text-properties style:font-name="Open Baskerville 0.0.75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7" style:parent-style-name="TableContents" style:family="paragraph">
      <style:text-properties style:font-name="Open Baskerville 0.0.75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9" style:parent-style-name="TableContents" style:family="paragraph">
      <style:text-properties style:font-name="Open Baskerville 0.0.75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1" style:parent-style-name="TableContents" style:family="paragraph">
      <style:text-properties style:font-name="Open Baskerville 0.0.75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style:font-name="Open Baskerville 0.0.75"/>
    </style:style>
    <style:style style:name="TableCell1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5" style:parent-style-name="TableContents" style:family="paragraph">
      <style:text-properties style:font-name="Open Baskerville 0.0.75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7" style:parent-style-name="TableContents" style:family="paragraph">
      <style:text-properties style:font-name="Open Baskerville 0.0.75"/>
    </style:style>
    <style:style style:name="TableCell19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9" style:parent-style-name="TableContents" style:family="paragraph">
      <style:text-properties style:font-name="Open Baskerville 0.0.75"/>
    </style:style>
    <style:style style:name="P1990" style:parent-style-name="Standard" style:family="paragraph">
      <style:text-properties style:font-name="Open Baskerville 0.0.75"/>
    </style:style>
    <style:style style:name="P1991" style:parent-style-name="Textbody" style:family="paragraph">
      <style:text-properties style:font-name="Open Baskerville 0.0.75"/>
    </style:style>
    <style:style style:name="TableColumn1993" style:family="table-column">
      <style:table-column-properties style:column-width="0.9555in" style:use-optimal-column-width="false"/>
    </style:style>
    <style:style style:name="TableColumn1994" style:family="table-column">
      <style:table-column-properties style:column-width="0.9562in" style:use-optimal-column-width="false"/>
    </style:style>
    <style:style style:name="TableColumn1995" style:family="table-column">
      <style:table-column-properties style:column-width="0.9562in" style:use-optimal-column-width="false"/>
    </style:style>
    <style:style style:name="TableColumn1996" style:family="table-column">
      <style:table-column-properties style:column-width="0.9562in" style:use-optimal-column-width="false"/>
    </style:style>
    <style:style style:name="TableColumn1997" style:family="table-column">
      <style:table-column-properties style:column-width="0.9562in" style:use-optimal-column-width="false"/>
    </style:style>
    <style:style style:name="TableColumn1998" style:family="table-column">
      <style:table-column-properties style:column-width="0.9562in" style:use-optimal-column-width="false"/>
    </style:style>
    <style:style style:name="TableColumn1999" style:family="table-column">
      <style:table-column-properties style:column-width="0.9562in" style:use-optimal-column-width="false"/>
    </style:style>
    <style:style style:name="Table1992" style:family="table">
      <style:table-properties style:width="6.693in" fo:margin-left="0in" table:align="left"/>
    </style:style>
    <style:style style:name="TableRow2000" style:family="table-row">
      <style:table-row-properties style:use-optimal-row-height="false"/>
    </style:style>
    <style:style style:name="TableCell20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2" style:parent-style-name="TableContents" style:family="paragraph">
      <style:text-properties style:font-name="Open Baskerville 0.0.75"/>
    </style:style>
    <style:style style:name="TableCell20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4" style:parent-style-name="TableContents" style:family="paragraph">
      <style:text-properties style:font-name="Open Baskerville 0.0.75"/>
    </style:style>
    <style:style style:name="TableCell2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6" style:parent-style-name="TableContents" style:family="paragraph">
      <style:text-properties style:font-name="Open Baskerville 0.0.75"/>
    </style:style>
    <style:style style:name="TableCell2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8" style:parent-style-name="TableContents" style:family="paragraph">
      <style:text-properties style:font-name="Open Baskerville 0.0.75"/>
    </style:style>
    <style:style style:name="TableCell2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0" style:parent-style-name="TableContents" style:family="paragraph">
      <style:text-properties style:font-name="Open Baskerville 0.0.75"/>
    </style:style>
    <style:style style:name="TableCell2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2" style:parent-style-name="TableContents" style:family="paragraph">
      <style:text-properties style:font-name="Open Baskerville 0.0.75"/>
    </style:style>
    <style:style style:name="TableCell20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4" style:parent-style-name="TableContents" style:family="paragraph">
      <style:text-properties style:font-name="Open Baskerville 0.0.75"/>
    </style:style>
    <style:style style:name="TableRow2015" style:family="table-row">
      <style:table-row-properties style:use-optimal-row-height="false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style:font-name="Open Baskerville 0.0.75"/>
    </style:style>
    <style:style style:name="TableCell2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9" style:parent-style-name="TableContents" style:family="paragraph">
      <style:text-properties style:font-name="Open Baskerville 0.0.75"/>
    </style:style>
    <style:style style:name="TableCell2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1" style:parent-style-name="TableContents" style:family="paragraph">
      <style:text-properties style:font-name="Open Baskerville 0.0.75"/>
    </style:style>
    <style:style style:name="TableCell2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3" style:parent-style-name="TableContents" style:family="paragraph">
      <style:text-properties style:font-name="Open Baskerville 0.0.75"/>
    </style:style>
    <style:style style:name="TableCell2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5" style:parent-style-name="TableContents" style:family="paragraph">
      <style:text-properties style:font-name="Open Baskerville 0.0.75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7" style:parent-style-name="TableContents" style:family="paragraph">
      <style:text-properties style:font-name="Open Baskerville 0.0.75"/>
    </style:style>
    <style:style style:name="TableCell2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9" style:parent-style-name="TableContents" style:family="paragraph">
      <style:text-properties style:font-name="Open Baskerville 0.0.75"/>
    </style:style>
    <style:style style:name="TableRow2030" style:family="table-row">
      <style:table-row-properties style:use-optimal-row-height="false"/>
    </style:style>
    <style:style style:name="TableCell2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2" style:parent-style-name="TableContents" style:family="paragraph">
      <style:text-properties style:font-name="Open Baskerville 0.0.75"/>
    </style:style>
    <style:style style:name="TableCell2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4" style:parent-style-name="TableContents" style:family="paragraph">
      <style:text-properties style:font-name="Open Baskerville 0.0.75"/>
    </style:style>
    <style:style style:name="TableCell2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6" style:parent-style-name="TableContents" style:family="paragraph">
      <style:text-properties style:font-name="Open Baskerville 0.0.75"/>
    </style:style>
    <style:style style:name="TableCell2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8" style:parent-style-name="TableContents" style:family="paragraph">
      <style:text-properties style:font-name="Open Baskerville 0.0.75"/>
    </style:style>
    <style:style style:name="TableCell2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0" style:parent-style-name="TableContents" style:family="paragraph">
      <style:text-properties style:font-name="Open Baskerville 0.0.75"/>
    </style:style>
    <style:style style:name="TableCell2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text-properties style:font-name="Open Baskerville 0.0.75"/>
    </style:style>
    <style:style style:name="TableCell2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4" style:parent-style-name="TableContents" style:family="paragraph">
      <style:text-properties style:font-name="Open Baskerville 0.0.75"/>
    </style:style>
    <style:style style:name="TableRow2045" style:family="table-row">
      <style:table-row-properties style:use-optimal-row-height="false"/>
    </style:style>
    <style:style style:name="TableCell2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7" style:parent-style-name="TableContents" style:family="paragraph">
      <style:text-properties style:font-name="Open Baskerville 0.0.75"/>
    </style:style>
    <style:style style:name="TableCell2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9" style:parent-style-name="TableContents" style:family="paragraph">
      <style:text-properties style:font-name="Open Baskerville 0.0.75"/>
    </style:style>
    <style:style style:name="TableCell2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1" style:parent-style-name="TableContents" style:family="paragraph">
      <style:text-properties style:font-name="Open Baskerville 0.0.75"/>
    </style:style>
    <style:style style:name="TableCell2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3" style:parent-style-name="TableContents" style:family="paragraph">
      <style:text-properties style:font-name="Open Baskerville 0.0.75"/>
    </style:style>
    <style:style style:name="TableCell2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5" style:parent-style-name="TableContents" style:family="paragraph">
      <style:text-properties style:font-name="Open Baskerville 0.0.75"/>
    </style:style>
    <style:style style:name="TableCell2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7" style:parent-style-name="TableContents" style:family="paragraph">
      <style:text-properties style:font-name="Open Baskerville 0.0.75"/>
    </style:style>
    <style:style style:name="TableCell2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9" style:parent-style-name="TableContents" style:family="paragraph">
      <style:text-properties style:font-name="Open Baskerville 0.0.75"/>
    </style:style>
    <style:style style:name="TableRow2060" style:family="table-row">
      <style:table-row-properties style:use-optimal-row-height="false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style:font-name="Open Baskerville 0.0.75"/>
    </style:style>
    <style:style style:name="TableCell2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4" style:parent-style-name="TableContents" style:family="paragraph">
      <style:text-properties style:font-name="Open Baskerville 0.0.75"/>
    </style:style>
    <style:style style:name="TableCell2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6" style:parent-style-name="TableContents" style:family="paragraph">
      <style:text-properties style:font-name="Open Baskerville 0.0.75"/>
    </style:style>
    <style:style style:name="TableCell2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8" style:parent-style-name="TableContents" style:family="paragraph">
      <style:text-properties style:font-name="Open Baskerville 0.0.75"/>
    </style:style>
    <style:style style:name="TableCell2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0" style:parent-style-name="TableContents" style:family="paragraph">
      <style:text-properties style:font-name="Open Baskerville 0.0.75"/>
    </style:style>
    <style:style style:name="TableCell2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2" style:parent-style-name="TableContents" style:family="paragraph">
      <style:text-properties style:font-name="Open Baskerville 0.0.75"/>
    </style:style>
    <style:style style:name="TableCell20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4" style:parent-style-name="TableContents" style:family="paragraph">
      <style:text-properties style:font-name="Open Baskerville 0.0.75"/>
    </style:style>
    <style:style style:name="TableRow2075" style:family="table-row">
      <style:table-row-properties style:use-optimal-row-height="false"/>
    </style:style>
    <style:style style:name="TableCell2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7" style:parent-style-name="TableContents" style:family="paragraph">
      <style:text-properties style:font-name="Open Baskerville 0.0.75"/>
    </style:style>
    <style:style style:name="TableCell2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9" style:parent-style-name="TableContents" style:family="paragraph">
      <style:text-properties style:font-name="Open Baskerville 0.0.75"/>
    </style:style>
    <style:style style:name="TableCell2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1" style:parent-style-name="TableContents" style:family="paragraph">
      <style:text-properties style:font-name="Open Baskerville 0.0.75"/>
    </style:style>
    <style:style style:name="TableCell2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3" style:parent-style-name="TableContents" style:family="paragraph">
      <style:text-properties style:font-name="Open Baskerville 0.0.75"/>
    </style:style>
    <style:style style:name="TableCell2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5" style:parent-style-name="TableContents" style:family="paragraph">
      <style:text-properties style:font-name="Open Baskerville 0.0.75"/>
    </style:style>
    <style:style style:name="TableCell2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7" style:parent-style-name="TableContents" style:family="paragraph">
      <style:text-properties style:font-name="Open Baskerville 0.0.75"/>
    </style:style>
    <style:style style:name="TableCell2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9" style:parent-style-name="TableContents" style:family="paragraph">
      <style:text-properties style:font-name="Open Baskerville 0.0.75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2" style:parent-style-name="TableContents" style:family="paragraph">
      <style:text-properties style:font-name="Open Baskerville 0.0.75"/>
    </style:style>
    <style:style style:name="TableCell2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4" style:parent-style-name="TableContents" style:family="paragraph">
      <style:text-properties style:font-name="Open Baskerville 0.0.75"/>
    </style:style>
    <style:style style:name="TableCell2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6" style:parent-style-name="TableContents" style:family="paragraph">
      <style:text-properties style:font-name="Open Baskerville 0.0.75"/>
    </style:style>
    <style:style style:name="TableCell2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8" style:parent-style-name="TableContents" style:family="paragraph">
      <style:text-properties style:font-name="Open Baskerville 0.0.75"/>
    </style:style>
    <style:style style:name="TableCell2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0" style:parent-style-name="TableContents" style:family="paragraph">
      <style:text-properties style:font-name="Open Baskerville 0.0.75"/>
    </style:style>
    <style:style style:name="TableCell2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2" style:parent-style-name="TableContents" style:family="paragraph">
      <style:text-properties style:font-name="Open Baskerville 0.0.75"/>
    </style:style>
    <style:style style:name="TableCell2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4" style:parent-style-name="TableContents" style:family="paragraph">
      <style:text-properties style:font-name="Open Baskerville 0.0.75"/>
    </style:style>
    <style:style style:name="P2105" style:parent-style-name="Standard" style:family="paragraph">
      <style:text-properties style:font-name="Open Baskerville 0.0.75"/>
    </style:style>
    <style:style style:name="P2106" style:parent-style-name="Textbody" style:family="paragraph">
      <style:text-properties style:font-name="Open Baskerville 0.0.75"/>
    </style:style>
    <style:style style:name="TableColumn2108" style:family="table-column">
      <style:table-column-properties style:column-width="0.9555in" style:use-optimal-column-width="false"/>
    </style:style>
    <style:style style:name="TableColumn2109" style:family="table-column">
      <style:table-column-properties style:column-width="0.9562in" style:use-optimal-column-width="false"/>
    </style:style>
    <style:style style:name="TableColumn2110" style:family="table-column">
      <style:table-column-properties style:column-width="0.9562in" style:use-optimal-column-width="false"/>
    </style:style>
    <style:style style:name="TableColumn2111" style:family="table-column">
      <style:table-column-properties style:column-width="0.9562in" style:use-optimal-column-width="false"/>
    </style:style>
    <style:style style:name="TableColumn2112" style:family="table-column">
      <style:table-column-properties style:column-width="0.9562in" style:use-optimal-column-width="false"/>
    </style:style>
    <style:style style:name="TableColumn2113" style:family="table-column">
      <style:table-column-properties style:column-width="0.9562in" style:use-optimal-column-width="false"/>
    </style:style>
    <style:style style:name="TableColumn2114" style:family="table-column">
      <style:table-column-properties style:column-width="0.9562in" style:use-optimal-column-width="false"/>
    </style:style>
    <style:style style:name="Table2107" style:family="table">
      <style:table-properties style:width="6.693in" fo:margin-left="0in" table:align="left"/>
    </style:style>
    <style:style style:name="TableRow2115" style:family="table-row">
      <style:table-row-properties style:use-optimal-row-height="false"/>
    </style:style>
    <style:style style:name="TableCell2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7" style:parent-style-name="TableContents" style:family="paragraph">
      <style:text-properties style:font-name="Open Baskerville 0.0.75"/>
    </style:style>
    <style:style style:name="TableCell2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9" style:parent-style-name="TableContents" style:family="paragraph">
      <style:text-properties style:font-name="Open Baskerville 0.0.75"/>
    </style:style>
    <style:style style:name="TableCell2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1" style:parent-style-name="TableContents" style:family="paragraph">
      <style:text-properties style:font-name="Open Baskerville 0.0.75"/>
    </style:style>
    <style:style style:name="TableCell2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3" style:parent-style-name="TableContents" style:family="paragraph">
      <style:text-properties style:font-name="Open Baskerville 0.0.75"/>
    </style:style>
    <style:style style:name="TableCell2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5" style:parent-style-name="TableContents" style:family="paragraph">
      <style:text-properties style:font-name="Open Baskerville 0.0.75"/>
    </style:style>
    <style:style style:name="TableCell2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7" style:parent-style-name="TableContents" style:family="paragraph">
      <style:text-properties style:font-name="Open Baskerville 0.0.75"/>
    </style:style>
    <style:style style:name="TableCell2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29" style:parent-style-name="TableContents" style:family="paragraph">
      <style:text-properties style:font-name="Open Baskerville 0.0.75"/>
    </style:style>
    <style:style style:name="TableRow2130" style:family="table-row">
      <style:table-row-properties style:use-optimal-row-height="false"/>
    </style:style>
    <style:style style:name="TableCell2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2" style:parent-style-name="TableContents" style:family="paragraph">
      <style:text-properties style:font-name="Open Baskerville 0.0.75"/>
    </style:style>
    <style:style style:name="TableCell2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4" style:parent-style-name="TableContents" style:family="paragraph">
      <style:text-properties style:font-name="Open Baskerville 0.0.75"/>
    </style:style>
    <style:style style:name="TableCell2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6" style:parent-style-name="TableContents" style:family="paragraph">
      <style:text-properties style:font-name="Open Baskerville 0.0.75"/>
    </style:style>
    <style:style style:name="TableCell2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8" style:parent-style-name="TableContents" style:family="paragraph">
      <style:text-properties style:font-name="Open Baskerville 0.0.75"/>
    </style:style>
    <style:style style:name="TableCell2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0" style:parent-style-name="TableContents" style:family="paragraph">
      <style:text-properties style:font-name="Open Baskerville 0.0.75"/>
    </style:style>
    <style:style style:name="TableCell2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2" style:parent-style-name="TableContents" style:family="paragraph">
      <style:text-properties style:font-name="Open Baskerville 0.0.75"/>
    </style:style>
    <style:style style:name="TableCell2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4" style:parent-style-name="TableContents" style:family="paragraph">
      <style:text-properties style:font-name="Open Baskerville 0.0.75"/>
    </style:style>
    <style:style style:name="TableRow2145" style:family="table-row">
      <style:table-row-properties style:use-optimal-row-height="false"/>
    </style:style>
    <style:style style:name="TableCell2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7" style:parent-style-name="TableContents" style:family="paragraph">
      <style:text-properties style:font-name="Open Baskerville 0.0.75"/>
    </style:style>
    <style:style style:name="TableCell2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9" style:parent-style-name="TableContents" style:family="paragraph">
      <style:text-properties style:font-name="Open Baskerville 0.0.75"/>
    </style:style>
    <style:style style:name="TableCell2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1" style:parent-style-name="TableContents" style:family="paragraph">
      <style:text-properties style:font-name="Open Baskerville 0.0.75"/>
    </style:style>
    <style:style style:name="TableCell2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3" style:parent-style-name="TableContents" style:family="paragraph">
      <style:text-properties style:font-name="Open Baskerville 0.0.75"/>
    </style:style>
    <style:style style:name="TableCell2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5" style:parent-style-name="TableContents" style:family="paragraph">
      <style:text-properties style:font-name="Open Baskerville 0.0.75"/>
    </style:style>
    <style:style style:name="TableCell2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7" style:parent-style-name="TableContents" style:family="paragraph">
      <style:text-properties style:font-name="Open Baskerville 0.0.75"/>
    </style:style>
    <style:style style:name="TableCell2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9" style:parent-style-name="TableContents" style:family="paragraph">
      <style:text-properties style:font-name="Open Baskerville 0.0.75"/>
    </style:style>
    <style:style style:name="TableRow2160" style:family="table-row">
      <style:table-row-properties style:use-optimal-row-height="false"/>
    </style:style>
    <style:style style:name="TableCell2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2" style:parent-style-name="TableContents" style:family="paragraph">
      <style:text-properties style:font-name="Open Baskerville 0.0.75"/>
    </style:style>
    <style:style style:name="TableCell2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4" style:parent-style-name="TableContents" style:family="paragraph">
      <style:text-properties style:font-name="Open Baskerville 0.0.75"/>
    </style:style>
    <style:style style:name="TableCell2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6" style:parent-style-name="TableContents" style:family="paragraph">
      <style:text-properties style:font-name="Open Baskerville 0.0.75"/>
    </style:style>
    <style:style style:name="TableCell2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8" style:parent-style-name="TableContents" style:family="paragraph">
      <style:text-properties style:font-name="Open Baskerville 0.0.75"/>
    </style:style>
    <style:style style:name="TableCell2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0" style:parent-style-name="TableContents" style:family="paragraph">
      <style:text-properties style:font-name="Open Baskerville 0.0.75"/>
    </style:style>
    <style:style style:name="TableCell2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2" style:parent-style-name="TableContents" style:family="paragraph">
      <style:text-properties style:font-name="Open Baskerville 0.0.75"/>
    </style:style>
    <style:style style:name="TableCell2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4" style:parent-style-name="TableContents" style:family="paragraph">
      <style:text-properties style:font-name="Open Baskerville 0.0.75"/>
    </style:style>
    <style:style style:name="TableRow2175" style:family="table-row">
      <style:table-row-properties style:use-optimal-row-height="false"/>
    </style:style>
    <style:style style:name="TableCell2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7" style:parent-style-name="TableContents" style:family="paragraph">
      <style:text-properties style:font-name="Open Baskerville 0.0.75"/>
    </style:style>
    <style:style style:name="TableCell2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9" style:parent-style-name="TableContents" style:family="paragraph">
      <style:text-properties style:font-name="Open Baskerville 0.0.75"/>
    </style:style>
    <style:style style:name="TableCell2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1" style:parent-style-name="TableContents" style:family="paragraph">
      <style:text-properties style:font-name="Open Baskerville 0.0.75"/>
    </style:style>
    <style:style style:name="TableCell2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3" style:parent-style-name="TableContents" style:family="paragraph">
      <style:text-properties style:font-name="Open Baskerville 0.0.75"/>
    </style:style>
    <style:style style:name="TableCell2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5" style:parent-style-name="TableContents" style:family="paragraph">
      <style:text-properties style:font-name="Open Baskerville 0.0.75"/>
    </style:style>
    <style:style style:name="TableCell2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7" style:parent-style-name="TableContents" style:family="paragraph">
      <style:text-properties style:font-name="Open Baskerville 0.0.75"/>
    </style:style>
    <style:style style:name="TableCell2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9" style:parent-style-name="TableContents" style:family="paragraph">
      <style:text-properties style:font-name="Open Baskerville 0.0.75"/>
    </style:style>
    <style:style style:name="TableRow2190" style:family="table-row">
      <style:table-row-properties style:use-optimal-row-height="false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2" style:parent-style-name="TableContents" style:family="paragraph">
      <style:text-properties style:font-name="Open Baskerville 0.0.75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4" style:parent-style-name="TableContents" style:family="paragraph">
      <style:text-properties style:font-name="Open Baskerville 0.0.75"/>
    </style:style>
    <style:style style:name="TableCell2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6" style:parent-style-name="TableContents" style:family="paragraph">
      <style:text-properties style:font-name="Open Baskerville 0.0.75"/>
    </style:style>
    <style:style style:name="TableCell2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8" style:parent-style-name="TableContents" style:family="paragraph">
      <style:text-properties style:font-name="Open Baskerville 0.0.75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0" style:parent-style-name="TableContents" style:family="paragraph">
      <style:text-properties style:font-name="Open Baskerville 0.0.75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2" style:parent-style-name="TableContents" style:family="paragraph">
      <style:text-properties style:font-name="Open Baskerville 0.0.75"/>
    </style:style>
    <style:style style:name="TableCell2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4" style:parent-style-name="TableContents" style:family="paragraph">
      <style:text-properties style:font-name="Open Baskerville 0.0.75"/>
    </style:style>
    <style:style style:name="TableRow2205" style:family="table-row">
      <style:table-row-properties style:use-optimal-row-height="false"/>
    </style:style>
    <style:style style:name="TableCell2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7" style:parent-style-name="TableContents" style:family="paragraph">
      <style:text-properties style:font-name="Open Baskerville 0.0.75"/>
    </style:style>
    <style:style style:name="TableCell2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9" style:parent-style-name="TableContents" style:family="paragraph">
      <style:text-properties style:font-name="Open Baskerville 0.0.75"/>
    </style:style>
    <style:style style:name="TableCell2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1" style:parent-style-name="TableContents" style:family="paragraph">
      <style:text-properties style:font-name="Open Baskerville 0.0.75"/>
    </style:style>
    <style:style style:name="TableCell2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3" style:parent-style-name="TableContents" style:family="paragraph">
      <style:text-properties style:font-name="Open Baskerville 0.0.75"/>
    </style:style>
    <style:style style:name="TableCell2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5" style:parent-style-name="TableContents" style:family="paragraph">
      <style:text-properties style:font-name="Open Baskerville 0.0.75"/>
    </style:style>
    <style:style style:name="TableCell2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7" style:parent-style-name="TableContents" style:family="paragraph">
      <style:text-properties style:font-name="Open Baskerville 0.0.75"/>
    </style:style>
    <style:style style:name="TableCell2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9" style:parent-style-name="TableContents" style:family="paragraph">
      <style:text-properties style:font-name="Open Baskerville 0.0.75"/>
    </style:style>
    <style:style style:name="TableRow2220" style:family="table-row">
      <style:table-row-properties style:use-optimal-row-height="false"/>
    </style:style>
    <style:style style:name="TableCell2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2" style:parent-style-name="TableContents" style:family="paragraph">
      <style:text-properties style:font-name="Open Baskerville 0.0.75"/>
    </style:style>
    <style:style style:name="TableCell2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4" style:parent-style-name="TableContents" style:family="paragraph">
      <style:text-properties style:font-name="Open Baskerville 0.0.75"/>
    </style:style>
    <style:style style:name="TableCell2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6" style:parent-style-name="TableContents" style:family="paragraph">
      <style:text-properties style:font-name="Open Baskerville 0.0.75"/>
    </style:style>
    <style:style style:name="TableCell2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8" style:parent-style-name="TableContents" style:family="paragraph">
      <style:text-properties style:font-name="Open Baskerville 0.0.75"/>
    </style:style>
    <style:style style:name="TableCell2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0" style:parent-style-name="TableContents" style:family="paragraph">
      <style:text-properties style:font-name="Open Baskerville 0.0.75"/>
    </style:style>
    <style:style style:name="TableCell2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2" style:parent-style-name="TableContents" style:family="paragraph">
      <style:text-properties style:font-name="Open Baskerville 0.0.75"/>
    </style:style>
    <style:style style:name="TableCell2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style:font-name="Open Baskerville 0.0.75"/>
    </style:style>
    <style:style style:name="TableRow2235" style:family="table-row">
      <style:table-row-properties style:use-optimal-row-height="false"/>
    </style:style>
    <style:style style:name="TableCell2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7" style:parent-style-name="TableContents" style:family="paragraph">
      <style:text-properties style:font-name="Open Baskerville 0.0.75"/>
    </style:style>
    <style:style style:name="TableCell2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9" style:parent-style-name="TableContents" style:family="paragraph">
      <style:text-properties style:font-name="Open Baskerville 0.0.75"/>
    </style:style>
    <style:style style:name="TableCell2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1" style:parent-style-name="TableContents" style:family="paragraph">
      <style:text-properties style:font-name="Open Baskerville 0.0.75"/>
    </style:style>
    <style:style style:name="TableCell2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3" style:parent-style-name="TableContents" style:family="paragraph">
      <style:text-properties style:font-name="Open Baskerville 0.0.75"/>
    </style:style>
    <style:style style:name="TableCell2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5" style:parent-style-name="TableContents" style:family="paragraph">
      <style:text-properties style:font-name="Open Baskerville 0.0.75"/>
    </style:style>
    <style:style style:name="TableCell2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7" style:parent-style-name="TableContents" style:family="paragraph">
      <style:text-properties style:font-name="Open Baskerville 0.0.75"/>
    </style:style>
    <style:style style:name="TableCell2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9" style:parent-style-name="TableContents" style:family="paragraph">
      <style:text-properties style:font-name="Open Baskerville 0.0.75"/>
    </style:style>
    <style:style style:name="P2250" style:parent-style-name="Standard" style:family="paragraph">
      <style:text-properties style:font-name="Open Baskerville 0.0.75"/>
    </style:style>
    <style:style style:name="P2251" style:parent-style-name="Textbody" style:family="paragraph">
      <style:paragraph-properties fo:break-before="page"/>
    </style:style>
    <style:style style:name="P2252" style:parent-style-name="Standaard" style:family="paragraph">
      <style:text-properties style:font-name="Open Baskerville 0.0.53"/>
    </style:style>
    <style:style style:name="P2253" style:parent-style-name="Standaard" style:family="paragraph">
      <style:text-properties style:font-name="Open Baskerville 0.0.53"/>
    </style:style>
    <style:style style:name="TableColumn2255" style:family="table-column">
      <style:table-column-properties style:column-width="1.5402in"/>
    </style:style>
    <style:style style:name="TableColumn2256" style:family="table-column">
      <style:table-column-properties style:column-width="1.5395in"/>
    </style:style>
    <style:style style:name="TableColumn2257" style:family="table-column">
      <style:table-column-properties style:column-width="1.5395in"/>
    </style:style>
    <style:style style:name="TableColumn2258" style:family="table-column">
      <style:table-column-properties style:column-width="1.5388in"/>
    </style:style>
    <style:style style:name="Table2254" style:family="table">
      <style:table-properties style:width="6.1583in" fo:margin-left="-0.0277in" table:align="left"/>
    </style:style>
    <style:style style:name="TableRow2259" style:family="table-row">
      <style:table-row-properties style:min-row-height="0.0694in"/>
    </style:style>
    <style:style style:name="TableCell2260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261" style:parent-style-name="Standaard" style:family="paragraph">
      <style:paragraph-properties>
        <style:tab-stops>
          <style:tab-stop style:type="center" style:position="3.0041in"/>
        </style:tab-stops>
      </style:paragraph-properties>
    </style:style>
    <style:style style:name="T2262" style:parent-style-name="Standaardalinea-lettertype" style:family="text">
      <style:text-properties style:font-name="Open Baskerville 0.0.53" fo:language="en" fo:country="GB"/>
    </style:style>
    <style:style style:name="T2263" style:parent-style-name="Standaardalinea-lettertype" style:family="text">
      <style:text-properties style:font-name="Open Baskerville 0.0.53" fo:language="en" fo:country="GB"/>
    </style:style>
    <style:style style:name="TableRow2264" style:family="table-row">
      <style:table-row-properties style:min-row-height="0.3631in"/>
    </style:style>
    <style:style style:name="TableCell2265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266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267" style:parent-style-name="Standaardalinea-lettertype" style:family="text">
      <style:text-properties style:font-name="Open Baskerville 0.0.53" fo:language="en" fo:country="GB"/>
    </style:style>
    <style:style style:name="T2268" style:parent-style-name="Standaardalinea-lettertype" style:family="text">
      <style:text-properties style:font-name="Open Baskerville 0.0.53" fo:language="en" fo:country="GB"/>
    </style:style>
    <style:style style:name="TableCell226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27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271" style:family="table-row">
      <style:table-row-properties style:min-row-height="0.3631in"/>
    </style:style>
    <style:style style:name="TableCell2272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273" style:parent-style-name="Standaardalinea-lettertype" style:family="text">
      <style:text-properties style:font-name="Open Baskerville 0.0.53" fo:language="en" fo:country="GB"/>
    </style:style>
    <style:style style:name="TableCell2274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275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276" style:family="table-row">
      <style:table-row-properties style:min-row-height="0.3631in"/>
    </style:style>
    <style:style style:name="TableCell2277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278" style:parent-style-name="Standaardalinea-lettertype" style:family="text">
      <style:text-properties style:font-name="Open Baskerville 0.0.53" fo:language="en" fo:country="GB"/>
    </style:style>
    <style:style style:name="TableCell2279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28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281" style:family="table-row">
      <style:table-row-properties style:min-row-height="0.3631in"/>
    </style:style>
    <style:style style:name="TableCell2282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283" style:parent-style-name="Standaardalinea-lettertype" style:family="text">
      <style:text-properties style:font-name="Open Baskerville 0.0.53" fo:language="en" fo:country="GB"/>
    </style:style>
    <style:style style:name="TableCell2284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285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286" style:family="table-row">
      <style:table-row-properties style:min-row-height="0.3631in"/>
    </style:style>
    <style:style style:name="TableCell2287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288" style:parent-style-name="Standaardalinea-lettertype" style:family="text">
      <style:text-properties style:font-name="Open Baskerville 0.0.53" fo:language="en" fo:country="GB"/>
    </style:style>
    <style:style style:name="TableCell228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290" style:parent-style-name="Standaardalinea-lettertype" style:family="text">
      <style:text-properties style:font-name="Open Baskerville 0.0.53" fo:language="en" fo:country="GB"/>
    </style:style>
    <style:style style:name="TableCell229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292" style:parent-style-name="Standaardalinea-lettertype" style:family="text">
      <style:text-properties style:font-name="Open Baskerville 0.0.53" fo:language="en" fo:country="GB"/>
    </style:style>
    <style:style style:name="TableCell229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294" style:parent-style-name="Standaardalinea-lettertype" style:family="text">
      <style:text-properties style:font-name="Open Baskerville 0.0.53" fo:language="en" fo:country="GB"/>
    </style:style>
    <style:style style:name="TableRow2295" style:family="table-row">
      <style:table-row-properties style:min-row-height="0.3631in"/>
    </style:style>
    <style:style style:name="TableCell2296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29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298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29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30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01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0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03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0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305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30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307" style:parent-style-name="TextBody0" style:family="paragraph">
      <style:paragraph-properties fo:break-before="page"/>
    </style:style>
    <style:style style:name="P2308" style:parent-style-name="TextBody0" style:family="paragraph">
      <style:text-properties style:font-name="Open Baskerville 0.0.53"/>
    </style:style>
    <style:style style:name="TableColumn2310" style:family="table-column">
      <style:table-column-properties style:column-width="1.5402in"/>
    </style:style>
    <style:style style:name="TableColumn2311" style:family="table-column">
      <style:table-column-properties style:column-width="1.5395in"/>
    </style:style>
    <style:style style:name="TableColumn2312" style:family="table-column">
      <style:table-column-properties style:column-width="1.5395in"/>
    </style:style>
    <style:style style:name="TableColumn2313" style:family="table-column">
      <style:table-column-properties style:column-width="1.5388in"/>
    </style:style>
    <style:style style:name="Table2309" style:family="table">
      <style:table-properties style:width="6.1583in" fo:margin-left="-0.0277in" table:align="left"/>
    </style:style>
    <style:style style:name="TableRow2314" style:family="table-row">
      <style:table-row-properties style:min-row-height="0.0694in"/>
    </style:style>
    <style:style style:name="TableCell2315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316" style:parent-style-name="Standaardalinea-lettertype" style:family="text">
      <style:text-properties style:font-name="Open Baskerville 0.0.53" fo:language="en" fo:country="GB"/>
    </style:style>
    <style:style style:name="T2317" style:parent-style-name="Standaardalinea-lettertype" style:family="text">
      <style:text-properties style:font-name="Open Baskerville 0.0.53" fo:language="en" fo:country="GB"/>
    </style:style>
    <style:style style:name="TableRow2318" style:family="table-row">
      <style:table-row-properties style:min-row-height="0.3631in"/>
    </style:style>
    <style:style style:name="TableCell2319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320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321" style:parent-style-name="Standaardalinea-lettertype" style:family="text">
      <style:text-properties style:font-name="Open Baskerville 0.0.53" fo:language="en" fo:country="GB"/>
    </style:style>
    <style:style style:name="T2322" style:parent-style-name="Standaardalinea-lettertype" style:family="text">
      <style:text-properties style:font-name="Open Baskerville 0.0.53" fo:language="en" fo:country="GB"/>
    </style:style>
    <style:style style:name="TableCell2323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2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25" style:family="table-row">
      <style:table-row-properties style:min-row-height="0.3631in"/>
    </style:style>
    <style:style style:name="TableCell2326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27" style:parent-style-name="Standaardalinea-lettertype" style:family="text">
      <style:text-properties style:font-name="Open Baskerville 0.0.53" fo:language="en" fo:country="GB"/>
    </style:style>
    <style:style style:name="TableCell2328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29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330" style:family="table-row">
      <style:table-row-properties style:min-row-height="0.3631in"/>
    </style:style>
    <style:style style:name="TableCell2331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32" style:parent-style-name="Standaardalinea-lettertype" style:family="text">
      <style:text-properties style:font-name="Open Baskerville 0.0.53" fo:language="en" fo:country="GB"/>
    </style:style>
    <style:style style:name="TableCell2333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3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35" style:family="table-row">
      <style:table-row-properties style:min-row-height="0.3631in"/>
    </style:style>
    <style:style style:name="TableCell2336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337" style:parent-style-name="Standaardalinea-lettertype" style:family="text">
      <style:text-properties style:font-name="Open Baskerville 0.0.53" fo:language="en" fo:country="GB"/>
    </style:style>
    <style:style style:name="TableCell2338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33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40" style:family="table-row">
      <style:table-row-properties style:min-row-height="0.3631in"/>
    </style:style>
    <style:style style:name="TableCell234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42" style:parent-style-name="Standaardalinea-lettertype" style:family="text">
      <style:text-properties style:font-name="Open Baskerville 0.0.53" fo:language="en" fo:country="GB"/>
    </style:style>
    <style:style style:name="TableCell234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4" style:parent-style-name="Standaardalinea-lettertype" style:family="text">
      <style:text-properties style:font-name="Open Baskerville 0.0.53" fo:language="en" fo:country="GB"/>
    </style:style>
    <style:style style:name="TableCell234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46" style:parent-style-name="Standaardalinea-lettertype" style:family="text">
      <style:text-properties style:font-name="Open Baskerville 0.0.53" fo:language="en" fo:country="GB"/>
    </style:style>
    <style:style style:name="TableCell234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48" style:parent-style-name="Standaardalinea-lettertype" style:family="text">
      <style:text-properties style:font-name="Open Baskerville 0.0.53" fo:language="en" fo:country="GB"/>
    </style:style>
    <style:style style:name="TableRow2349" style:family="table-row">
      <style:table-row-properties style:min-row-height="0.3631in"/>
    </style:style>
    <style:style style:name="TableCell2350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5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52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53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354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355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356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35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358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359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360" style:parent-style-name="Standaard" style:family="paragraph">
      <style:text-properties style:font-name="Open Baskerville 0.0.53"/>
    </style:style>
    <style:style style:name="P2361" style:parent-style-name="Standaard" style:family="paragraph">
      <style:text-properties style:font-name="Open Baskerville 0.0.53"/>
    </style:style>
    <style:style style:name="P2362" style:parent-style-name="Standaard" style:family="paragraph">
      <style:text-properties style:font-name="Open Baskerville 0.0.53"/>
    </style:style>
    <style:style style:name="P2363" style:parent-style-name="Standaard" style:family="paragraph">
      <style:text-properties style:font-name="Open Baskerville 0.0.53"/>
    </style:style>
    <style:style style:name="P2364" style:parent-style-name="Standaard" style:family="paragraph">
      <style:text-properties style:font-name="Open Baskerville 0.0.53"/>
    </style:style>
    <style:style style:name="P2365" style:parent-style-name="Standaard" style:family="paragraph">
      <style:text-properties style:font-name="Open Baskerville 0.0.53"/>
    </style:style>
    <style:style style:name="TableColumn2367" style:family="table-column">
      <style:table-column-properties style:column-width="1.5402in"/>
    </style:style>
    <style:style style:name="TableColumn2368" style:family="table-column">
      <style:table-column-properties style:column-width="1.5395in"/>
    </style:style>
    <style:style style:name="TableColumn2369" style:family="table-column">
      <style:table-column-properties style:column-width="1.5395in"/>
    </style:style>
    <style:style style:name="TableColumn2370" style:family="table-column">
      <style:table-column-properties style:column-width="1.5395in"/>
    </style:style>
    <style:style style:name="Table2366" style:family="table">
      <style:table-properties style:width="6.159in" fo:margin-left="-0.0312in" table:align="left"/>
    </style:style>
    <style:style style:name="TableRow2371" style:family="table-row">
      <style:table-row-properties style:min-row-height="0.0694in"/>
    </style:style>
    <style:style style:name="TableCell2372" style:family="table-cell">
      <style:table-cell-properties fo:border="0.0069in solid #00000A" fo:background-color="#C0C0C0" style:writing-mode="lr-tb" fo:padding-top="0in" fo:padding-left="0.0472in" fo:padding-bottom="0in" fo:padding-right="0.075in"/>
    </style:style>
    <style:style style:name="P2373" style:parent-style-name="Standaard" style:family="paragraph">
      <style:paragraph-properties>
        <style:tab-stops>
          <style:tab-stop style:type="center" style:position="3.0041in"/>
        </style:tab-stops>
      </style:paragraph-properties>
    </style:style>
    <style:style style:name="T2374" style:parent-style-name="Standaardalinea-lettertype" style:family="text">
      <style:text-properties style:font-name="Open Baskerville 0.0.53" fo:language="en" fo:country="GB"/>
    </style:style>
    <style:style style:name="T2375" style:parent-style-name="Standaardalinea-lettertype" style:family="text">
      <style:text-properties style:font-name="Open Baskerville 0.0.53" fo:language="en" fo:country="GB"/>
    </style:style>
    <style:style style:name="TableRow2376" style:family="table-row">
      <style:table-row-properties style:min-row-height="0.3631in"/>
    </style:style>
    <style:style style:name="TableCell2377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P2378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379" style:parent-style-name="Standaardalinea-lettertype" style:family="text">
      <style:text-properties style:font-name="Open Baskerville 0.0.53" fo:language="en" fo:country="GB"/>
    </style:style>
    <style:style style:name="T2380" style:parent-style-name="Standaardalinea-lettertype" style:family="text">
      <style:text-properties style:font-name="Open Baskerville 0.0.53" fo:language="en" fo:country="GB"/>
    </style:style>
    <style:style style:name="TableCell2381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82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383" style:family="table-row">
      <style:table-row-properties style:min-row-height="0.3631in"/>
    </style:style>
    <style:style style:name="TableCell2384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85" style:parent-style-name="Standaardalinea-lettertype" style:family="text">
      <style:text-properties style:font-name="Open Baskerville 0.0.53" fo:language="en" fo:country="GB"/>
    </style:style>
    <style:style style:name="TableCell2386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87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388" style:family="table-row">
      <style:table-row-properties style:min-row-height="0.3631in"/>
    </style:style>
    <style:style style:name="TableCell2389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90" style:parent-style-name="Standaardalinea-lettertype" style:family="text">
      <style:text-properties style:font-name="Open Baskerville 0.0.53" fo:language="en" fo:country="GB"/>
    </style:style>
    <style:style style:name="TableCell2391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9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393" style:family="table-row">
      <style:table-row-properties style:min-row-height="0.3631in"/>
    </style:style>
    <style:style style:name="TableCell2394" style:family="table-cell">
      <style:table-cell-properties fo:border="0.0069in solid #00000A" fo:background-color="#FFCC66" style:writing-mode="lr-tb" fo:padding-top="0in" fo:padding-left="0.0472in" fo:padding-bottom="0in" fo:padding-right="0.075in"/>
    </style:style>
    <style:style style:name="T2395" style:parent-style-name="Standaardalinea-lettertype" style:family="text">
      <style:text-properties style:font-name="Open Baskerville 0.0.53" fo:language="en" fo:country="GB"/>
    </style:style>
    <style:style style:name="TableCell2396" style:family="table-cell">
      <style:table-cell-properties fo:border="0.0069in solid #00000A" fo:background-color="#F3690B" style:writing-mode="lr-tb" fo:padding-top="0in" fo:padding-left="0.0472in" fo:padding-bottom="0in" fo:padding-right="0.075in"/>
    </style:style>
    <style:style style:name="T239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398" style:family="table-row">
      <style:table-row-properties style:min-row-height="0.3631in"/>
    </style:style>
    <style:style style:name="TableCell239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00" style:parent-style-name="Standaardalinea-lettertype" style:family="text">
      <style:text-properties style:font-name="Open Baskerville 0.0.53" fo:language="en" fo:country="GB"/>
    </style:style>
    <style:style style:name="TableCell2401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02" style:parent-style-name="Standaardalinea-lettertype" style:family="text">
      <style:text-properties style:font-name="Open Baskerville 0.0.53" fo:language="en" fo:country="GB"/>
    </style:style>
    <style:style style:name="TableCell2403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04" style:parent-style-name="Standaardalinea-lettertype" style:family="text">
      <style:text-properties style:font-name="Open Baskerville 0.0.53" fo:language="en" fo:country="GB"/>
    </style:style>
    <style:style style:name="TableCell2405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06" style:parent-style-name="Standaardalinea-lettertype" style:family="text">
      <style:text-properties style:font-name="Open Baskerville 0.0.53" fo:language="en" fo:country="GB"/>
    </style:style>
    <style:style style:name="TableRow2407" style:family="table-row">
      <style:table-row-properties style:min-row-height="0.3631in"/>
    </style:style>
    <style:style style:name="TableCell2408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09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1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1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12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13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14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15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16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417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1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419" style:family="table-row">
      <style:table-row-properties style:min-row-height="0.3631in"/>
    </style:style>
    <style:style style:name="TableCell2420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2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42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2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2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2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26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Cell242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28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29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430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31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432" style:parent-style-name="Standaard" style:family="paragraph">
      <style:paragraph-properties fo:break-before="page"/>
    </style:style>
    <style:style style:name="P2433" style:parent-style-name="Standaard" style:family="paragraph">
      <style:text-properties style:font-name="Open Baskerville 0.0.53"/>
    </style:style>
    <style:style style:name="TableColumn2435" style:family="table-column">
      <style:table-column-properties style:column-width="1.5402in"/>
    </style:style>
    <style:style style:name="TableColumn2436" style:family="table-column">
      <style:table-column-properties style:column-width="1.5395in"/>
    </style:style>
    <style:style style:name="TableColumn2437" style:family="table-column">
      <style:table-column-properties style:column-width="1.5395in"/>
    </style:style>
    <style:style style:name="TableColumn2438" style:family="table-column">
      <style:table-column-properties style:column-width="1.5395in"/>
    </style:style>
    <style:style style:name="Table2434" style:family="table">
      <style:table-properties style:width="6.159in" fo:margin-left="-0.0277in" table:align="left"/>
    </style:style>
    <style:style style:name="TableRow2439" style:family="table-row">
      <style:table-row-properties style:min-row-height="0.0694in"/>
    </style:style>
    <style:style style:name="TableCell2440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441" style:parent-style-name="Standaardalinea-lettertype" style:family="text">
      <style:text-properties style:font-name="Open Baskerville 0.0.53" fo:language="en" fo:country="GB"/>
    </style:style>
    <style:style style:name="TableRow2442" style:family="table-row">
      <style:table-row-properties style:min-row-height="0.3631in"/>
    </style:style>
    <style:style style:name="TableCell2443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444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445" style:parent-style-name="Standaardalinea-lettertype" style:family="text">
      <style:text-properties style:font-name="Open Baskerville 0.0.53" fo:language="en" fo:country="GB"/>
    </style:style>
    <style:style style:name="T2446" style:parent-style-name="Standaardalinea-lettertype" style:family="text">
      <style:text-properties style:font-name="Open Baskerville 0.0.53" fo:language="en" fo:country="GB"/>
    </style:style>
    <style:style style:name="TableCell2447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48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49" style:family="table-row">
      <style:table-row-properties style:min-row-height="0.3631in"/>
    </style:style>
    <style:style style:name="TableCell2450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51" style:parent-style-name="Standaardalinea-lettertype" style:family="text">
      <style:text-properties style:font-name="Open Baskerville 0.0.53" fo:language="en" fo:country="GB"/>
    </style:style>
    <style:style style:name="TableCell2452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53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Row2454" style:family="table-row">
      <style:table-row-properties style:min-row-height="0.3631in"/>
    </style:style>
    <style:style style:name="TableCell2455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56" style:parent-style-name="Standaardalinea-lettertype" style:family="text">
      <style:text-properties style:font-name="Open Baskerville 0.0.53" fo:language="en" fo:country="GB"/>
    </style:style>
    <style:style style:name="TableCell2457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58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59" style:family="table-row">
      <style:table-row-properties style:min-row-height="0.3631in"/>
    </style:style>
    <style:style style:name="TableCell2460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461" style:parent-style-name="Standaardalinea-lettertype" style:family="text">
      <style:text-properties style:font-name="Open Baskerville 0.0.53" fo:language="en" fo:country="GB"/>
    </style:style>
    <style:style style:name="TableCell2462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463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464" style:family="table-row">
      <style:table-row-properties style:min-row-height="0.3631in"/>
    </style:style>
    <style:style style:name="TableCell2465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466" style:parent-style-name="Standaardalinea-lettertype" style:family="text">
      <style:text-properties style:font-name="Open Baskerville 0.0.53" fo:language="en" fo:country="GB"/>
    </style:style>
    <style:style style:name="TableCell2467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468" style:parent-style-name="Standaardalinea-lettertype" style:family="text">
      <style:text-properties style:font-name="Open Baskerville 0.0.53" fo:language="en" fo:country="GB"/>
    </style:style>
    <style:style style:name="TableCell2469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470" style:parent-style-name="Standaardalinea-lettertype" style:family="text">
      <style:text-properties style:font-name="Open Baskerville 0.0.53" fo:language="en" fo:country="GB"/>
    </style:style>
    <style:style style:name="TableCell2471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472" style:parent-style-name="Standaardalinea-lettertype" style:family="text">
      <style:text-properties style:font-name="Open Baskerville 0.0.53" fo:language="en" fo:country="GB"/>
    </style:style>
    <style:style style:name="TableRow2473" style:family="table-row">
      <style:table-row-properties style:min-row-height="0.3631in"/>
    </style:style>
    <style:style style:name="TableCell2474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475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76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77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47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79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480" style:parent-style-name="Standaardalinea-lettertype" style:family="text">
      <style:text-properties style:font-name="Open Baskerville 0.0.53" fo:font-size="10pt" style:font-size-asian="10pt" style:font-size-complex="10pt" fo:language="nl" fo:country="NL"/>
    </style:style>
    <style:style style:name="TableCell2481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482" style:parent-style-name="Standaardalinea-lettertype" style:family="text">
      <style:text-properties style:font-name="Open Baskerville 0.0.53" fo:font-size="10pt" style:font-size-asian="10pt" style:font-size-complex="10pt"/>
    </style:style>
    <style:style style:name="T2483" style:parent-style-name="Standaardalinea-lettertype" style:family="text">
      <style:text-properties style:font-name="Open Baskerville 0.0.53" style:text-position="super 65%" fo:font-size="10pt" style:font-size-asian="10pt" style:font-size-complex="10pt"/>
    </style:style>
    <style:style style:name="T2484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485" style:family="table-row">
      <style:table-row-properties style:min-row-height="0.3631in"/>
    </style:style>
    <style:style style:name="TableCell2486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87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488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89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9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491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49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49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49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495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49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497" style:parent-style-name="Standaard" style:family="paragraph">
      <style:text-properties style:font-name="Open Baskerville 0.0.53"/>
    </style:style>
    <style:style style:name="P2498" style:parent-style-name="Standaard" style:family="paragraph">
      <style:text-properties style:font-name="Open Baskerville 0.0.53"/>
    </style:style>
    <style:style style:name="P2499" style:parent-style-name="Standaard" style:family="paragraph">
      <style:text-properties style:font-name="Open Baskerville 0.0.53"/>
    </style:style>
    <style:style style:name="P2500" style:parent-style-name="Standaard" style:family="paragraph">
      <style:text-properties style:font-name="Open Baskerville 0.0.53"/>
    </style:style>
    <style:style style:name="P2501" style:parent-style-name="Standaard" style:family="paragraph">
      <style:text-properties style:font-name="Open Baskerville 0.0.53"/>
    </style:style>
    <style:style style:name="P2502" style:parent-style-name="Standaard" style:family="paragraph">
      <style:text-properties style:font-name="Open Baskerville 0.0.53"/>
    </style:style>
    <style:style style:name="TableColumn2504" style:family="table-column">
      <style:table-column-properties style:column-width="1.5402in"/>
    </style:style>
    <style:style style:name="TableColumn2505" style:family="table-column">
      <style:table-column-properties style:column-width="1.5395in"/>
    </style:style>
    <style:style style:name="TableColumn2506" style:family="table-column">
      <style:table-column-properties style:column-width="1.5395in"/>
    </style:style>
    <style:style style:name="TableColumn2507" style:family="table-column">
      <style:table-column-properties style:column-width="1.5395in"/>
    </style:style>
    <style:style style:name="Table2503" style:family="table">
      <style:table-properties style:width="6.159in" fo:margin-left="-0.0243in" table:align="left"/>
    </style:style>
    <style:style style:name="TableRow2508" style:family="table-row">
      <style:table-row-properties style:min-row-height="0.0694in"/>
    </style:style>
    <style:style style:name="TableCell2509" style:family="table-cell">
      <style:table-cell-properties fo:border-top="0.0069in solid #00000A" fo:border-left="0.0069in solid #00000A" fo:border-bottom="none" fo:border-right="0.0069in solid #00000A" fo:background-color="#C0C0C0" style:writing-mode="lr-tb" fo:padding-top="0in" fo:padding-left="0.0472in" fo:padding-bottom="0in" fo:padding-right="0.075in"/>
    </style:style>
    <style:style style:name="T2510" style:parent-style-name="Standaardalinea-lettertype" style:family="text">
      <style:text-properties style:font-name="Open Baskerville 0.0.53" fo:language="en" fo:country="GB"/>
    </style:style>
    <style:style style:name="TableRow2511" style:family="table-row">
      <style:table-row-properties style:min-row-height="0.3631in"/>
    </style:style>
    <style:style style:name="TableCell2512" style:family="table-cell">
      <style:table-cell-properties fo:border-top="0.0069in solid #00000A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P2513" style:parent-style-name="Standaard" style:family="paragraph">
      <style:paragraph-properties>
        <style:tab-stops>
          <style:tab-stop style:type="center" style:position="1.4645in"/>
        </style:tab-stops>
      </style:paragraph-properties>
    </style:style>
    <style:style style:name="T2514" style:parent-style-name="Standaardalinea-lettertype" style:family="text">
      <style:text-properties style:font-name="Open Baskerville 0.0.53" fo:language="en" fo:country="GB"/>
    </style:style>
    <style:style style:name="T2515" style:parent-style-name="Standaardalinea-lettertype" style:family="text">
      <style:text-properties style:font-name="Open Baskerville 0.0.53" fo:language="en" fo:country="GB"/>
    </style:style>
    <style:style style:name="TableCell2516" style:family="table-cell">
      <style:table-cell-properties fo:border-top="0.0069in solid #00000A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17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18" style:family="table-row">
      <style:table-row-properties style:min-row-height="0.3631in"/>
    </style:style>
    <style:style style:name="TableCell2519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20" style:parent-style-name="Standaardalinea-lettertype" style:family="text">
      <style:text-properties style:font-name="Open Baskerville 0.0.53" fo:language="en" fo:country="GB"/>
    </style:style>
    <style:style style:name="TableCell2521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22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23" style:family="table-row">
      <style:table-row-properties style:min-row-height="0.3631in"/>
    </style:style>
    <style:style style:name="TableCell2524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25" style:parent-style-name="Standaardalinea-lettertype" style:family="text">
      <style:text-properties style:font-name="Open Baskerville 0.0.53" fo:language="en" fo:country="GB"/>
    </style:style>
    <style:style style:name="TableCell2526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27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Row2528" style:family="table-row">
      <style:table-row-properties style:min-row-height="0.3631in"/>
    </style:style>
    <style:style style:name="TableCell2529" style:family="table-cell">
      <style:table-cell-properties fo:border-top="none" fo:border-left="0.0069in solid #00000A" fo:border-bottom="none" fo:border-right="0.0069in solid #00000A" fo:background-color="#FFCC66" style:writing-mode="lr-tb" fo:padding-top="0in" fo:padding-left="0.0472in" fo:padding-bottom="0in" fo:padding-right="0.075in"/>
    </style:style>
    <style:style style:name="T2530" style:parent-style-name="Standaardalinea-lettertype" style:family="text">
      <style:text-properties style:font-name="Open Baskerville 0.0.53" fo:language="en" fo:country="GB"/>
    </style:style>
    <style:style style:name="TableCell2531" style:family="table-cell">
      <style:table-cell-properties fo:border-top="none" fo:border-left="0.0069in solid #00000A" fo:border-bottom="none" fo:border-right="0.0069in solid #00000A" fo:background-color="#F3690B" style:writing-mode="lr-tb" fo:padding-top="0in" fo:padding-left="0.0472in" fo:padding-bottom="0in" fo:padding-right="0.075in"/>
    </style:style>
    <style:style style:name="T253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Row2533" style:family="table-row">
      <style:table-row-properties style:min-row-height="0.3631in"/>
    </style:style>
    <style:style style:name="TableCell2534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35" style:parent-style-name="Standaardalinea-lettertype" style:family="text">
      <style:text-properties style:font-name="Open Baskerville 0.0.53" fo:language="en" fo:country="GB"/>
    </style:style>
    <style:style style:name="TableCell2536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37" style:parent-style-name="Standaardalinea-lettertype" style:family="text">
      <style:text-properties style:font-name="Open Baskerville 0.0.53" fo:language="en" fo:country="GB"/>
    </style:style>
    <style:style style:name="TableCell2538" style:family="table-cell">
      <style:table-cell-properties fo:border-top="none" fo:border-left="0.0069in solid #00000A" fo:border-bottom="none" fo:border-right="0.0069in solid #00000A" fo:background-color="#BDD6EE" style:writing-mode="lr-tb" fo:padding-top="0in" fo:padding-left="0.0472in" fo:padding-bottom="0in" fo:padding-right="0.075in"/>
    </style:style>
    <style:style style:name="T2539" style:parent-style-name="Standaardalinea-lettertype" style:family="text">
      <style:text-properties style:font-name="Open Baskerville 0.0.53" fo:language="en" fo:country="GB"/>
    </style:style>
    <style:style style:name="TableCell2540" style:family="table-cell">
      <style:table-cell-properties fo:border-top="none" fo:border-left="0.0069in solid #00000A" fo:border-bottom="none" fo:border-right="0.0069in solid #00000A" fo:background-color="#DEEAF6" style:writing-mode="lr-tb" fo:padding-top="0in" fo:padding-left="0.0472in" fo:padding-bottom="0in" fo:padding-right="0.075in"/>
    </style:style>
    <style:style style:name="T2541" style:parent-style-name="Standaardalinea-lettertype" style:family="text">
      <style:text-properties style:font-name="Open Baskerville 0.0.53" fo:language="en" fo:country="GB"/>
    </style:style>
    <style:style style:name="TableRow2542" style:family="table-row">
      <style:table-row-properties style:min-row-height="0.3631in"/>
    </style:style>
    <style:style style:name="TableCell2543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44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45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46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ableCell2547" style:family="table-cell">
      <style:table-cell-properties fo:border="0.0069in solid #00000A" fo:background-color="#DEEAF6" style:writing-mode="lr-tb" fo:padding-top="0in" fo:padding-left="0.0472in" fo:padding-bottom="0in" fo:padding-right="0.075in"/>
    </style:style>
    <style:style style:name="T2548" style:parent-style-name="Standaardalinea-lettertype" style:family="text">
      <style:text-properties style:font-name="Open Baskerville 0.0.53" fo:font-size="10pt" style:font-size-asian="10pt" style:font-size-complex="10pt"/>
    </style:style>
    <style:style style:name="TableCell2549" style:family="table-cell">
      <style:table-cell-properties fo:border="0.0069in solid #00000A" fo:background-color="#BDD6EE" style:writing-mode="lr-tb" fo:padding-top="0in" fo:padding-left="0.0472in" fo:padding-bottom="0in" fo:padding-right="0.075in"/>
    </style:style>
    <style:style style:name="T2550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T2551" style:parent-style-name="Standaardalinea-lettertype" style:family="text">
      <style:text-properties style:font-name="Open Baskerville 0.0.53" style:text-position="super 65%" fo:font-size="10pt" style:font-size-asian="10pt" style:font-size-complex="10pt" fo:language="en" fo:country="GB"/>
    </style:style>
    <style:style style:name="T2552" style:parent-style-name="Standaardalinea-lettertype" style:family="text">
      <style:text-properties style:font-name="Open Baskerville 0.0.53" fo:font-size="10pt" style:font-size-asian="10pt" style:font-size-complex="10pt" fo:language="en" fo:country="GB"/>
    </style:style>
    <style:style style:name="P2553" style:parent-style-name="Standard" style:family="paragraph">
      <style:text-properties style:font-name="Open Baskerville 0.0.75"/>
    </style:style>
  </office:automatic-styles>
  <office:body>
    <office:text text:use-soft-page-breaks="true">
      <text:h text:style-name="P1" text:outline-level="2">Defining our terms</text:h>
      <text:p text:style-name="P2">Wp<text:s/><text:tab/>= <text:s/>Work Plan</text:p>
      <text:p text:style-name="P3">Df<text:tab/>= Defining our terms</text:p>
      <text:p text:style-name="P4">Tt<text:tab/>= Create weekly timetables</text:p>
      <text:p text:style-name="P5">Md<text:s/><text:tab/>= Machine design</text:p>
      <text:p text:style-name="P6">Mi<text:tab/>= Machine Interface</text:p>
      <text:p text:style-name="P7">Tc<text:tab/>= Defining Test cases</text:p>
      <text:p text:style-name="P8">L<text:tab/>= Compiling and<text:s/>defining layout of the document</text:p>
      <text:p text:style-name="P9">Cr<text:tab/>= Cross-reading</text:p>
      <text:p text:style-name="P10">Ss<text:s/><text:tab/>= Software specification</text:p>
      <text:p text:style-name="P11">In<text:tab/>= Inputs</text:p>
      <text:p text:style-name="P12">Ot<text:tab/>= Outputs</text:p>
      <text:p text:style-name="P13">Dio<text:tab/>= Dependence of outputs on inputs</text:p>
      <text:p text:style-name="P14">Ias<text:tab/>= Inventory of abstract states</text:p>
      <text:p text:style-name="P15">Sc<text:tab/>= State changes depending on inputs</text:p>
      <text:p text:style-name="P16">UPP<text:tab/>= Create an UPPAAL model of the machine</text:p>
      <text:p text:style-name="P17">L<text:tab/>= Compiling and defining layout of the document</text:p>
      <text:p text:style-name="P18">Cr<text:tab/>= Cross-reading</text:p>
      <text:p text:style-name="P19">Sd<text:s/><text:tab/>= Software design</text:p>
      <text:p text:style-name="P20">Fe<text:tab/>= Formulate Exception Service Routines</text:p>
      <text:p text:style-name="P21">I/o<text:tab/>= Pick variables for In/Out registers</text:p>
      <text:p text:style-name="P22">Ec<text:tab/>= Explain the correctness of our program</text:p>
      <text:p text:style-name="P23">Dd<text:tab/>= Motivate design decisions</text:p>
      <text:p text:style-name="P24">L<text:tab/>= Compiling and defining layout of the document</text:p>
      <text:p text:style-name="P25">Cr<text:tab/>= Cross-reading</text:p>
      <text:p text:style-name="P26">Val = testing and validation</text:p>
      <text:p text:style-name="P27">Si<text:s/><text:tab/>= Software implementation and integration</text:p>
      <text:p text:style-name="P28">Cs<text:tab/>= Develop coding standards / Document the compiler</text:p>
      <text:p text:style-name="P29">Fa<text:tab/>= Debug the Assembly program</text:p>
      <text:p text:style-name="P30">L<text:tab/>= Compiling and defining<text:s/>layout of the document</text:p>
      <text:p text:style-name="P31">Cr<text:tab/>= Cross-reading</text:p>
      <text:p text:style-name="P32">VaT<text:s/><text:tab/>= Validation and testing</text:p>
      <text:p text:style-name="P33">Tc<text:tab/>= Evaluate test cases / Perform test cases</text:p>
      <text:p text:style-name="P34">SLR<text:tab/>= Check whether SLRs are met</text:p>
      <text:p text:style-name="P35">Uf<text:tab/>= Check unintended functionality</text:p>
      <text:p text:style-name="P36">Dv<text:tab/>= Define how part of the process is going to be validated</text:p>
      <text:p text:style-name="P37">Co<text:tab/>= Code review</text:p>
      <text:p text:style-name="P38">Pr<text:tab/>= Make formal proofs</text:p>
      <text:p text:style-name="P39">L<text:tab/>= Compiling and defining layout of the document</text:p>
      <text:p text:style-name="P40">Cr<text:tab/>= Cross-reading</text:p>
      <text:p text:style-name="P41">FR<text:s/><text:tab/>= Final report</text:p>
      <text:p text:style-name="P42">L<text:tab/>= Compiling and defining layout of the document</text:p>
      <text:p text:style-name="P43">Cr<text:tab/>= Cross-reading</text:p>
      <text:p text:style-name="P44"/>
      <text:p text:style-name="P45">P<text:tab/>=President</text:p>
      <text:p text:style-name="P46">S<text:tab/>=Secretary</text:p>
      <text:p text:style-name="P47">Q<text:tab/>=Quality assurance manager</text:p>
      <text:p text:style-name="P48">M<text:tab/>=Materials manager</text:p>
      <text:soft-page-break/>
      <text:h text:style-name="P49" text:outline-level="2">Total work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Project</text:p>
          </table:table-cell>
          <table:table-cell table:style-name="TableCell61">
            <text:p text:style-name="P62">Week 4</text:p>
          </table:table-cell>
          <table:table-cell table:style-name="TableCell63">
            <text:p text:style-name="P64">Week 5</text:p>
          </table:table-cell>
          <table:table-cell table:style-name="TableCell65">
            <text:p text:style-name="P66">Week 6</text:p>
          </table:table-cell>
          <table:table-cell table:style-name="TableCell67">
            <text:p text:style-name="P68">Week 7</text:p>
          </table:table-cell>
          <table:table-cell table:style-name="TableCell69">
            <text:p text:style-name="P70">Week 8</text:p>
          </table:table-cell>
          <table:table-cell table:style-name="TableCell71">
            <text:p text:style-name="P72">Total</text:p>
          </table:table-cell>
        </table:table-row>
        <table:table-row table:style-name="TableRow73">
          <table:table-cell table:style-name="TableCell74">
            <text:p text:style-name="P75">Wp(Rolf)</text:p>
          </table:table-cell>
          <table:table-cell table:style-name="TableCell76">
            <text:p text:style-name="P77">20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>20</text:p>
          </table:table-cell>
        </table:table-row>
        <table:table-row table:style-name="TableRow88">
          <table:table-cell table:style-name="TableCell89">
            <text:p text:style-name="P90">Md<text:line-break/>(Maarten)</text:p>
          </table:table-cell>
          <table:table-cell table:style-name="TableCell91">
            <text:p text:style-name="P92">2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20</text:p>
          </table:table-cell>
        </table:table-row>
        <table:table-row table:style-name="TableRow103">
          <table:table-cell table:style-name="TableCell104">
            <text:p text:style-name="P105">Ss(Rolf)</text:p>
          </table:table-cell>
          <table:table-cell table:style-name="TableCell106">
            <text:p text:style-name="P107">35</text:p>
          </table:table-cell>
          <table:table-cell table:style-name="TableCell108">
            <text:p text:style-name="P109">75</text:p>
          </table:table-cell>
          <table:table-cell table:style-name="TableCell110">
            <text:p text:style-name="P111">40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150</text:p>
          </table:table-cell>
        </table:table-row>
        <table:table-row table:style-name="TableRow118">
          <table:table-cell table:style-name="TableCell119">
            <text:p text:style-name="P120">Sd(Wigger)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35</text:p>
          </table:table-cell>
          <table:table-cell table:style-name="TableCell127">
            <text:p text:style-name="P128">65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100</text:p>
          </table:table-cell>
        </table:table-row>
        <table:table-row table:style-name="TableRow133">
          <table:table-cell table:style-name="TableCell134">
            <text:p text:style-name="P135">Si(Stefan)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50</text:p>
          </table:table-cell>
          <table:table-cell table:style-name="TableCell146">
            <text:p text:style-name="P147">60</text:p>
          </table:table-cell>
        </table:table-row>
        <table:table-row table:style-name="TableRow148">
          <table:table-cell table:style-name="TableCell149">
            <text:p text:style-name="P150">Vat(Tudor)</text:p>
          </table:table-cell>
          <table:table-cell table:style-name="TableCell151">
            <text:p text:style-name="P152">25</text:p>
          </table:table-cell>
          <table:table-cell table:style-name="TableCell153">
            <text:p text:style-name="P154">25</text:p>
          </table:table-cell>
          <table:table-cell table:style-name="TableCell155">
            <text:p text:style-name="P156">25</text:p>
          </table:table-cell>
          <table:table-cell table:style-name="TableCell157">
            <text:p text:style-name="P158">25</text:p>
          </table:table-cell>
          <table:table-cell table:style-name="TableCell159">
            <text:p text:style-name="P160">25</text:p>
          </table:table-cell>
          <table:table-cell table:style-name="TableCell161">
            <text:p text:style-name="P162">125</text:p>
          </table:table-cell>
        </table:table-row>
        <table:table-row table:style-name="TableRow163">
          <table:table-cell table:style-name="TableCell164">
            <text:p text:style-name="P165">FR(Dat)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25</text:p>
          </table:table-cell>
          <table:table-cell table:style-name="TableCell176">
            <text:p text:style-name="P177">25</text:p>
          </table:table-cell>
        </table:table-row>
        <table:table-row table:style-name="TableRow178">
          <table:table-cell table:style-name="TableCell179">
            <text:p text:style-name="P180">Total</text:p>
          </table:table-cell>
          <table:table-cell table:style-name="TableCell181">
            <text:p text:style-name="P182">100</text:p>
          </table:table-cell>
          <table:table-cell table:style-name="TableCell183">
            <text:p text:style-name="P184">100</text:p>
          </table:table-cell>
          <table:table-cell table:style-name="TableCell185">
            <text:p text:style-name="P186">100</text:p>
          </table:table-cell>
          <table:table-cell table:style-name="TableCell187">
            <text:p text:style-name="P188">100</text:p>
          </table:table-cell>
          <table:table-cell table:style-name="TableCell189">
            <text:p text:style-name="P190">100</text:p>
          </table:table-cell>
          <table:table-cell table:style-name="TableCell191">
            <text:p text:style-name="P192">500</text:p>
          </table:table-cell>
        </table:table-row>
      </table:table>
      <text:p text:style-name="P193"/>
      <text:p text:style-name="P194"/>
      <text:soft-page-break/>
      <text:h text:style-name="P195" text:outline-level="2">Week 4</text:h>
      <text:p text:style-name="P196">Tuesday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Time</text:p>
          </table:table-cell>
          <table:table-cell table:style-name="TableCell208">
            <text:p text:style-name="P209">Wigger</text:p>
          </table:table-cell>
          <table:table-cell table:style-name="TableCell210">
            <text:p text:style-name="P211">Stefan</text:p>
          </table:table-cell>
          <table:table-cell table:style-name="TableCell212">
            <text:p text:style-name="P213">Rolf</text:p>
          </table:table-cell>
          <table:table-cell table:style-name="TableCell214">
            <text:p text:style-name="P215">Dat (Q)</text:p>
          </table:table-cell>
          <table:table-cell table:style-name="TableCell216">
            <text:p text:style-name="P217">Maarten (P) (M)</text:p>
          </table:table-cell>
          <table:table-cell table:style-name="TableCell218">
            <text:p text:style-name="P219">Tudor (S)</text:p>
          </table:table-cell>
        </table:table-row>
        <table:table-row table:style-name="TableRow220">
          <table:table-cell table:style-name="TableCell221">
            <text:p text:style-name="P222">1030-1100</text:p>
          </table:table-cell>
          <table:table-cell table:style-name="TableCell223">
            <text:p text:style-name="P224">Meeting</text:p>
          </table:table-cell>
          <table:table-cell table:style-name="TableCell225">
            <text:p text:style-name="P226">Meeting</text:p>
          </table:table-cell>
          <table:table-cell table:style-name="TableCell227">
            <text:p text:style-name="P228">Meeting</text:p>
          </table:table-cell>
          <table:table-cell table:style-name="TableCell229">
            <text:p text:style-name="P230">Meeting</text:p>
          </table:table-cell>
          <table:table-cell table:style-name="TableCell231">
            <text:p text:style-name="P232">Meeting</text:p>
          </table:table-cell>
          <table:table-cell table:style-name="TableCell233">
            <text:p text:style-name="P234">Meeting</text:p>
          </table:table-cell>
        </table:table-row>
        <table:table-row table:style-name="TableRow235">
          <table:table-cell table:style-name="TableCell236">
            <text:p text:style-name="P237">1100-1130</text:p>
          </table:table-cell>
          <table:table-cell table:style-name="TableCell238">
            <text:p text:style-name="Standaard"><text:span text:style-name="T239">Md.mi</text:span></text:p>
          </table:table-cell>
          <table:table-cell table:style-name="TableCell240">
            <text:p text:style-name="P241">Md.mi</text:p>
          </table:table-cell>
          <table:table-cell table:style-name="TableCell242">
            <text:p text:style-name="P243">Wp</text:p>
          </table:table-cell>
          <table:table-cell table:style-name="TableCell244">
            <text:p text:style-name="P245">Wp</text:p>
          </table:table-cell>
          <table:table-cell table:style-name="TableCell246">
            <text:p text:style-name="P247">Wp</text:p>
          </table:table-cell>
          <table:table-cell table:style-name="TableCell248">
            <text:p text:style-name="Standaard"><text:span text:style-name="T249">Md.tc</text:span></text:p>
          </table:table-cell>
        </table:table-row>
        <table:table-row table:style-name="TableRow250">
          <table:table-cell table:style-name="TableCell251">
            <text:p text:style-name="P252">1130-1230</text:p>
          </table:table-cell>
          <table:table-cell table:style-name="TableCell253">
            <text:p text:style-name="Standaard"><text:span text:style-name="T254">Md.mi</text:span></text:p>
          </table:table-cell>
          <table:table-cell table:style-name="TableCell255">
            <text:p text:style-name="P256">Md.mi</text:p>
          </table:table-cell>
          <table:table-cell table:style-name="TableCell257">
            <text:p text:style-name="P258">Wp</text:p>
          </table:table-cell>
          <table:table-cell table:style-name="TableCell259">
            <text:p text:style-name="P260">Wp</text:p>
          </table:table-cell>
          <table:table-cell table:style-name="TableCell261">
            <text:p text:style-name="P262">Wp</text:p>
          </table:table-cell>
          <table:table-cell table:style-name="TableCell263">
            <text:p text:style-name="Standaard"><text:span text:style-name="T264">Md.tc</text:span></text:p>
          </table:table-cell>
        </table:table-row>
        <table:table-row table:style-name="TableRow265">
          <table:table-cell table:style-name="TableCell266">
            <text:p text:style-name="P267">1230-1330</text:p>
          </table:table-cell>
          <table:table-cell table:style-name="TableCell268">
            <text:p text:style-name="Standaard"><text:span text:style-name="T269">Md.mi</text:span></text:p>
          </table:table-cell>
          <table:table-cell table:style-name="TableCell270">
            <text:p text:style-name="P271">Md.mi</text:p>
          </table:table-cell>
          <table:table-cell table:style-name="TableCell272">
            <text:p text:style-name="P273">Wp</text:p>
          </table:table-cell>
          <table:table-cell table:style-name="TableCell274">
            <text:p text:style-name="P275">Wp</text:p>
          </table:table-cell>
          <table:table-cell table:style-name="TableCell276">
            <text:p text:style-name="P277">Wp</text:p>
          </table:table-cell>
          <table:table-cell table:style-name="TableCell278">
            <text:p text:style-name="Standaard"><text:span text:style-name="T279">Md.tc</text:span></text:p>
          </table:table-cell>
        </table:table-row>
        <table:table-row table:style-name="TableRow280">
          <table:table-cell table:style-name="TableCell281">
            <text:p text:style-name="P282">1330-1430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Wp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Wp</text:p>
          </table:table-cell>
          <table:table-cell table:style-name="TableCell291">
            <text:p text:style-name="P292"/>
          </table:table-cell>
          <table:table-cell table:style-name="TableCell293">
            <text:p text:style-name="Standaard"><text:span text:style-name="T294">Md.tc</text:span></text:p>
          </table:table-cell>
        </table:table-row>
        <table:table-row table:style-name="TableRow295">
          <table:table-cell table:style-name="TableCell296">
            <text:p text:style-name="P297">1430-1530</text:p>
          </table:table-cell>
          <table:table-cell table:style-name="TableCell298">
            <text:p text:style-name="P299">Md.l</text:p>
          </table:table-cell>
          <table:table-cell table:style-name="TableCell300">
            <text:p text:style-name="P301">Wp</text:p>
          </table:table-cell>
          <table:table-cell table:style-name="TableCell302">
            <text:p text:style-name="P303">Wp</text:p>
          </table:table-cell>
          <table:table-cell table:style-name="TableCell304">
            <text:p text:style-name="P305">Wp</text:p>
          </table:table-cell>
          <table:table-cell table:style-name="TableCell306">
            <text:p text:style-name="P307">Wp</text:p>
          </table:table-cell>
          <table:table-cell table:style-name="TableCell308">
            <text:p text:style-name="P309">Md.tc</text:p>
          </table:table-cell>
        </table:table-row>
        <table:table-row table:style-name="TableRow310">
          <table:table-cell table:style-name="TableCell311">
            <text:p text:style-name="P312">1530-1630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Wp</text:p>
          </table:table-cell>
          <table:table-cell table:style-name="TableCell317">
            <text:p text:style-name="P318">Wp</text:p>
          </table:table-cell>
          <table:table-cell table:style-name="TableCell319">
            <text:p text:style-name="P320">Wp</text:p>
          </table:table-cell>
          <table:table-cell table:style-name="TableCell321">
            <text:p text:style-name="P322">Wp</text:p>
          </table:table-cell>
          <table:table-cell table:style-name="TableCell323">
            <text:p text:style-name="P324">Md.tc</text:p>
          </table:table-cell>
        </table:table-row>
        <table:table-row table:style-name="TableRow325">
          <table:table-cell table:style-name="TableCell326">
            <text:p text:style-name="P327">1630-1730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P340"/>
      <text:p text:style-name="P341">Wednesday</text:p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Time</text:p>
          </table:table-cell>
          <table:table-cell table:style-name="TableCell353">
            <text:p text:style-name="P354">Wigger</text:p>
          </table:table-cell>
          <table:table-cell table:style-name="TableCell355">
            <text:p text:style-name="P356">Stefan</text:p>
          </table:table-cell>
          <table:table-cell table:style-name="TableCell357">
            <text:p text:style-name="P358">Rolf</text:p>
          </table:table-cell>
          <table:table-cell table:style-name="TableCell359">
            <text:p text:style-name="P360">Dat (Q)</text:p>
          </table:table-cell>
          <table:table-cell table:style-name="TableCell361">
            <text:p text:style-name="P362">Maarten (P) (M)</text:p>
          </table:table-cell>
          <table:table-cell table:style-name="TableCell363">
            <text:p text:style-name="P364">Tudor (S)</text:p>
          </table:table-cell>
        </table:table-row>
        <table:table-row table:style-name="TableRow365">
          <table:table-cell table:style-name="TableCell366">
            <text:p text:style-name="P367">1230-1330</text:p>
          </table:table-cell>
          <table:table-cell table:style-name="TableCell368">
            <text:p text:style-name="P369">Ss.In</text:p>
          </table:table-cell>
          <table:table-cell table:style-name="TableCell370">
            <text:p text:style-name="P371">Ss.In</text:p>
          </table:table-cell>
          <table:table-cell table:style-name="TableCell372">
            <text:p text:style-name="P373">Ss.Ot</text:p>
          </table:table-cell>
          <table:table-cell table:style-name="TableCell374">
            <text:p text:style-name="Standaard">Ss.Ot</text:p>
          </table:table-cell>
          <table:table-cell table:style-name="TableCell375">
            <text:p text:style-name="Standaard"><text:span text:style-name="T376">Ss.Ot</text:span></text:p>
          </table:table-cell>
          <table:table-cell table:style-name="TableCell377">
            <text:p text:style-name="P378">Md.tc</text:p>
          </table:table-cell>
        </table:table-row>
        <table:table-row table:style-name="TableRow379">
          <table:table-cell table:style-name="TableCell380">
            <text:p text:style-name="P381">1330-1430</text:p>
          </table:table-cell>
          <table:table-cell table:style-name="TableCell382">
            <text:p text:style-name="P383">Ss.In</text:p>
          </table:table-cell>
          <table:table-cell table:style-name="TableCell384">
            <text:p text:style-name="P385">Ss.In</text:p>
          </table:table-cell>
          <table:table-cell table:style-name="TableCell386">
            <text:p text:style-name="Standaard"><text:span text:style-name="T387">Ss.Ot</text:span></text:p>
          </table:table-cell>
          <table:table-cell table:style-name="TableCell388">
            <text:p text:style-name="Standaard"><text:span text:style-name="T389">Ss.Ot</text:span></text:p>
          </table:table-cell>
          <table:table-cell table:style-name="TableCell390">
            <text:p text:style-name="Standaard"><text:span text:style-name="T391">Ss.Ot</text:span></text:p>
          </table:table-cell>
          <table:table-cell table:style-name="TableCell392">
            <text:p text:style-name="P393">Md.tc</text:p>
          </table:table-cell>
        </table:table-row>
        <table:table-row table:style-name="TableRow394">
          <table:table-cell table:style-name="TableCell395">
            <text:p text:style-name="P396">1430-1530</text:p>
          </table:table-cell>
          <table:table-cell table:style-name="TableCell397">
            <text:p text:style-name="P398">Ss.In</text:p>
          </table:table-cell>
          <table:table-cell table:style-name="TableCell399">
            <text:p text:style-name="P400">Ss.In</text:p>
          </table:table-cell>
          <table:table-cell table:style-name="TableCell401">
            <text:p text:style-name="Standaard"><text:span text:style-name="T402">Ss.Ot</text:span></text:p>
          </table:table-cell>
          <table:table-cell table:style-name="TableCell403">
            <text:p text:style-name="Standaard"><text:span text:style-name="T404">Ss.Ot</text:span></text:p>
          </table:table-cell>
          <table:table-cell table:style-name="TableCell405">
            <text:p text:style-name="Standaard"><text:span text:style-name="T406">Ss.Ot</text:span></text:p>
          </table:table-cell>
          <table:table-cell table:style-name="TableCell407">
            <text:p text:style-name="Standaard"><text:span text:style-name="T408">Md.tc</text:span></text:p>
          </table:table-cell>
        </table:table-row>
        <table:table-row table:style-name="TableRow409">
          <table:table-cell table:style-name="TableCell410">
            <text:p text:style-name="P411">1530-1630</text:p>
          </table:table-cell>
          <table:table-cell table:style-name="TableCell412">
            <text:p text:style-name="P413">Md.l</text:p>
          </table:table-cell>
          <table:table-cell table:style-name="TableCell414">
            <text:p text:style-name="P415">Ss.In</text:p>
          </table:table-cell>
          <table:table-cell table:style-name="TableCell416">
            <text:p text:style-name="Standaard"><text:span text:style-name="T417">Ss.Ot</text:span></text:p>
          </table:table-cell>
          <table:table-cell table:style-name="TableCell418">
            <text:p text:style-name="Standaard"><text:span text:style-name="T419">Ss.Ot</text:span></text:p>
          </table:table-cell>
          <table:table-cell table:style-name="TableCell420">
            <text:p text:style-name="Standaard"><text:span text:style-name="T421">Ss.Ot</text:span></text:p>
          </table:table-cell>
          <table:table-cell table:style-name="TableCell422">
            <text:p text:style-name="Standaard"><text:span text:style-name="T423">Ss.in</text:span></text:p>
          </table:table-cell>
        </table:table-row>
        <table:table-row table:style-name="TableRow424">
          <table:table-cell table:style-name="TableCell425">
            <text:p text:style-name="P426">1630-1730</text:p>
          </table:table-cell>
          <table:table-cell table:style-name="TableCell427">
            <text:p text:style-name="P428">Md.l</text:p>
          </table:table-cell>
          <table:table-cell table:style-name="TableCell429">
            <text:p text:style-name="P430">Ss.In</text:p>
          </table:table-cell>
          <table:table-cell table:style-name="TableCell431">
            <text:p text:style-name="Standaard"><text:span text:style-name="T432">Ss.Ot</text:span></text:p>
          </table:table-cell>
          <table:table-cell table:style-name="TableCell433">
            <text:p text:style-name="Standaard"><text:span text:style-name="T434">Ss.Ot</text:span></text:p>
          </table:table-cell>
          <table:table-cell table:style-name="TableCell435">
            <text:p text:style-name="Standaard"><text:span text:style-name="T436">Ss.Ot</text:span></text:p>
          </table:table-cell>
          <table:table-cell table:style-name="TableCell437">
            <text:p text:style-name="Standaard"><text:span text:style-name="T438">Ss.in</text:span></text:p>
          </table:table-cell>
        </table:table-row>
      </table:table>
      <text:p text:style-name="P439"/>
      <text:p text:style-name="P440">Friday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</table:table-columns>
        <table:table-row table:style-name="TableRow449">
          <table:table-cell table:style-name="TableCell450">
            <text:p text:style-name="P451">Time</text:p>
          </table:table-cell>
          <table:table-cell table:style-name="TableCell452">
            <text:p text:style-name="P453">Wigger</text:p>
          </table:table-cell>
          <table:table-cell table:style-name="TableCell454">
            <text:p text:style-name="P455">Stefan</text:p>
          </table:table-cell>
          <table:table-cell table:style-name="TableCell456">
            <text:p text:style-name="P457">Rolf</text:p>
          </table:table-cell>
          <table:table-cell table:style-name="TableCell458">
            <text:p text:style-name="P459">Dat (Q)</text:p>
          </table:table-cell>
          <table:table-cell table:style-name="TableCell460">
            <text:p text:style-name="P461">Maarten (P) (M)</text:p>
          </table:table-cell>
          <table:table-cell table:style-name="TableCell462">
            <text:p text:style-name="P463">Tudor (S)</text:p>
          </table:table-cell>
        </table:table-row>
        <table:table-row table:style-name="TableRow464">
          <table:table-cell table:style-name="TableCell465">
            <text:p text:style-name="P466">1030-1130</text:p>
          </table:table-cell>
          <table:table-cell table:style-name="TableCell467">
            <text:p text:style-name="P468">Meeting</text:p>
          </table:table-cell>
          <table:table-cell table:style-name="TableCell469">
            <text:p text:style-name="P470">Meeting</text:p>
          </table:table-cell>
          <table:table-cell table:style-name="TableCell471">
            <text:p text:style-name="P472">Meeting</text:p>
          </table:table-cell>
          <table:table-cell table:style-name="TableCell473">
            <text:p text:style-name="P474">Meeting</text:p>
          </table:table-cell>
          <table:table-cell table:style-name="TableCell475">
            <text:p text:style-name="P476">Meeting</text:p>
          </table:table-cell>
          <table:table-cell table:style-name="TableCell477">
            <text:p text:style-name="P478">Meeting</text:p>
          </table:table-cell>
        </table:table-row>
        <table:table-row table:style-name="TableRow479">
          <table:table-cell table:style-name="TableCell480">
            <text:p text:style-name="P481">1130-1230</text:p>
          </table:table-cell>
          <table:table-cell table:style-name="TableCell482">
            <text:p text:style-name="P483">Ss.dio</text:p>
          </table:table-cell>
          <table:table-cell table:style-name="TableCell484">
            <text:p text:style-name="P485">Ss.dio</text:p>
          </table:table-cell>
          <table:table-cell table:style-name="TableCell486">
            <text:p text:style-name="P487">Ss.ias</text:p>
          </table:table-cell>
          <table:table-cell table:style-name="TableCell488">
            <text:p text:style-name="P489">Ss.ias</text:p>
          </table:table-cell>
          <table:table-cell table:style-name="TableCell490">
            <text:p text:style-name="P491">Ss.ias</text:p>
          </table:table-cell>
          <table:table-cell table:style-name="TableCell492">
            <text:p text:style-name="P493">Ss.dio</text:p>
          </table:table-cell>
        </table:table-row>
        <table:table-row table:style-name="TableRow494">
          <table:table-cell table:style-name="TableCell495">
            <text:p text:style-name="P496">1230-1330</text:p>
          </table:table-cell>
          <table:table-cell table:style-name="TableCell497">
            <text:p text:style-name="P498">Ss.dio</text:p>
          </table:table-cell>
          <table:table-cell table:style-name="TableCell499">
            <text:p text:style-name="P500">Ss.dio</text:p>
          </table:table-cell>
          <table:table-cell table:style-name="TableCell501">
            <text:p text:style-name="P502">Ss.ias</text:p>
          </table:table-cell>
          <table:table-cell table:style-name="TableCell503">
            <text:p text:style-name="P504">Ss.ias</text:p>
          </table:table-cell>
          <table:table-cell table:style-name="TableCell505">
            <text:p text:style-name="P506">Ss.ias</text:p>
          </table:table-cell>
          <table:table-cell table:style-name="TableCell507">
            <text:p text:style-name="P508">Ss.dio</text:p>
          </table:table-cell>
        </table:table-row>
        <table:table-row table:style-name="TableRow509">
          <table:table-cell table:style-name="TableCell510">
            <text:p text:style-name="P511">1330-1430</text:p>
          </table:table-cell>
          <table:table-cell table:style-name="TableCell512">
            <text:p text:style-name="P513">Ss.dio</text:p>
          </table:table-cell>
          <table:table-cell table:style-name="TableCell514">
            <text:p text:style-name="P515">Ss.dio</text:p>
          </table:table-cell>
          <table:table-cell table:style-name="TableCell516">
            <text:p text:style-name="P517">Ss.ias</text:p>
          </table:table-cell>
          <table:table-cell table:style-name="TableCell518">
            <text:p text:style-name="P519">Ss.ias</text:p>
          </table:table-cell>
          <table:table-cell table:style-name="TableCell520">
            <text:p text:style-name="P521">Ss.ias</text:p>
          </table:table-cell>
          <table:table-cell table:style-name="TableCell522">
            <text:p text:style-name="P523">Ss.dio</text:p>
          </table:table-cell>
        </table:table-row>
        <table:table-row table:style-name="TableRow524">
          <table:table-cell table:style-name="TableCell525">
            <text:p text:style-name="P526">1430-1530</text:p>
          </table:table-cell>
          <table:table-cell table:style-name="TableCell527">
            <text:p text:style-name="P528">Ss.dio</text:p>
          </table:table-cell>
          <table:table-cell table:style-name="TableCell529">
            <text:p text:style-name="P530">Ss.dio</text:p>
          </table:table-cell>
          <table:table-cell table:style-name="TableCell531">
            <text:p text:style-name="P532">Ss.sc</text:p>
          </table:table-cell>
          <table:table-cell table:style-name="TableCell533">
            <text:p text:style-name="Standaard"><text:span text:style-name="T534">Ss.sc</text:span></text:p>
          </table:table-cell>
          <table:table-cell table:style-name="TableCell535">
            <text:p text:style-name="Standaard"><text:span text:style-name="T536">Ss.sc</text:span></text:p>
          </table:table-cell>
          <table:table-cell table:style-name="TableCell537">
            <text:p text:style-name="P538">Ss.dio</text:p>
          </table:table-cell>
        </table:table-row>
        <table:table-row table:style-name="TableRow539">
          <table:table-cell table:style-name="TableCell540">
            <text:p text:style-name="P541">1530-1630</text:p>
          </table:table-cell>
          <table:table-cell table:style-name="TableCell542">
            <text:p text:style-name="P543">Ss.cr</text:p>
          </table:table-cell>
          <table:table-cell table:style-name="TableCell544">
            <text:p text:style-name="P545">Ss.cr</text:p>
          </table:table-cell>
          <table:table-cell table:style-name="TableCell546">
            <text:p text:style-name="P547">Ss.sc</text:p>
          </table:table-cell>
          <table:table-cell table:style-name="TableCell548">
            <text:p text:style-name="Standaard"><text:span text:style-name="T549">Ss.sc</text:span></text:p>
          </table:table-cell>
          <table:table-cell table:style-name="TableCell550">
            <text:p text:style-name="Standaard"><text:span text:style-name="T551">Ss.sc</text:span></text:p>
          </table:table-cell>
          <table:table-cell table:style-name="TableCell552">
            <text:p text:style-name="P553">Ss.cr</text:p>
          </table:table-cell>
        </table:table-row>
        <table:table-row table:style-name="TableRow554">
          <table:table-cell table:style-name="TableCell555">
            <text:p text:style-name="P556">1630-1730</text:p>
          </table:table-cell>
          <table:table-cell table:style-name="TableCell557">
            <text:p text:style-name="P558">Ss.cr</text:p>
          </table:table-cell>
          <table:table-cell table:style-name="TableCell559">
            <text:p text:style-name="P560">Ss.cr</text:p>
          </table:table-cell>
          <table:table-cell table:style-name="TableCell561">
            <text:p text:style-name="P562">Ss.cr</text:p>
          </table:table-cell>
          <table:table-cell table:style-name="TableCell563">
            <text:p text:style-name="P564">Ss.cr</text:p>
          </table:table-cell>
          <table:table-cell table:style-name="TableCell565">
            <text:p text:style-name="P566">Ss.cr</text:p>
          </table:table-cell>
          <table:table-cell table:style-name="TableCell567">
            <text:p text:style-name="P568">Ss.cr</text:p>
          </table:table-cell>
        </table:table-row>
      </table:table>
      <text:soft-page-break/>
      <text:h text:style-name="P569" text:outline-level="2">Week 5</text:h>
      <text:p text:style-name="P570">Tuesday</text:p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Time</text:p>
          </table:table-cell>
          <table:table-cell table:style-name="TableCell582">
            <text:p text:style-name="P583">Wigger</text:p>
          </table:table-cell>
          <table:table-cell table:style-name="TableCell584">
            <text:p text:style-name="P585">Stefan (S)</text:p>
          </table:table-cell>
          <table:table-cell table:style-name="TableCell586">
            <text:p text:style-name="P587">Rolf</text:p>
          </table:table-cell>
          <table:table-cell table:style-name="TableCell588">
            <text:p text:style-name="P589">Dat (Q)</text:p>
          </table:table-cell>
          <table:table-cell table:style-name="TableCell590">
            <text:p text:style-name="P591">Maarten (M)</text:p>
          </table:table-cell>
          <table:table-cell table:style-name="TableCell592">
            <text:p text:style-name="P593">Tudor (P)</text:p>
          </table:table-cell>
        </table:table-row>
        <table:table-row table:style-name="TableRow594">
          <table:table-cell table:style-name="TableCell595">
            <text:p text:style-name="P596">1030-1100</text:p>
          </table:table-cell>
          <table:table-cell table:style-name="TableCell597">
            <text:p text:style-name="P598">Meeting</text:p>
          </table:table-cell>
          <table:table-cell table:style-name="TableCell599">
            <text:p text:style-name="P600">Meeting</text:p>
          </table:table-cell>
          <table:table-cell table:style-name="TableCell601">
            <text:p text:style-name="P602">Meeting</text:p>
          </table:table-cell>
          <table:table-cell table:style-name="TableCell603">
            <text:p text:style-name="P604">Meeting</text:p>
          </table:table-cell>
          <table:table-cell table:style-name="TableCell605">
            <text:p text:style-name="P606">Meeting</text:p>
          </table:table-cell>
          <table:table-cell table:style-name="TableCell607">
            <text:p text:style-name="P608">Meeting</text:p>
          </table:table-cell>
        </table:table-row>
        <table:table-row table:style-name="TableRow609">
          <table:table-cell table:style-name="TableCell610">
            <text:p text:style-name="P611">1100-1130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1130-1230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1230-1330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1330-1430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1430-1530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1530-1630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1630-1730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table-cell table:style-name="TableCell715">
            <text:p text:style-name="P716">Total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</table:table>
      <text:p text:style-name="P729"/>
      <text:p text:style-name="P730">Wednesday</text:p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Time</text:p>
          </table:table-cell>
          <table:table-cell table:style-name="TableCell742">
            <text:p text:style-name="P743">Wigger</text:p>
          </table:table-cell>
          <table:table-cell table:style-name="TableCell744">
            <text:p text:style-name="P745">Stefan (S)</text:p>
          </table:table-cell>
          <table:table-cell table:style-name="TableCell746">
            <text:p text:style-name="P747">Rolf</text:p>
          </table:table-cell>
          <table:table-cell table:style-name="TableCell748">
            <text:p text:style-name="P749">Dat (Q)</text:p>
          </table:table-cell>
          <table:table-cell table:style-name="TableCell750">
            <text:p text:style-name="P751">Maarten (M)</text:p>
          </table:table-cell>
          <table:table-cell table:style-name="TableCell752">
            <text:p text:style-name="P753">Tudor (P)</text:p>
          </table:table-cell>
        </table:table-row>
        <table:table-row table:style-name="TableRow754">
          <table:table-cell table:style-name="TableCell755">
            <text:p text:style-name="P756">1230-1330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1330-1430</text:p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1430-1530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1530-1630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1630-1730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</table:table-row>
        <table:table-row table:style-name="TableRow829">
          <table:table-cell table:style-name="TableCell830">
            <text:p text:style-name="P831">Total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</table:table-row>
      </table:table>
      <text:p text:style-name="P844"/>
      <text:p text:style-name="P845">Friday</text:p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p text:style-name="P856">Time</text:p>
          </table:table-cell>
          <table:table-cell table:style-name="TableCell857">
            <text:p text:style-name="P858">Wigger</text:p>
          </table:table-cell>
          <table:table-cell table:style-name="TableCell859">
            <text:p text:style-name="P860">Stefan (S)</text:p>
          </table:table-cell>
          <table:table-cell table:style-name="TableCell861">
            <text:p text:style-name="P862">Rolf</text:p>
          </table:table-cell>
          <table:table-cell table:style-name="TableCell863">
            <text:p text:style-name="P864">Dat (Q)</text:p>
          </table:table-cell>
          <table:table-cell table:style-name="TableCell865">
            <text:p text:style-name="P866">Maarten (M)</text:p>
          </table:table-cell>
          <table:table-cell table:style-name="TableCell867">
            <text:p text:style-name="P868">Tudor (P)</text:p>
          </table:table-cell>
        </table:table-row>
        <table:table-row table:style-name="TableRow869">
          <table:table-cell table:style-name="TableCell870">
            <text:p text:style-name="P871">1030-1130</text:p>
          </table:table-cell>
          <table:table-cell table:style-name="TableCell872">
            <text:p text:style-name="P873">Meeting</text:p>
          </table:table-cell>
          <table:table-cell table:style-name="TableCell874">
            <text:p text:style-name="P875">Meeting</text:p>
          </table:table-cell>
          <table:table-cell table:style-name="TableCell876">
            <text:p text:style-name="P877">Meeting</text:p>
          </table:table-cell>
          <table:table-cell table:style-name="TableCell878">
            <text:p text:style-name="P879">Meeting</text:p>
          </table:table-cell>
          <table:table-cell table:style-name="TableCell880">
            <text:p text:style-name="P881">Meeting</text:p>
          </table:table-cell>
          <table:table-cell table:style-name="TableCell882">
            <text:p text:style-name="P883">Meeting</text:p>
          </table:table-cell>
        </table:table-row>
        <table:table-row table:style-name="TableRow884">
          <table:table-cell table:style-name="TableCell885">
            <text:p text:style-name="P886">1130-1230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</table:table-row>
        <table:table-row table:style-name="TableRow899">
          <table:table-cell table:style-name="TableCell900">
            <text:p text:style-name="P901">1230-1330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>1330-1430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>1430-1530</text:p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>1530-1630</text:p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</table:table-row>
        <table:table-row table:style-name="TableRow959">
          <table:table-cell table:style-name="TableCell960">
            <text:p text:style-name="P961">1630-1730</text:p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</table:table-row>
        <table:table-row table:style-name="TableRow974">
          <table:table-cell table:style-name="TableCell975">
            <text:p text:style-name="P976">Total</text:p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</table:table-row>
      </table:table>
      <text:p text:style-name="P989"/>
      <text:soft-page-break/>
      <text:h text:style-name="P990" text:outline-level="2">Week 6</text:h>
      <text:p text:style-name="P991">Tuesday</text:p>
      <table:table table:style-name="Table992">
        <table:table-columns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P1002">Time</text:p>
          </table:table-cell>
          <table:table-cell table:style-name="TableCell1003">
            <text:p text:style-name="P1004">Wigger</text:p>
          </table:table-cell>
          <table:table-cell table:style-name="TableCell1005">
            <text:p text:style-name="P1006">Stefan (P)</text:p>
          </table:table-cell>
          <table:table-cell table:style-name="TableCell1007">
            <text:p text:style-name="P1008">Rolf</text:p>
          </table:table-cell>
          <table:table-cell table:style-name="TableCell1009">
            <text:p text:style-name="P1010">Dat (S) (Q)</text:p>
          </table:table-cell>
          <table:table-cell table:style-name="TableCell1011">
            <text:p text:style-name="P1012">Maarten (M)</text:p>
          </table:table-cell>
          <table:table-cell table:style-name="TableCell1013">
            <text:p text:style-name="P1014">Tudor<text:s/></text:p>
          </table:table-cell>
        </table:table-row>
        <table:table-row table:style-name="TableRow1015">
          <table:table-cell table:style-name="TableCell1016">
            <text:p text:style-name="P1017">1030-1100</text:p>
          </table:table-cell>
          <table:table-cell table:style-name="TableCell1018">
            <text:p text:style-name="P1019">Meeting</text:p>
          </table:table-cell>
          <table:table-cell table:style-name="TableCell1020">
            <text:p text:style-name="P1021">Meeting</text:p>
          </table:table-cell>
          <table:table-cell table:style-name="TableCell1022">
            <text:p text:style-name="P1023">Meeting</text:p>
          </table:table-cell>
          <table:table-cell table:style-name="TableCell1024">
            <text:p text:style-name="P1025">Meeting</text:p>
          </table:table-cell>
          <table:table-cell table:style-name="TableCell1026">
            <text:p text:style-name="P1027">Meeting</text:p>
          </table:table-cell>
          <table:table-cell table:style-name="TableCell1028">
            <text:p text:style-name="P1029">Meeting</text:p>
          </table:table-cell>
        </table:table-row>
        <table:table-row table:style-name="TableRow1030">
          <table:table-cell table:style-name="TableCell1031">
            <text:p text:style-name="P1032">1100-1130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</table:table-row>
        <table:table-row table:style-name="TableRow1045">
          <table:table-cell table:style-name="TableCell1046">
            <text:p text:style-name="P1047">1130-1230</text:p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>1230-1330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</table:table-row>
        <table:table-row table:style-name="TableRow1075">
          <table:table-cell table:style-name="TableCell1076">
            <text:p text:style-name="P1077">1330-1430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>1430-1530</text:p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</table:table-row>
        <table:table-row table:style-name="TableRow1105">
          <table:table-cell table:style-name="TableCell1106">
            <text:p text:style-name="P1107">1530-1630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1630-1730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Total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</table:table>
      <text:p text:style-name="P1150"/>
      <text:p text:style-name="P1151">Wednesday</text:p>
      <table:table table:style-name="Table1152">
        <table:table-columns>
          <table:table-column table:style-name="TableColumn1153"/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  <table:table-column table:style-name="TableColumn1159"/>
        </table:table-columns>
        <table:table-row table:style-name="TableRow1160">
          <table:table-cell table:style-name="TableCell1161">
            <text:p text:style-name="P1162">Time</text:p>
          </table:table-cell>
          <table:table-cell table:style-name="TableCell1163">
            <text:p text:style-name="P1164">Wigger</text:p>
          </table:table-cell>
          <table:table-cell table:style-name="TableCell1165">
            <text:p text:style-name="P1166">Stefan (P)</text:p>
          </table:table-cell>
          <table:table-cell table:style-name="TableCell1167">
            <text:p text:style-name="P1168">Rolf</text:p>
          </table:table-cell>
          <table:table-cell table:style-name="TableCell1169">
            <text:p text:style-name="P1170">Dat (S) (Q)</text:p>
          </table:table-cell>
          <table:table-cell table:style-name="TableCell1171">
            <text:p text:style-name="P1172">Maarten (M)</text:p>
          </table:table-cell>
          <table:table-cell table:style-name="TableCell1173">
            <text:p text:style-name="P1174">Tudor<text:s/></text:p>
          </table:table-cell>
        </table:table-row>
        <table:table-row table:style-name="TableRow1175">
          <table:table-cell table:style-name="TableCell1176">
            <text:p text:style-name="P1177">1230-1330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</table:table-row>
        <table:table-row table:style-name="TableRow1190">
          <table:table-cell table:style-name="TableCell1191">
            <text:p text:style-name="P1192">1330-1430</text:p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</table:table-row>
        <table:table-row table:style-name="TableRow1205">
          <table:table-cell table:style-name="TableCell1206">
            <text:p text:style-name="P1207">1430-1530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</table:table-row>
        <table:table-row table:style-name="TableRow1220">
          <table:table-cell table:style-name="TableCell1221">
            <text:p text:style-name="P1222">1530-1630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</table:table-row>
        <table:table-row table:style-name="TableRow1235">
          <table:table-cell table:style-name="TableCell1236">
            <text:p text:style-name="P1237">1630-1730</text:p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</table:table-row>
        <table:table-row table:style-name="TableRow1250">
          <table:table-cell table:style-name="TableCell1251">
            <text:p text:style-name="P1252">Total</text:p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</table:table-row>
      </table:table>
      <text:p text:style-name="P1265"/>
      <text:p text:style-name="P1266">Friday</text:p>
      <table:table table:style-name="Table1267">
        <table:table-columns>
          <table:table-column table:style-name="TableColumn1268"/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</table:table-columns>
        <table:table-row table:style-name="TableRow1275">
          <table:table-cell table:style-name="TableCell1276">
            <text:p text:style-name="P1277">Time</text:p>
          </table:table-cell>
          <table:table-cell table:style-name="TableCell1278">
            <text:p text:style-name="P1279">Wigger</text:p>
          </table:table-cell>
          <table:table-cell table:style-name="TableCell1280">
            <text:p text:style-name="P1281">Stefan (P)</text:p>
          </table:table-cell>
          <table:table-cell table:style-name="TableCell1282">
            <text:p text:style-name="P1283">Rolf</text:p>
          </table:table-cell>
          <table:table-cell table:style-name="TableCell1284">
            <text:p text:style-name="P1285">Dat (S) (Q)</text:p>
          </table:table-cell>
          <table:table-cell table:style-name="TableCell1286">
            <text:p text:style-name="P1287">Maarten (M)</text:p>
          </table:table-cell>
          <table:table-cell table:style-name="TableCell1288">
            <text:p text:style-name="P1289">Tudor<text:s/></text:p>
          </table:table-cell>
        </table:table-row>
        <table:table-row table:style-name="TableRow1290">
          <table:table-cell table:style-name="TableCell1291">
            <text:p text:style-name="P1292">1030-1130</text:p>
          </table:table-cell>
          <table:table-cell table:style-name="TableCell1293">
            <text:p text:style-name="P1294">Meeting</text:p>
          </table:table-cell>
          <table:table-cell table:style-name="TableCell1295">
            <text:p text:style-name="P1296">Meeting</text:p>
          </table:table-cell>
          <table:table-cell table:style-name="TableCell1297">
            <text:p text:style-name="P1298">Meeting</text:p>
          </table:table-cell>
          <table:table-cell table:style-name="TableCell1299">
            <text:p text:style-name="P1300">Meeting</text:p>
          </table:table-cell>
          <table:table-cell table:style-name="TableCell1301">
            <text:p text:style-name="P1302">Meeting</text:p>
          </table:table-cell>
          <table:table-cell table:style-name="TableCell1303">
            <text:p text:style-name="P1304">Meeting</text:p>
          </table:table-cell>
        </table:table-row>
        <table:table-row table:style-name="TableRow1305">
          <table:table-cell table:style-name="TableCell1306">
            <text:p text:style-name="P1307">1130-1230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</table:table-row>
        <table:table-row table:style-name="TableRow1320">
          <table:table-cell table:style-name="TableCell1321">
            <text:p text:style-name="P1322">1230-1330</text:p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</table:table-row>
        <table:table-row table:style-name="TableRow1335">
          <table:table-cell table:style-name="TableCell1336">
            <text:p text:style-name="P1337">1330-1430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</table:table-row>
        <table:table-row table:style-name="TableRow1350">
          <table:table-cell table:style-name="TableCell1351">
            <text:p text:style-name="P1352">1430-1530</text:p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1530-1630</text:p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</table:table-row>
        <table:table-row table:style-name="TableRow1380">
          <table:table-cell table:style-name="TableCell1381">
            <text:p text:style-name="P1382">1630-1730</text:p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>Total</text:p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</table:table-row>
      </table:table>
      <text:soft-page-break/>
      <text:h text:style-name="P1410" text:outline-level="2">Week 7</text:h>
      <text:p text:style-name="P1411">Tuesday</text:p>
      <table:table table:style-name="Table1412">
        <table:table-columns>
          <table:table-column table:style-name="TableColumn1413"/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  <table:table-column table:style-name="TableColumn1419"/>
        </table:table-columns>
        <table:table-row table:style-name="TableRow1420">
          <table:table-cell table:style-name="TableCell1421">
            <text:p text:style-name="P1422">Time</text:p>
          </table:table-cell>
          <table:table-cell table:style-name="TableCell1423">
            <text:p text:style-name="P1424">Wigger (P)</text:p>
          </table:table-cell>
          <table:table-cell table:style-name="TableCell1425">
            <text:p text:style-name="P1426">Stefan (S)</text:p>
          </table:table-cell>
          <table:table-cell table:style-name="TableCell1427">
            <text:p text:style-name="P1428">Rolf</text:p>
          </table:table-cell>
          <table:table-cell table:style-name="TableCell1429">
            <text:p text:style-name="P1430">Dat</text:p>
          </table:table-cell>
          <table:table-cell table:style-name="TableCell1431">
            <text:p text:style-name="P1432">Maarten (Q) (M)</text:p>
          </table:table-cell>
          <table:table-cell table:style-name="TableCell1433">
            <text:p text:style-name="P1434">Tudor<text:s/></text:p>
          </table:table-cell>
        </table:table-row>
        <table:table-row table:style-name="TableRow1435">
          <table:table-cell table:style-name="TableCell1436">
            <text:p text:style-name="P1437">1030-1100</text:p>
          </table:table-cell>
          <table:table-cell table:style-name="TableCell1438">
            <text:p text:style-name="P1439">Meeting</text:p>
          </table:table-cell>
          <table:table-cell table:style-name="TableCell1440">
            <text:p text:style-name="P1441">Meeting</text:p>
          </table:table-cell>
          <table:table-cell table:style-name="TableCell1442">
            <text:p text:style-name="P1443">Meeting</text:p>
          </table:table-cell>
          <table:table-cell table:style-name="TableCell1444">
            <text:p text:style-name="P1445">Meeting</text:p>
          </table:table-cell>
          <table:table-cell table:style-name="TableCell1446">
            <text:p text:style-name="P1447">Meeting</text:p>
          </table:table-cell>
          <table:table-cell table:style-name="TableCell1448">
            <text:p text:style-name="P1449">Meeting</text:p>
          </table:table-cell>
        </table:table-row>
        <table:table-row table:style-name="TableRow1450">
          <table:table-cell table:style-name="TableCell1451">
            <text:p text:style-name="P1452">1100-1130</text:p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>
            <text:p text:style-name="P1467">1130-1230</text:p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P1482">1230-1330</text:p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</table:table-row>
        <table:table-row table:style-name="TableRow1495">
          <table:table-cell table:style-name="TableCell1496">
            <text:p text:style-name="P1497">1330-1430</text:p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</table:table-row>
        <table:table-row table:style-name="TableRow1510">
          <table:table-cell table:style-name="TableCell1511">
            <text:p text:style-name="P1512">1430-1530</text:p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1530-1630</text:p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</table:table-row>
        <table:table-row table:style-name="TableRow1540">
          <table:table-cell table:style-name="TableCell1541">
            <text:p text:style-name="P1542">1630-1730</text:p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</table:table-row>
        <table:table-row table:style-name="TableRow1555">
          <table:table-cell table:style-name="TableCell1556">
            <text:p text:style-name="P1557">Total</text:p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</table:table-row>
      </table:table>
      <text:p text:style-name="P1570"/>
      <text:p text:style-name="P1571">Wednesday</text:p>
      <table:table table:style-name="Table1572">
        <table:table-columns>
          <table:table-column table:style-name="TableColumn1573"/>
          <table:table-column table:style-name="TableColumn1574"/>
          <table:table-column table:style-name="TableColumn1575"/>
          <table:table-column table:style-name="TableColumn1576"/>
          <table:table-column table:style-name="TableColumn1577"/>
          <table:table-column table:style-name="TableColumn1578"/>
          <table:table-column table:style-name="TableColumn1579"/>
        </table:table-columns>
        <table:table-row table:style-name="TableRow1580">
          <table:table-cell table:style-name="TableCell1581">
            <text:p text:style-name="P1582">Time</text:p>
          </table:table-cell>
          <table:table-cell table:style-name="TableCell1583">
            <text:p text:style-name="P1584">Wigger (P)</text:p>
          </table:table-cell>
          <table:table-cell table:style-name="TableCell1585">
            <text:p text:style-name="P1586">Stefan (S)</text:p>
          </table:table-cell>
          <table:table-cell table:style-name="TableCell1587">
            <text:p text:style-name="P1588">Rolf</text:p>
          </table:table-cell>
          <table:table-cell table:style-name="TableCell1589">
            <text:p text:style-name="P1590">Dat</text:p>
          </table:table-cell>
          <table:table-cell table:style-name="TableCell1591">
            <text:p text:style-name="P1592">Maarten (Q) (M)</text:p>
          </table:table-cell>
          <table:table-cell table:style-name="TableCell1593">
            <text:p text:style-name="P1594">Tudor<text:s/></text:p>
          </table:table-cell>
        </table:table-row>
        <table:table-row table:style-name="TableRow1595">
          <table:table-cell table:style-name="TableCell1596">
            <text:p text:style-name="P1597">1230-1330</text:p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</table:table-row>
        <table:table-row table:style-name="TableRow1610">
          <table:table-cell table:style-name="TableCell1611">
            <text:p text:style-name="P1612">1330-1430</text:p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</table:table-row>
        <table:table-row table:style-name="TableRow1625">
          <table:table-cell table:style-name="TableCell1626">
            <text:p text:style-name="P1627">1430-1530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</table:table-row>
        <table:table-row table:style-name="TableRow1640">
          <table:table-cell table:style-name="TableCell1641">
            <text:p text:style-name="P1642">1530-1630</text:p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</table:table-row>
        <table:table-row table:style-name="TableRow1655">
          <table:table-cell table:style-name="TableCell1656">
            <text:p text:style-name="P1657">1630-1730</text:p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</table:table-row>
        <table:table-row table:style-name="TableRow1670">
          <table:table-cell table:style-name="TableCell1671">
            <text:p text:style-name="P1672">Total</text:p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  <table:table-cell table:style-name="TableCell1679">
            <text:p text:style-name="P1680"/>
          </table:table-cell>
          <table:table-cell table:style-name="TableCell1681">
            <text:p text:style-name="P1682"/>
          </table:table-cell>
          <table:table-cell table:style-name="TableCell1683">
            <text:p text:style-name="P1684"/>
          </table:table-cell>
        </table:table-row>
      </table:table>
      <text:p text:style-name="P1685"/>
      <text:p text:style-name="P1686">Friday</text:p>
      <table:table table:style-name="Table1687">
        <table:table-columns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</table:table-columns>
        <table:table-row table:style-name="TableRow1695">
          <table:table-cell table:style-name="TableCell1696">
            <text:p text:style-name="P1697">Time</text:p>
          </table:table-cell>
          <table:table-cell table:style-name="TableCell1698">
            <text:p text:style-name="P1699">Wigger (P)</text:p>
          </table:table-cell>
          <table:table-cell table:style-name="TableCell1700">
            <text:p text:style-name="P1701">Stefan (S)</text:p>
          </table:table-cell>
          <table:table-cell table:style-name="TableCell1702">
            <text:p text:style-name="P1703">Rolf</text:p>
          </table:table-cell>
          <table:table-cell table:style-name="TableCell1704">
            <text:p text:style-name="P1705">Dat</text:p>
          </table:table-cell>
          <table:table-cell table:style-name="TableCell1706">
            <text:p text:style-name="P1707">Maarten (Q) (M)</text:p>
          </table:table-cell>
          <table:table-cell table:style-name="TableCell1708">
            <text:p text:style-name="P1709">Tudor<text:s/></text:p>
          </table:table-cell>
        </table:table-row>
        <table:table-row table:style-name="TableRow1710">
          <table:table-cell table:style-name="TableCell1711">
            <text:p text:style-name="P1712">1030-1130</text:p>
          </table:table-cell>
          <table:table-cell table:style-name="TableCell1713">
            <text:p text:style-name="P1714">Meeting</text:p>
          </table:table-cell>
          <table:table-cell table:style-name="TableCell1715">
            <text:p text:style-name="P1716">Meeting</text:p>
          </table:table-cell>
          <table:table-cell table:style-name="TableCell1717">
            <text:p text:style-name="P1718">Meeting</text:p>
          </table:table-cell>
          <table:table-cell table:style-name="TableCell1719">
            <text:p text:style-name="P1720">Meeting</text:p>
          </table:table-cell>
          <table:table-cell table:style-name="TableCell1721">
            <text:p text:style-name="P1722">Meeting</text:p>
          </table:table-cell>
          <table:table-cell table:style-name="TableCell1723">
            <text:p text:style-name="P1724">Meeting</text:p>
          </table:table-cell>
        </table:table-row>
        <table:table-row table:style-name="TableRow1725">
          <table:table-cell table:style-name="TableCell1726">
            <text:p text:style-name="P1727">1130-1230</text:p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/>
          </table:table-cell>
        </table:table-row>
        <table:table-row table:style-name="TableRow1740">
          <table:table-cell table:style-name="TableCell1741">
            <text:p text:style-name="P1742">1230-1330</text:p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</table:table-row>
        <table:table-row table:style-name="TableRow1755">
          <table:table-cell table:style-name="TableCell1756">
            <text:p text:style-name="P1757">1330-1430</text:p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</table:table-row>
        <table:table-row table:style-name="TableRow1770">
          <table:table-cell table:style-name="TableCell1771">
            <text:p text:style-name="P1772">1430-1530</text:p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  <table:table-cell table:style-name="TableCell1777">
            <text:p text:style-name="P1778"/>
          </table:table-cell>
          <table:table-cell table:style-name="TableCell1779">
            <text:p text:style-name="P1780"/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</table:table-row>
        <table:table-row table:style-name="TableRow1785">
          <table:table-cell table:style-name="TableCell1786">
            <text:p text:style-name="P1787">1530-1630</text:p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</table:table-row>
        <table:table-row table:style-name="TableRow1800">
          <table:table-cell table:style-name="TableCell1801">
            <text:p text:style-name="P1802">1630-1730</text:p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</table:table-row>
        <table:table-row table:style-name="TableRow1815">
          <table:table-cell table:style-name="TableCell1816">
            <text:p text:style-name="P1817">Total</text:p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  <table:table-cell table:style-name="TableCell1828">
            <text:p text:style-name="P1829"/>
          </table:table-cell>
        </table:table-row>
      </table:table>
      <text:soft-page-break/>
      <text:h text:style-name="P1830" text:outline-level="2">Week 8</text:h>
      <text:p text:style-name="P1831">Tuesday</text:p>
      <table:table table:style-name="Table1832">
        <table:table-columns>
          <table:table-column table:style-name="TableColumn1833"/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  <table:table-column table:style-name="TableColumn1839"/>
        </table:table-columns>
        <table:table-row table:style-name="TableRow1840">
          <table:table-cell table:style-name="TableCell1841">
            <text:p text:style-name="P1842">Time</text:p>
          </table:table-cell>
          <table:table-cell table:style-name="TableCell1843">
            <text:p text:style-name="P1844">Wigger</text:p>
          </table:table-cell>
          <table:table-cell table:style-name="TableCell1845">
            <text:p text:style-name="P1846">Stefan</text:p>
          </table:table-cell>
          <table:table-cell table:style-name="TableCell1847">
            <text:p text:style-name="P1848">Rolf (P)</text:p>
          </table:table-cell>
          <table:table-cell table:style-name="TableCell1849">
            <text:p text:style-name="P1850">Dat</text:p>
          </table:table-cell>
          <table:table-cell table:style-name="TableCell1851">
            <text:p text:style-name="P1852">Maarten (S) (Q) (M)</text:p>
          </table:table-cell>
          <table:table-cell table:style-name="TableCell1853">
            <text:p text:style-name="P1854">Tudor<text:s/></text:p>
          </table:table-cell>
        </table:table-row>
        <table:table-row table:style-name="TableRow1855">
          <table:table-cell table:style-name="TableCell1856">
            <text:p text:style-name="P1857">1030-1100</text:p>
          </table:table-cell>
          <table:table-cell table:style-name="TableCell1858">
            <text:p text:style-name="P1859">Meeting</text:p>
          </table:table-cell>
          <table:table-cell table:style-name="TableCell1860">
            <text:p text:style-name="P1861">Meeting</text:p>
          </table:table-cell>
          <table:table-cell table:style-name="TableCell1862">
            <text:p text:style-name="P1863">Meeting</text:p>
          </table:table-cell>
          <table:table-cell table:style-name="TableCell1864">
            <text:p text:style-name="P1865">Meeting</text:p>
          </table:table-cell>
          <table:table-cell table:style-name="TableCell1866">
            <text:p text:style-name="P1867">Meeting</text:p>
          </table:table-cell>
          <table:table-cell table:style-name="TableCell1868">
            <text:p text:style-name="P1869">Meeting</text:p>
          </table:table-cell>
        </table:table-row>
        <table:table-row table:style-name="TableRow1870">
          <table:table-cell table:style-name="TableCell1871">
            <text:p text:style-name="P1872">1100-1130</text:p>
          </table:table-cell>
          <table:table-cell table:style-name="TableCell1873">
            <text:p text:style-name="P1874"/>
          </table:table-cell>
          <table:table-cell table:style-name="TableCell1875">
            <text:p text:style-name="P1876"/>
          </table:table-cell>
          <table:table-cell table:style-name="TableCell1877">
            <text:p text:style-name="P1878"/>
          </table:table-cell>
          <table:table-cell table:style-name="TableCell1879">
            <text:p text:style-name="P1880"/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</table:table-row>
        <table:table-row table:style-name="TableRow1885">
          <table:table-cell table:style-name="TableCell1886">
            <text:p text:style-name="P1887">1130-1230</text:p>
          </table:table-cell>
          <table:table-cell table:style-name="TableCell1888">
            <text:p text:style-name="P1889"/>
          </table:table-cell>
          <table:table-cell table:style-name="TableCell1890">
            <text:p text:style-name="P1891"/>
          </table:table-cell>
          <table:table-cell table:style-name="TableCell1892">
            <text:p text:style-name="P1893"/>
          </table:table-cell>
          <table:table-cell table:style-name="TableCell1894">
            <text:p text:style-name="P1895"/>
          </table:table-cell>
          <table:table-cell table:style-name="TableCell1896">
            <text:p text:style-name="P1897"/>
          </table:table-cell>
          <table:table-cell table:style-name="TableCell1898">
            <text:p text:style-name="P1899"/>
          </table:table-cell>
        </table:table-row>
        <table:table-row table:style-name="TableRow1900">
          <table:table-cell table:style-name="TableCell1901">
            <text:p text:style-name="P1902">1230-1330</text:p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</table:table-row>
        <table:table-row table:style-name="TableRow1915">
          <table:table-cell table:style-name="TableCell1916">
            <text:p text:style-name="P1917">1330-1430</text:p>
          </table:table-cell>
          <table:table-cell table:style-name="TableCell1918">
            <text:p text:style-name="P1919"/>
          </table:table-cell>
          <table:table-cell table:style-name="TableCell1920">
            <text:p text:style-name="P1921"/>
          </table:table-cell>
          <table:table-cell table:style-name="TableCell1922">
            <text:p text:style-name="P1923"/>
          </table:table-cell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</table:table-row>
        <table:table-row table:style-name="TableRow1930">
          <table:table-cell table:style-name="TableCell1931">
            <text:p text:style-name="P1932">1430-1530</text:p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</table:table-row>
        <table:table-row table:style-name="TableRow1945">
          <table:table-cell table:style-name="TableCell1946">
            <text:p text:style-name="P1947">1530-1630</text:p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</table:table-row>
        <table:table-row table:style-name="TableRow1960">
          <table:table-cell table:style-name="TableCell1961">
            <text:p text:style-name="P1962">1630-1730</text:p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  <table:table-cell table:style-name="TableCell1967">
            <text:p text:style-name="P1968"/>
          </table:table-cell>
          <table:table-cell table:style-name="TableCell1969">
            <text:p text:style-name="P1970"/>
          </table:table-cell>
          <table:table-cell table:style-name="TableCell1971">
            <text:p text:style-name="P1972"/>
          </table:table-cell>
          <table:table-cell table:style-name="TableCell1973">
            <text:p text:style-name="P1974"/>
          </table:table-cell>
        </table:table-row>
        <table:table-row table:style-name="TableRow1975">
          <table:table-cell table:style-name="TableCell1976">
            <text:p text:style-name="P1977">Total</text:p>
          </table:table-cell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  <table:table-cell table:style-name="TableCell1988">
            <text:p text:style-name="P1989"/>
          </table:table-cell>
        </table:table-row>
      </table:table>
      <text:p text:style-name="P1990"/>
      <text:p text:style-name="P1991">Wednesday</text:p>
      <table:table table:style-name="Table1992">
        <table:table-columns>
          <table:table-column table:style-name="TableColumn1993"/>
          <table:table-column table:style-name="TableColumn1994"/>
          <table:table-column table:style-name="TableColumn1995"/>
          <table:table-column table:style-name="TableColumn1996"/>
          <table:table-column table:style-name="TableColumn1997"/>
          <table:table-column table:style-name="TableColumn1998"/>
          <table:table-column table:style-name="TableColumn1999"/>
        </table:table-columns>
        <table:table-row table:style-name="TableRow2000">
          <table:table-cell table:style-name="TableCell2001">
            <text:p text:style-name="P2002">Time</text:p>
          </table:table-cell>
          <table:table-cell table:style-name="TableCell2003">
            <text:p text:style-name="P2004">Wigger</text:p>
          </table:table-cell>
          <table:table-cell table:style-name="TableCell2005">
            <text:p text:style-name="P2006">Stefan</text:p>
          </table:table-cell>
          <table:table-cell table:style-name="TableCell2007">
            <text:p text:style-name="P2008">Rolf (P)</text:p>
          </table:table-cell>
          <table:table-cell table:style-name="TableCell2009">
            <text:p text:style-name="P2010">Dat</text:p>
          </table:table-cell>
          <table:table-cell table:style-name="TableCell2011">
            <text:p text:style-name="P2012">Maarten (S) (Q) (M)</text:p>
          </table:table-cell>
          <table:table-cell table:style-name="TableCell2013">
            <text:p text:style-name="P2014">Tudor<text:s/></text:p>
          </table:table-cell>
        </table:table-row>
        <table:table-row table:style-name="TableRow2015">
          <table:table-cell table:style-name="TableCell2016">
            <text:p text:style-name="P2017">1230-1330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</table:table-row>
        <table:table-row table:style-name="TableRow2030">
          <table:table-cell table:style-name="TableCell2031">
            <text:p text:style-name="P2032">1330-1430</text:p>
          </table:table-cell>
          <table:table-cell table:style-name="TableCell2033">
            <text:p text:style-name="P2034"/>
          </table:table-cell>
          <table:table-cell table:style-name="TableCell2035">
            <text:p text:style-name="P2036"/>
          </table:table-cell>
          <table:table-cell table:style-name="TableCell2037">
            <text:p text:style-name="P2038"/>
          </table:table-cell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>
            <text:p text:style-name="P2044"/>
          </table:table-cell>
        </table:table-row>
        <table:table-row table:style-name="TableRow2045">
          <table:table-cell table:style-name="TableCell2046">
            <text:p text:style-name="P2047">1430-1530</text:p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  <table:table-cell table:style-name="TableCell2058">
            <text:p text:style-name="P2059"/>
          </table:table-cell>
        </table:table-row>
        <table:table-row table:style-name="TableRow2060">
          <table:table-cell table:style-name="TableCell2061">
            <text:p text:style-name="P2062">1530-1630</text:p>
          </table:table-cell>
          <table:table-cell table:style-name="TableCell2063">
            <text:p text:style-name="P2064"/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</table:table-row>
        <table:table-row table:style-name="TableRow2075">
          <table:table-cell table:style-name="TableCell2076">
            <text:p text:style-name="P2077">1630-1730</text:p>
          </table:table-cell>
          <table:table-cell table:style-name="TableCell2078">
            <text:p text:style-name="P2079"/>
          </table:table-cell>
          <table:table-cell table:style-name="TableCell2080">
            <text:p text:style-name="P2081"/>
          </table:table-cell>
          <table:table-cell table:style-name="TableCell2082">
            <text:p text:style-name="P2083"/>
          </table:table-cell>
          <table:table-cell table:style-name="TableCell2084">
            <text:p text:style-name="P2085"/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</table:table-row>
        <table:table-row table:style-name="TableRow2090">
          <table:table-cell table:style-name="TableCell2091">
            <text:p text:style-name="P2092">Total</text:p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/>
          </table:table-cell>
        </table:table-row>
      </table:table>
      <text:p text:style-name="P2105"/>
      <text:p text:style-name="P2106">Friday</text:p>
      <table:table table:style-name="Table2107">
        <table:table-columns>
          <table:table-column table:style-name="TableColumn2108"/>
          <table:table-column table:style-name="TableColumn2109"/>
          <table:table-column table:style-name="TableColumn2110"/>
          <table:table-column table:style-name="TableColumn2111"/>
          <table:table-column table:style-name="TableColumn2112"/>
          <table:table-column table:style-name="TableColumn2113"/>
          <table:table-column table:style-name="TableColumn2114"/>
        </table:table-columns>
        <table:table-row table:style-name="TableRow2115">
          <table:table-cell table:style-name="TableCell2116">
            <text:p text:style-name="P2117">Time</text:p>
          </table:table-cell>
          <table:table-cell table:style-name="TableCell2118">
            <text:p text:style-name="P2119">Wigger</text:p>
          </table:table-cell>
          <table:table-cell table:style-name="TableCell2120">
            <text:p text:style-name="P2121">Stefan</text:p>
          </table:table-cell>
          <table:table-cell table:style-name="TableCell2122">
            <text:p text:style-name="P2123">Rolf (P)</text:p>
          </table:table-cell>
          <table:table-cell table:style-name="TableCell2124">
            <text:p text:style-name="P2125">Dat</text:p>
          </table:table-cell>
          <table:table-cell table:style-name="TableCell2126">
            <text:p text:style-name="P2127">Maarten (S) (Q) (M)</text:p>
          </table:table-cell>
          <table:table-cell table:style-name="TableCell2128">
            <text:p text:style-name="P2129">Tudor<text:s/></text:p>
          </table:table-cell>
        </table:table-row>
        <table:table-row table:style-name="TableRow2130">
          <table:table-cell table:style-name="TableCell2131">
            <text:p text:style-name="P2132">1030-1130</text:p>
          </table:table-cell>
          <table:table-cell table:style-name="TableCell2133">
            <text:p text:style-name="P2134">Meeting</text:p>
          </table:table-cell>
          <table:table-cell table:style-name="TableCell2135">
            <text:p text:style-name="P2136">Meeting</text:p>
          </table:table-cell>
          <table:table-cell table:style-name="TableCell2137">
            <text:p text:style-name="P2138">Meeting</text:p>
          </table:table-cell>
          <table:table-cell table:style-name="TableCell2139">
            <text:p text:style-name="P2140">Meeting</text:p>
          </table:table-cell>
          <table:table-cell table:style-name="TableCell2141">
            <text:p text:style-name="P2142">Meeting</text:p>
          </table:table-cell>
          <table:table-cell table:style-name="TableCell2143">
            <text:p text:style-name="P2144">Meeting</text:p>
          </table:table-cell>
        </table:table-row>
        <table:table-row table:style-name="TableRow2145">
          <table:table-cell table:style-name="TableCell2146">
            <text:p text:style-name="P2147">1130-1230</text:p>
          </table:table-cell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  <table:table-cell table:style-name="TableCell2152">
            <text:p text:style-name="P2153"/>
          </table:table-cell>
          <table:table-cell table:style-name="TableCell2154">
            <text:p text:style-name="P2155"/>
          </table:table-cell>
          <table:table-cell table:style-name="TableCell2156">
            <text:p text:style-name="P2157"/>
          </table:table-cell>
          <table:table-cell table:style-name="TableCell2158">
            <text:p text:style-name="P2159"/>
          </table:table-cell>
        </table:table-row>
        <table:table-row table:style-name="TableRow2160">
          <table:table-cell table:style-name="TableCell2161">
            <text:p text:style-name="P2162">1230-1330</text:p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ext:p text:style-name="P2174"/>
          </table:table-cell>
        </table:table-row>
        <table:table-row table:style-name="TableRow2175">
          <table:table-cell table:style-name="TableCell2176">
            <text:p text:style-name="P2177">1330-1430</text:p>
          </table:table-cell>
          <table:table-cell table:style-name="TableCell2178">
            <text:p text:style-name="P2179"/>
          </table:table-cell>
          <table:table-cell table:style-name="TableCell2180">
            <text:p text:style-name="P2181"/>
          </table:table-cell>
          <table:table-cell table:style-name="TableCell2182">
            <text:p text:style-name="P2183"/>
          </table:table-cell>
          <table:table-cell table:style-name="TableCell2184">
            <text:p text:style-name="P2185"/>
          </table:table-cell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</table:table-row>
        <table:table-row table:style-name="TableRow2190">
          <table:table-cell table:style-name="TableCell2191">
            <text:p text:style-name="P2192">1430-1530</text:p>
          </table:table-cell>
          <table:table-cell table:style-name="TableCell2193">
            <text:p text:style-name="P2194"/>
          </table:table-cell>
          <table:table-cell table:style-name="TableCell2195">
            <text:p text:style-name="P2196"/>
          </table:table-cell>
          <table:table-cell table:style-name="TableCell2197">
            <text:p text:style-name="P2198"/>
          </table:table-cell>
          <table:table-cell table:style-name="TableCell2199">
            <text:p text:style-name="P2200"/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</table:table-row>
        <table:table-row table:style-name="TableRow2205">
          <table:table-cell table:style-name="TableCell2206">
            <text:p text:style-name="P2207">1530-1630</text:p>
          </table:table-cell>
          <table:table-cell table:style-name="TableCell2208">
            <text:p text:style-name="P2209"/>
          </table:table-cell>
          <table:table-cell table:style-name="TableCell2210">
            <text:p text:style-name="P2211"/>
          </table:table-cell>
          <table:table-cell table:style-name="TableCell2212">
            <text:p text:style-name="P2213"/>
          </table:table-cell>
          <table:table-cell table:style-name="TableCell2214">
            <text:p text:style-name="P2215"/>
          </table:table-cell>
          <table:table-cell table:style-name="TableCell2216">
            <text:p text:style-name="P2217"/>
          </table:table-cell>
          <table:table-cell table:style-name="TableCell2218">
            <text:p text:style-name="P2219"/>
          </table:table-cell>
        </table:table-row>
        <table:table-row table:style-name="TableRow2220">
          <table:table-cell table:style-name="TableCell2221">
            <text:p text:style-name="P2222">1630-1730</text:p>
          </table:table-cell>
          <table:table-cell table:style-name="TableCell2223">
            <text:p text:style-name="P2224"/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  <table:table-cell table:style-name="TableCell2229">
            <text:p text:style-name="P2230"/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</table:table-row>
        <table:table-row table:style-name="TableRow2235">
          <table:table-cell table:style-name="TableCell2236">
            <text:p text:style-name="P2237">Total</text:p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  <table:table-cell table:style-name="TableCell2242">
            <text:p text:style-name="P2243"/>
          </table:table-cell>
          <table:table-cell table:style-name="TableCell2244">
            <text:p text:style-name="P2245"/>
          </table:table-cell>
          <table:table-cell table:style-name="TableCell2246">
            <text:p text:style-name="P2247"/>
          </table:table-cell>
          <table:table-cell table:style-name="TableCell2248">
            <text:p text:style-name="P2249"/>
          </table:table-cell>
        </table:table-row>
      </table:table>
      <text:p text:style-name="P2250"/>
      <text:p text:style-name="P2251"/>
      <text:p text:style-name="P2252"/>
      <text:p text:style-name="P2253"/>
      <table:table table:style-name="Table2254">
        <table:table-columns>
          <table:table-column table:style-name="TableColumn2255"/>
          <table:table-column table:style-name="TableColumn2256"/>
          <table:table-column table:style-name="TableColumn2257"/>
          <table:table-column table:style-name="TableColumn2258"/>
        </table:table-columns>
        <table:table-row table:style-name="TableRow2259">
          <table:table-cell table:style-name="TableCell2260" table:number-columns-spanned="4">
            <text:p text:style-name="P2261"><text:span text:style-name="T2262">WEEK 4</text:span><text:span text:style-name="T2263"><text:tab/></text:span></text:p>
          </table:table-cell>
          <table:covered-table-cell/>
          <table:covered-table-cell/>
          <table:covered-table-cell/>
        </table:table-row>
        <table:table-row table:style-name="TableRow2264">
          <table:table-cell table:style-name="TableCell2265" table:number-columns-spanned="2">
            <text:p text:style-name="P2266"><text:span text:style-name="T2267">Pident</text:span><text:span text:style-name="T2268"><text:tab/></text:span></text:p>
          </table:table-cell>
          <table:covered-table-cell/>
          <table:table-cell table:style-name="TableCell2269" table:number-columns-spanned="2">
            <text:p text:style-name="Standaard"><text:span text:style-name="T2270">Keet M. (Maarten)</text:span></text:p>
          </table:table-cell>
          <table:covered-table-cell/>
        </table:table-row>
        <table:table-row table:style-name="TableRow2271">
          <table:table-cell table:style-name="TableCell2272" table:number-columns-spanned="2">
            <text:p text:style-name="Standaard"><text:span text:style-name="T2273">Sretary</text:span></text:p>
          </table:table-cell>
          <table:covered-table-cell/>
          <table:table-cell table:style-name="TableCell2274" table:number-columns-spanned="2">
            <text:p text:style-name="Standaard"><text:span text:style-name="T2275">Petrescu T. (Tudor)</text:span></text:p>
          </table:table-cell>
          <table:covered-table-cell/>
        </table:table-row>
        <table:table-row table:style-name="TableRow2276">
          <table:table-cell table:style-name="TableCell2277" table:number-columns-spanned="2">
            <text:p text:style-name="Standaard"><text:span text:style-name="T2278">Quality Assurance Manager</text:span></text:p>
          </table:table-cell>
          <table:covered-table-cell/>
          <table:table-cell table:style-name="TableCell2279" table:number-columns-spanned="2">
            <text:p text:style-name="Standaard"><text:span text:style-name="T2280">Phung D.T. (Dat)</text:span></text:p>
          </table:table-cell>
          <table:covered-table-cell/>
        </table:table-row>
        <table:table-row table:style-name="TableRow2281">
          <table:table-cell table:style-name="TableCell2282" table:number-columns-spanned="2">
            <text:p text:style-name="Standaard"><text:span text:style-name="T2283">Material Manager</text:span></text:p>
          </table:table-cell>
          <table:covered-table-cell/>
          <table:table-cell table:style-name="TableCell2284" table:number-columns-spanned="2">
            <text:p text:style-name="Standaard"><text:span text:style-name="T2285">Keet M. (Maarten)</text:span></text:p>
          </table:table-cell>
          <table:covered-table-cell/>
        </table:table-row>
        <table:table-row table:style-name="TableRow2286">
          <table:table-cell table:style-name="TableCell2287">
            <text:p text:style-name="Standaard"><text:span text:style-name="T2288">Document(s)</text:span></text:p>
          </table:table-cell>
          <table:table-cell table:style-name="TableCell2289">
            <text:p text:style-name="Standaard"><text:span text:style-name="T2290">Members Assigned</text:span></text:p>
          </table:table-cell>
          <table:table-cell table:style-name="TableCell2291">
            <text:p text:style-name="Standaard"><text:span text:style-name="T2292">Responsible</text:span></text:p>
          </table:table-cell>
          <table:table-cell table:style-name="TableCell2293">
            <text:p text:style-name="Standaard"><text:span text:style-name="T2294">Deadline</text:span></text:p>
          </table:table-cell>
        </table:table-row>
        <table:table-row table:style-name="TableRow2295">
          <table:table-cell table:style-name="TableCell2296">
            <text:p text:style-name="Standaard"><text:span text:style-name="T2297">Software Specification</text:span></text:p>
          </table:table-cell>
          <table:table-cell table:style-name="TableCell2298">
            <text:p text:style-name="Standaard"><text:span text:style-name="T2299">All members of<text:s/></text:span><text:span text:style-name="T2300">the group are assigned.</text:span></text:p>
          </table:table-cell>
          <table:table-cell table:style-name="TableCell2301">
            <text:p text:style-name="Standaard"><text:span text:style-name="T2302">Verschuuren R.T. (Rolf)</text:span></text:p>
          </table:table-cell>
          <table:table-cell table:style-name="TableCell2303">
            <text:p text:style-name="Standaard"><text:span text:style-name="T2304">10</text:span><text:span text:style-name="T2305">th</text:span><text:span text:style-name="T2306"><text:s/>of March</text:span></text:p>
          </table:table-cell>
        </table:table-row>
      </table:table>
      <text:p text:style-name="P2307"/>
      <text:p text:style-name="P2308"/>
      <table:table table:style-name="Table2309">
        <table:table-columns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 table:number-columns-spanned="4">
            <text:p text:style-name="Standaard"><text:span text:style-name="T2316">WEEK 5</text:span><text:span text:style-name="T2317"><text:tab/></text:span></text:p>
          </table:table-cell>
          <table:covered-table-cell/>
          <table:covered-table-cell/>
          <table:covered-table-cell/>
        </table:table-row>
        <table:table-row table:style-name="TableRow2318">
          <table:table-cell table:style-name="TableCell2319" table:number-columns-spanned="2">
            <text:p text:style-name="P2320"><text:span text:style-name="T2321">Pident</text:span><text:span text:style-name="T2322"><text:tab/></text:span></text:p>
          </table:table-cell>
          <table:covered-table-cell/>
          <table:table-cell table:style-name="TableCell2323" table:number-columns-spanned="2">
            <text:p text:style-name="Standaard"><text:span text:style-name="T2324">Petrescu T. (Tudor)</text:span></text:p>
          </table:table-cell>
          <table:covered-table-cell/>
        </table:table-row>
        <table:table-row table:style-name="TableRow2325">
          <table:table-cell table:style-name="TableCell2326" table:number-columns-spanned="2">
            <text:p text:style-name="Standaard"><text:span text:style-name="T2327">Sretary</text:span></text:p>
          </table:table-cell>
          <table:covered-table-cell/>
          <table:table-cell table:style-name="TableCell2328" table:number-columns-spanned="2">
            <text:p text:style-name="Standaard"><text:span text:style-name="T2329">Berg S.H.M. van den (Stefan)</text:span></text:p>
          </table:table-cell>
          <table:covered-table-cell/>
        </table:table-row>
        <table:table-row table:style-name="TableRow2330">
          <table:table-cell table:style-name="TableCell2331" table:number-columns-spanned="2">
            <text:p text:style-name="Standaard"><text:span text:style-name="T2332">Quality Assurance Manager</text:span></text:p>
          </table:table-cell>
          <table:covered-table-cell/>
          <table:table-cell table:style-name="TableCell2333" table:number-columns-spanned="2">
            <text:p text:style-name="Standaard"><text:span text:style-name="T2334">Phung D.T. (Dat)</text:span></text:p>
          </table:table-cell>
          <table:covered-table-cell/>
        </table:table-row>
        <table:table-row table:style-name="TableRow2335">
          <table:table-cell table:style-name="TableCell2336" table:number-columns-spanned="2">
            <text:p text:style-name="Standaard"><text:span text:style-name="T2337">Material Manager</text:span></text:p>
          </table:table-cell>
          <table:covered-table-cell/>
          <table:table-cell table:style-name="TableCell2338" table:number-columns-spanned="2">
            <text:p text:style-name="Standaard"><text:span text:style-name="T2339">Keet M. (Maarten)</text:span></text:p>
          </table:table-cell>
          <table:covered-table-cell/>
        </table:table-row>
        <table:table-row table:style-name="TableRow2340">
          <table:table-cell table:style-name="TableCell2341">
            <text:p text:style-name="Standaard"><text:span text:style-name="T2342">Document(s)</text:span></text:p>
          </table:table-cell>
          <table:table-cell table:style-name="TableCell2343">
            <text:p text:style-name="Standaard"><text:span text:style-name="T2344">Members Assigned</text:span></text:p>
          </table:table-cell>
          <table:table-cell table:style-name="TableCell2345">
            <text:p text:style-name="Standaard"><text:span text:style-name="T2346">Responsible</text:span></text:p>
          </table:table-cell>
          <table:table-cell table:style-name="TableCell2347">
            <text:p text:style-name="Standaard"><text:span text:style-name="T2348">Deadline</text:span></text:p>
          </table:table-cell>
        </table:table-row>
        <table:table-row table:style-name="TableRow2349">
          <table:table-cell table:style-name="TableCell2350">
            <text:p text:style-name="Standaard"><text:span text:style-name="T2351">Software Design</text:span></text:p>
          </table:table-cell>
          <table:table-cell table:style-name="TableCell2352">
            <text:p text:style-name="Standaard"><text:span text:style-name="T2353">All members of the group are assigned.</text:span></text:p>
          </table:table-cell>
          <table:table-cell table:style-name="TableCell2354">
            <text:p text:style-name="Standaard"><text:span text:style-name="T2355">Boelens W.W. (Wigger)</text:span></text:p>
          </table:table-cell>
          <table:table-cell table:style-name="TableCell2356">
            <text:p text:style-name="Standaard"><text:span text:style-name="T2357">20</text:span><text:span text:style-name="T2358">th</text:span><text:span text:style-name="T2359"><text:s/>of March</text:span></text:p>
          </table:table-cell>
        </table:table-row>
      </table:table>
      <text:p text:style-name="P2360"><text:bookmark-start text:name="__DdeLink__653_1618773930"/><text:bookmark-end text:name="__DdeLink__653_1618773930"/></text:p>
      <text:p text:style-name="P2361"/>
      <text:p text:style-name="P2362"/>
      <text:p text:style-name="P2363"/>
      <text:p text:style-name="P2364"/>
      <text:p text:style-name="P2365"><text:bookmark-start text:name="__DdeLink__653_16187739301"/><text:bookmark-end text:name="__DdeLink__653_16187739301"/></text:p>
      <table:table table:style-name="Table2366">
        <table:table-columns>
          <table:table-column table:style-name="TableColumn2367"/>
          <table:table-column table:style-name="TableColumn2368"/>
          <table:table-column table:style-name="TableColumn2369"/>
          <table:table-column table:style-name="TableColumn2370"/>
        </table:table-columns>
        <table:table-row table:style-name="TableRow2371">
          <table:table-cell table:style-name="TableCell2372" table:number-columns-spanned="4">
            <text:p text:style-name="P2373"><text:span text:style-name="T2374">WEEK 6</text:span><text:span text:style-name="T2375"><text:tab/></text:span></text:p>
          </table:table-cell>
          <table:covered-table-cell/>
          <table:covered-table-cell/>
          <table:covered-table-cell/>
        </table:table-row>
        <table:table-row table:style-name="TableRow2376">
          <table:table-cell table:style-name="TableCell2377" table:number-columns-spanned="2">
            <text:p text:style-name="P2378"><text:span text:style-name="T2379">Pident</text:span><text:span text:style-name="T2380"><text:tab/></text:span></text:p>
          </table:table-cell>
          <table:covered-table-cell/>
          <table:table-cell table:style-name="TableCell2381" table:number-columns-spanned="2">
            <text:p text:style-name="Standaard"><text:span text:style-name="T2382">Berg S.H.M. van den (Stefan)</text:span></text:p>
          </table:table-cell>
          <table:covered-table-cell/>
        </table:table-row>
        <table:table-row table:style-name="TableRow2383">
          <table:table-cell table:style-name="TableCell2384" table:number-columns-spanned="2">
            <text:p text:style-name="Standaard"><text:span text:style-name="T2385">Sretary</text:span></text:p>
          </table:table-cell>
          <table:covered-table-cell/>
          <table:table-cell table:style-name="TableCell2386" table:number-columns-spanned="2">
            <text:p text:style-name="Standaard"><text:span text:style-name="T2387">Phung D.T. (Dat)</text:span></text:p>
          </table:table-cell>
          <table:covered-table-cell/>
        </table:table-row>
        <table:table-row table:style-name="TableRow2388">
          <table:table-cell table:style-name="TableCell2389" table:number-columns-spanned="2">
            <text:p text:style-name="Standaard"><text:span text:style-name="T2390">Quality Assurance Manager</text:span></text:p>
          </table:table-cell>
          <table:covered-table-cell/>
          <table:table-cell table:style-name="TableCell2391" table:number-columns-spanned="2">
            <text:p text:style-name="Standaard"><text:span text:style-name="T2392">Phung D.T. (Dat)</text:span></text:p>
          </table:table-cell>
          <table:covered-table-cell/>
        </table:table-row>
        <table:table-row table:style-name="TableRow2393">
          <table:table-cell table:style-name="TableCell2394" table:number-columns-spanned="2">
            <text:p text:style-name="Standaard"><text:span text:style-name="T2395">Material Manager</text:span></text:p>
          </table:table-cell>
          <table:covered-table-cell/>
          <table:table-cell table:style-name="TableCell2396" table:number-columns-spanned="2">
            <text:p text:style-name="Standaard"><text:span text:style-name="T2397">Keet M. (Maarten)</text:span></text:p>
          </table:table-cell>
          <table:covered-table-cell/>
        </table:table-row>
        <table:table-row table:style-name="TableRow2398">
          <table:table-cell table:style-name="TableCell2399">
            <text:p text:style-name="Standaard"><text:span text:style-name="T2400">Document(s)</text:span></text:p>
          </table:table-cell>
          <table:table-cell table:style-name="TableCell2401">
            <text:p text:style-name="Standaard"><text:span text:style-name="T2402">Members Assigned</text:span></text:p>
          </table:table-cell>
          <table:table-cell table:style-name="TableCell2403">
            <text:p text:style-name="Standaard"><text:span text:style-name="T2404">Responsible</text:span></text:p>
          </table:table-cell>
          <table:table-cell table:style-name="TableCell2405">
            <text:p text:style-name="Standaard"><text:span text:style-name="T2406">Deadline</text:span></text:p>
          </table:table-cell>
        </table:table-row>
        <table:table-row table:style-name="TableRow2407">
          <table:table-cell table:style-name="TableCell2408">
            <text:p text:style-name="Standaard"><text:span text:style-name="T2409">Software Design</text:span></text:p>
          </table:table-cell>
          <table:table-cell table:style-name="TableCell2410">
            <text:p text:style-name="Standaard"><text:span text:style-name="T2411">All members of the group are assigned.</text:span></text:p>
          </table:table-cell>
          <table:table-cell table:style-name="TableCell2412">
            <text:p text:style-name="Standaard"><text:span text:style-name="T2413">Boelens W.W. (Wigger)</text:span></text:p>
          </table:table-cell>
          <table:table-cell table:style-name="TableCell2414">
            <text:p text:style-name="Standaard"><text:span text:style-name="T2415">20</text:span><text:span text:style-name="T2416">th</text:span><text:span text:style-name="T2417"><text:s/>of<text:s/></text:span><text:span text:style-name="T2418">March</text:span></text:p>
          </table:table-cell>
        </table:table-row>
        <table:table-row table:style-name="TableRow2419">
          <table:table-cell table:style-name="TableCell2420">
            <text:p text:style-name="Standaard"><text:span text:style-name="T2421">Software Implementation &amp;</text:span><text:span text:style-name="T2422"><text:s/>Integration</text:span></text:p>
          </table:table-cell>
          <table:table-cell table:style-name="TableCell2423">
            <text:p text:style-name="Standaard"><text:span text:style-name="T2424">All members of the group are assigned.</text:span></text:p>
          </table:table-cell>
          <table:table-cell table:style-name="TableCell2425">
            <text:p text:style-name="Standaard"><text:span text:style-name="T2426">Berg S.H.M. van den (Stefan)</text:span></text:p>
          </table:table-cell>
          <table:table-cell table:style-name="TableCell2427">
            <text:p text:style-name="Standaard"><text:span text:style-name="T2428">27</text:span><text:span text:style-name="T2429">th</text:span><text:span text:style-name="T2430"><text:s/>of<text:s/></text:span><text:span text:style-name="T2431">March</text:span></text:p>
          </table:table-cell>
        </table:table-row>
      </table:table>
      <text:p text:style-name="P2432"/>
      <text:p text:style-name="P2433"/>
      <table:table table:style-name="Table2434">
        <table:table-columns>
          <table:table-column table:style-name="TableColumn2435"/>
          <table:table-column table:style-name="TableColumn2436"/>
          <table:table-column table:style-name="TableColumn2437"/>
          <table:table-column table:style-name="TableColumn2438"/>
        </table:table-columns>
        <table:table-row table:style-name="TableRow2439">
          <table:table-cell table:style-name="TableCell2440" table:number-columns-spanned="4">
            <text:p text:style-name="Standaard"><text:span text:style-name="T2441">WEEK 7</text:span></text:p>
          </table:table-cell>
          <table:covered-table-cell/>
          <table:covered-table-cell/>
          <table:covered-table-cell/>
        </table:table-row>
        <table:table-row table:style-name="TableRow2442">
          <table:table-cell table:style-name="TableCell2443" table:number-columns-spanned="2">
            <text:p text:style-name="P2444"><text:span text:style-name="T2445">Pident</text:span><text:span text:style-name="T2446"><text:tab/></text:span></text:p>
          </table:table-cell>
          <table:covered-table-cell/>
          <table:table-cell table:style-name="TableCell2447" table:number-columns-spanned="2">
            <text:p text:style-name="Standaard"><text:span text:style-name="T2448">Boelens W.W. (Wigger)</text:span></text:p>
          </table:table-cell>
          <table:covered-table-cell/>
        </table:table-row>
        <table:table-row table:style-name="TableRow2449">
          <table:table-cell table:style-name="TableCell2450" table:number-columns-spanned="2">
            <text:p text:style-name="Standaard"><text:span text:style-name="T2451">Sretary</text:span></text:p>
          </table:table-cell>
          <table:covered-table-cell/>
          <table:table-cell table:style-name="TableCell2452" table:number-columns-spanned="2">
            <text:p text:style-name="Standaard"><text:span text:style-name="T2453">Berg S.H.M. van den (Stefan)</text:span></text:p>
          </table:table-cell>
          <table:covered-table-cell/>
        </table:table-row>
        <table:table-row table:style-name="TableRow2454">
          <table:table-cell table:style-name="TableCell2455" table:number-columns-spanned="2">
            <text:p text:style-name="Standaard"><text:span text:style-name="T2456">Quality Assurance Manager</text:span></text:p>
          </table:table-cell>
          <table:covered-table-cell/>
          <table:table-cell table:style-name="TableCell2457" table:number-columns-spanned="2">
            <text:p text:style-name="Standaard"><text:span text:style-name="T2458">Keet M. (Maarten)</text:span></text:p>
          </table:table-cell>
          <table:covered-table-cell/>
        </table:table-row>
        <table:table-row table:style-name="TableRow2459">
          <table:table-cell table:style-name="TableCell2460" table:number-columns-spanned="2">
            <text:p text:style-name="Standaard"><text:span text:style-name="T2461">Material Manager</text:span></text:p>
          </table:table-cell>
          <table:covered-table-cell/>
          <table:table-cell table:style-name="TableCell2462" table:number-columns-spanned="2">
            <text:p text:style-name="Standaard"><text:span text:style-name="T2463">Keet M. (Maarten)</text:span></text:p>
          </table:table-cell>
          <table:covered-table-cell/>
        </table:table-row>
        <table:table-row table:style-name="TableRow2464">
          <table:table-cell table:style-name="TableCell2465">
            <text:p text:style-name="Standaard"><text:span text:style-name="T2466">Document(s)</text:span></text:p>
          </table:table-cell>
          <table:table-cell table:style-name="TableCell2467">
            <text:p text:style-name="Standaard"><text:span text:style-name="T2468">Members Assigned</text:span></text:p>
          </table:table-cell>
          <table:table-cell table:style-name="TableCell2469">
            <text:p text:style-name="Standaard"><text:span text:style-name="T2470">Responsible</text:span></text:p>
          </table:table-cell>
          <table:table-cell table:style-name="TableCell2471">
            <text:p text:style-name="Standaard"><text:span text:style-name="T2472">Deadline</text:span></text:p>
          </table:table-cell>
        </table:table-row>
        <table:table-row table:style-name="TableRow2473">
          <table:table-cell table:style-name="TableCell2474">
            <text:p text:style-name="Standaard"><text:span text:style-name="T2475">Software Implementation &amp;</text:span><text:span text:style-name="T2476"><text:s/>Integration</text:span></text:p>
          </table:table-cell>
          <table:table-cell table:style-name="TableCell2477">
            <text:p text:style-name="Standaard"><text:span text:style-name="T2478">All members of the group are assigned.</text:span></text:p>
          </table:table-cell>
          <table:table-cell table:style-name="TableCell2479">
            <text:p text:style-name="Standaard"><text:span text:style-name="T2480">Berg S.H.M. van den (Stefan)</text:span></text:p>
          </table:table-cell>
          <table:table-cell table:style-name="TableCell2481">
            <text:p text:style-name="Standaard"><text:span text:style-name="T2482">27</text:span><text:span text:style-name="T2483">th</text:span><text:span text:style-name="T2484"><text:s/>of March</text:span></text:p>
          </table:table-cell>
        </table:table-row>
        <table:table-row table:style-name="TableRow2485">
          <table:table-cell table:style-name="TableCell2486">
            <text:p text:style-name="Standaard"><text:span text:style-name="T2487">Software Validation &amp;</text:span><text:span text:style-name="T2488"><text:s/>Testing</text:span></text:p>
          </table:table-cell>
          <table:table-cell table:style-name="TableCell2489">
            <text:p text:style-name="Standaard"><text:span text:style-name="T2490">All members of the group are assigned.</text:span></text:p>
          </table:table-cell>
          <table:table-cell table:style-name="TableCell2491">
            <text:p text:style-name="Standaard"><text:span text:style-name="T2492">Petrescu T. (Tudor)</text:span></text:p>
          </table:table-cell>
          <table:table-cell table:style-name="TableCell2493">
            <text:p text:style-name="Standaard"><text:span text:style-name="T2494">27</text:span><text:span text:style-name="T2495">th</text:span><text:span text:style-name="T2496"><text:s/>of March</text:span></text:p>
          </table:table-cell>
        </table:table-row>
      </table:table>
      <text:p text:style-name="P2497"/>
      <text:p text:style-name="P2498"/>
      <text:p text:style-name="P2499"/>
      <text:p text:style-name="P2500"/>
      <text:p text:style-name="P2501"/>
      <text:p text:style-name="P2502"/>
      <table:table table:style-name="Table2503">
        <table:table-columns>
          <table:table-column table:style-name="TableColumn2504"/>
          <table:table-column table:style-name="TableColumn2505"/>
          <table:table-column table:style-name="TableColumn2506"/>
          <table:table-column table:style-name="TableColumn2507"/>
        </table:table-columns>
        <table:table-row table:style-name="TableRow2508">
          <table:table-cell table:style-name="TableCell2509" table:number-columns-spanned="4">
            <text:p text:style-name="Standaard"><text:span text:style-name="T2510">WEEK 8</text:span></text:p>
          </table:table-cell>
          <table:covered-table-cell/>
          <table:covered-table-cell/>
          <table:covered-table-cell/>
        </table:table-row>
        <table:table-row table:style-name="TableRow2511">
          <table:table-cell table:style-name="TableCell2512" table:number-columns-spanned="2">
            <text:p text:style-name="P2513"><text:span text:style-name="T2514">Pident</text:span><text:span text:style-name="T2515"><text:tab/></text:span></text:p>
          </table:table-cell>
          <table:covered-table-cell/>
          <table:table-cell table:style-name="TableCell2516" table:number-columns-spanned="2">
            <text:p text:style-name="Standaard"><text:span text:style-name="T2517">Verschuuren R.T. (Rolf)</text:span></text:p>
          </table:table-cell>
          <table:covered-table-cell/>
        </table:table-row>
        <table:table-row table:style-name="TableRow2518">
          <table:table-cell table:style-name="TableCell2519" table:number-columns-spanned="2">
            <text:p text:style-name="Standaard"><text:span text:style-name="T2520">Sretary</text:span></text:p>
          </table:table-cell>
          <table:covered-table-cell/>
          <table:table-cell table:style-name="TableCell2521" table:number-columns-spanned="2">
            <text:p text:style-name="Standaard"><text:span text:style-name="T2522">Keet M. (Maarten)</text:span></text:p>
          </table:table-cell>
          <table:covered-table-cell/>
        </table:table-row>
        <table:table-row table:style-name="TableRow2523">
          <table:table-cell table:style-name="TableCell2524" table:number-columns-spanned="2">
            <text:p text:style-name="Standaard"><text:span text:style-name="T2525">Quality Assurance Manager</text:span></text:p>
          </table:table-cell>
          <table:covered-table-cell/>
          <table:table-cell table:style-name="TableCell2526" table:number-columns-spanned="2">
            <text:p text:style-name="Standaard"><text:span text:style-name="T2527">Keet M. (Maarten)</text:span></text:p>
          </table:table-cell>
          <table:covered-table-cell/>
        </table:table-row>
        <table:table-row table:style-name="TableRow2528">
          <table:table-cell table:style-name="TableCell2529" table:number-columns-spanned="2">
            <text:p text:style-name="Standaard"><text:span text:style-name="T2530">Material Manager</text:span></text:p>
          </table:table-cell>
          <table:covered-table-cell/>
          <table:table-cell table:style-name="TableCell2531" table:number-columns-spanned="2">
            <text:p text:style-name="Standaard"><text:span text:style-name="T2532">Keet M. (Maarten)</text:span></text:p>
          </table:table-cell>
          <table:covered-table-cell/>
        </table:table-row>
        <table:table-row table:style-name="TableRow2533">
          <table:table-cell table:style-name="TableCell2534">
            <text:p text:style-name="Standaard"><text:span text:style-name="T2535">Document(s)</text:span></text:p>
          </table:table-cell>
          <table:table-cell table:style-name="TableCell2536">
            <text:p text:style-name="Standaard"><text:span text:style-name="T2537">Members Assigned</text:span></text:p>
          </table:table-cell>
          <table:table-cell table:style-name="TableCell2538">
            <text:p text:style-name="Standaard"><text:span text:style-name="T2539">Responsible</text:span></text:p>
          </table:table-cell>
          <table:table-cell table:style-name="TableCell2540">
            <text:p text:style-name="Standaard"><text:span text:style-name="T2541">Deadline</text:span></text:p>
          </table:table-cell>
        </table:table-row>
        <table:table-row table:style-name="TableRow2542">
          <table:table-cell table:style-name="TableCell2543">
            <text:p text:style-name="Standaard"><text:span text:style-name="T2544">Final Report</text:span></text:p>
          </table:table-cell>
          <table:table-cell table:style-name="TableCell2545">
            <text:p text:style-name="Standaard"><text:span text:style-name="T2546">All members of the group are assigned.</text:span></text:p>
          </table:table-cell>
          <table:table-cell table:style-name="TableCell2547">
            <text:p text:style-name="Standaard"><text:span text:style-name="T2548">Phung D.T. (Dat)</text:span></text:p>
          </table:table-cell>
          <table:table-cell table:style-name="TableCell2549">
            <text:p text:style-name="Standaard"><text:span text:style-name="T2550">17</text:span><text:span text:style-name="T2551">th</text:span><text:span text:style-name="T2552"><text:s/>of April</text:span></text:p>
          </table:table-cell>
        </table:table-row>
      </table:table>
      <text:p text:style-name="P25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/>
    <style:font-face style:name="FreeSans" svg:font-family="FreeSans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Open Baskerville 0.0.53" svg:font-family="Open Baskerville 0.0.53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Kop1" style:display-name="Kop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Kop3" style:display-name="Kop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Ondertitel" style:display-name="Ond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Body0" style:display-name="Text Body" style:family="paragraph" style:parent-style-name="Standaard">
      <style:paragraph-properties fo:widows="2" fo:orphans="2" style:vertical-align="auto" fo:margin-bottom="0.0972in" fo:line-height="120%"/>
      <style:text-properties style:font-name="Baskerville Old Face" style:font-name-asian="Calibri" style:font-name-complex="Times New Roman" fo:color="#00000A" style:letter-kerning="false" style:font-size-complex="11pt" fo:language="nl" fo:country="NL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hung, D.T.</meta:initial-creator>
    <dc:creator>Berg, S.H.M. van den</dc:creator>
    <meta:creation-date>2015-03-03T16:25:00Z</meta:creation-date>
    <dc:date>2015-03-03T16:25:00Z</dc:date>
    <meta:template xlink:href="Normal" xlink:type="simple"/>
    <meta:editing-cycles>2</meta:editing-cycles>
    <meta:editing-duration>PT0S</meta:editing-duration>
    <meta:document-statistic meta:page-count="10" meta:paragraph-count="14" meta:word-count="1119" meta:character-count="7260" meta:row-count="51" meta:non-whitespace-character-count="6155"/>
  </office:meta>
</office:document-meta>
</file>